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reakdown" table:style-name="ta1">
        <table:shapes>
          <draw:frame draw:z-index="0" draw:style-name="gr1" draw:text-style-name="P1" svg:width="7.4465in" svg:height="4.724in" svg:x="0.7382in" svg:y="1.9217in">
            <draw:object draw:notify-on-update-of-ranges="Breakdown.B1:Breakdown.H1 Breakdown.A2:Breakdown.A2 Breakdown.B2:Breakdown.H2 Breakdown.A3:Breakdown.A3 Breakdown.B3:Breakdown.H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 loops</text:p>
          </table:table-cell>
          <table:table-cell office:value-type="string" calcext:value-type="string">
            <text:p>C omp loops</text:p>
          </table:table-cell>
          <table:table-cell table:style-name="Default" office:value-type="string" calcext:value-type="string">
            <text:p>Fortran loops</text:p>
          </table:table-cell>
          <table:table-cell office:value-type="string" calcext:value-type="string">
            <text:p>BLAS+loop</text:p>
          </table:table-cell>
          <table:table-cell office:value-type="string" calcext:value-type="string">
            <text:p>BLAS+permute</text:p>
          </table:table-cell>
          <table:table-cell office:value-type="string" calcext:value-type="string">
            <text:p>Einsums</text:p>
          </table:table-cell>
          <table:table-cell office:value-type="string" calcext:value-type="string">
            <text:p>Einsums+permute</text:p>
          </table:table-cell>
        </table:table-row>
        <table:table-row table:style-name="ro1">
          <table:table-cell office:value-type="string" calcext:value-type="string">
            <text:p>Form J</text:p>
          </table:table-cell>
          <table:table-cell office:value-type="float" office:value="0.0569932" calcext:value-type="float">
            <text:p>0.0569932</text:p>
          </table:table-cell>
          <table:table-cell office:value-type="float" office:value="0.057199" calcext:value-type="float">
            <text:p>0.057199</text:p>
          </table:table-cell>
          <table:table-cell office:value-type="float" office:value="0.0539529" calcext:value-type="float">
            <text:p>5.40E-02</text:p>
          </table:table-cell>
          <table:table-cell office:value-type="float" office:value="0.023919" calcext:value-type="float">
            <text:p>0.023919</text:p>
          </table:table-cell>
          <table:table-cell office:value-type="float" office:value="0.023682" calcext:value-type="float">
            <text:p>0.023682</text:p>
          </table:table-cell>
          <table:table-cell office:value-type="float" office:value="0.0241392" calcext:value-type="float">
            <text:p>0.0241392</text:p>
          </table:table-cell>
          <table:table-cell office:value-type="float" office:value="0.0238571" calcext:value-type="float">
            <text:p>0.0238571</text:p>
          </table:table-cell>
        </table:table-row>
        <table:table-row table:style-name="ro1">
          <table:table-cell office:value-type="string" calcext:value-type="string">
            <text:p>Form K</text:p>
          </table:table-cell>
          <table:table-cell office:value-type="float" office:value="0.0413633" calcext:value-type="float">
            <text:p>0.0413633</text:p>
          </table:table-cell>
          <table:table-cell office:value-type="float" office:value="0.0427053" calcext:value-type="float">
            <text:p>0.0427053</text:p>
          </table:table-cell>
          <table:table-cell office:value-type="float" office:value="0.0450978" calcext:value-type="float">
            <text:p>4.51E-02</text:p>
          </table:table-cell>
          <table:table-cell office:value-type="float" office:value="0.0426157" calcext:value-type="float">
            <text:p>0.0426157</text:p>
          </table:table-cell>
          <table:table-cell office:value-type="float" office:value="0.0951138" calcext:value-type="float">
            <text:p>0.0951138</text:p>
          </table:table-cell>
          <table:table-cell office:value-type="float" office:value="0.104925" calcext:value-type="float">
            <text:p>0.104925</text:p>
          </table:table-cell>
          <table:table-cell office:value-type="float" office:value="0.100404" calcext:value-type="float">
            <text:p>0.100404</text:p>
          </table:table-cell>
        </table:table-row>
        <table:table-row table:style-name="ro1">
          <table:table-cell office:value-type="string" calcext:value-type="string">
            <text:p>Form G</text:p>
          </table:table-cell>
          <table:table-cell table:style-name="ce1" office:value-type="float" office:value="0.0000003" calcext:value-type="float">
            <text:p>3.00E-07</text:p>
          </table:table-cell>
          <table:table-cell table:style-name="ce1" office:value-type="float" office:value="0.00000035" calcext:value-type="float">
            <text:p>3.50E-07</text:p>
          </table:table-cell>
          <table:table-cell office:value-type="float" office:value="0.00000665" calcext:value-type="float">
            <text:p>6.65E-06</text:p>
          </table:table-cell>
          <table:table-cell table:style-name="ce1" office:value-type="float" office:value="0.0000161" calcext:value-type="float">
            <text:p>1.61E-05</text:p>
          </table:table-cell>
          <table:table-cell table:style-name="ce1" office:value-type="float" office:value="0.00001325" calcext:value-type="float">
            <text:p>1.33E-05</text:p>
          </table:table-cell>
          <table:table-cell table:style-name="ce1" office:value-type="float" office:value="0.00001635" calcext:value-type="float">
            <text:p>1.64E-05</text:p>
          </table:table-cell>
          <table:table-cell table:style-name="ce1" office:value-type="float" office:value="0.0000134" calcext:value-type="float">
            <text:p>1.34E-0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983568" calcext:value-type="float">
            <text:p>0.0983568</text:p>
          </table:table-cell>
          <table:table-cell office:value-type="float" office:value="0.0999047" calcext:value-type="float">
            <text:p>0.0999047</text:p>
          </table:table-cell>
          <table:table-cell office:value-type="float" office:value="0.09905735" calcext:value-type="float">
            <text:p>9.91E-02</text:p>
          </table:table-cell>
          <table:table-cell office:value-type="float" office:value="0.0665507" calcext:value-type="float">
            <text:p>0.0665507</text:p>
          </table:table-cell>
          <table:table-cell office:value-type="float" office:value="0.118815" calcext:value-type="float">
            <text:p>0.118815</text:p>
          </table:table-cell>
          <table:table-cell office:value-type="float" office:value="0.12908" calcext:value-type="float">
            <text:p>0.12908</text:p>
          </table:table-cell>
          <table:table-cell office:value-type="float" office:value="0.124274" calcext:value-type="float">
            <text:p>0.124274</text:p>
          </table:table-cell>
        </table:table-row>
      </table:table>
      <table:table table:name="Growth" table:style-name="ta1">
        <table:shapes>
          <draw:frame draw:z-index="0" draw:style-name="gr1" draw:text-style-name="P1" svg:width="10.3398in" svg:height="6.8992in" svg:x="1.9374in" svg:y="7.6193in">
            <draw:object draw:notify-on-update-of-ranges="Growth.A3:Growth.A22 Growth.B2:Growth.B2 Growth.B3:Growth.B22 Growth.A3:Growth.A22 Growth.C2:Growth.C2 Growth.C3:Growth.C22 Growth.A3:Growth.A22 Growth.D2:Growth.D2 Growth.D3:Growth.D22 Growth.A3:Growth.A22 Growth.E2:Growth.E2 Growth.E3:Growth.E22 Growth.A3:Growth.A22 Growth.F2:Growth.F2 Growth.F3:Growth.F22 Growth.A3:Growth.A22 Growth.G2:Growth.G2 Growth.G3:Growth.G22 Growth.A3:Growth.A22 Growth.H2:Growth.H2 Growth.H3:Growth.H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2.0252in" svg:height="5.8244in" svg:x="12.411in" svg:y="7.4583in">
            <draw:object draw:notify-on-update-of-ranges="Growth.A3:Growth.A21 Growth.K2:Growth.K2 Growth.K3:Growth.K21 Growth.K23:Growth.K41 Growth.K23:Growth.K41 Growth.J3:Growth.J21 Growth.L2:Growth.L2 Growth.L3:Growth.L21 Growth.L23:Growth.L41 Growth.L23:Growth.L41 Growth.J3:Growth.J21 Growth.M2:Growth.M2 Growth.M3:Growth.M21 Growth.M23:Growth.M41 Growth.M23:Growth.M41 Growth.J3:Growth.J21 Growth.N2:Growth.N2 Growth.N3:Growth.N21 Growth.N23:Growth.N41 Growth.N23:Growth.N41 Growth.J3:Growth.J21 Growth.O2:Growth.O2 Growth.O3:Growth.O21 Growth.O23:Growth.O41 Growth.O23:Growth.O41 Growth.J3:Growth.J21 Growth.P2:Growth.P2 Growth.P3:Growth.P21 Growth.P23:Growth.P41 Growth.P23:Growth.P41 Growth.J3:Growth.J21 Growth.Q2:Growth.Q2 Growth.Q3:Growth.Q21 Growth.Q23:Growth.Q41 Growth.Q23:Growth.Q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ce3" office:value-type="string" calcext:value-type="string" table:number-columns-spanned="8" table:number-rows-spanned="1">
            <text:p>Timings for different side lengths</text:p>
          </table:table-cell>
          <table:covered-table-cell table:number-columns-repeated="2"/>
          <table:covered-table-cell table:style-name="Default"/>
          <table:covered-table-cell table:number-columns-repeated="4"/>
          <table:table-cell/>
          <table:table-cell table:style-name="ce3" office:value-type="string" calcext:value-type="string" table:number-columns-spanned="8" table:number-rows-spanned="1">
            <text:p>Normalized log timings. Timings are normalized to C Loops, then the natural log is taken.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Side Length</text:p>
          </table:table-cell>
          <table:table-cell office:value-type="string" calcext:value-type="string">
            <text:p>C Loops</text:p>
          </table:table-cell>
          <table:table-cell office:value-type="string" calcext:value-type="string">
            <text:p>C Loops + OMP</text:p>
          </table:table-cell>
          <table:table-cell table:style-name="Default" office:value-type="string" calcext:value-type="string">
            <text:p>Fortran Loops</text:p>
          </table:table-cell>
          <table:table-cell office:value-type="string" calcext:value-type="string">
            <text:p>BLAS + Loop</text:p>
          </table:table-cell>
          <table:table-cell office:value-type="string" calcext:value-type="string">
            <text:p>BLAS + Permute</text:p>
          </table:table-cell>
          <table:table-cell office:value-type="string" calcext:value-type="string">
            <text:p>Einsums Unsorted</text:p>
          </table:table-cell>
          <table:table-cell office:value-type="string" calcext:value-type="string">
            <text:p>Einsums Sorted</text:p>
          </table:table-cell>
          <table:table-cell/>
          <table:table-cell office:value-type="string" calcext:value-type="string">
            <text:p>Side Length</text:p>
          </table:table-cell>
          <table:table-cell office:value-type="string" calcext:value-type="string">
            <text:p>C Loops</text:p>
          </table:table-cell>
          <table:table-cell office:value-type="string" calcext:value-type="string">
            <text:p>C Loops + OMP</text:p>
          </table:table-cell>
          <table:table-cell office:value-type="string" calcext:value-type="string">
            <text:p>Fortran Loops</text:p>
          </table:table-cell>
          <table:table-cell office:value-type="string" calcext:value-type="string">
            <text:p>BLAS + Loop</text:p>
          </table:table-cell>
          <table:table-cell office:value-type="string" calcext:value-type="string">
            <text:p>BLAS + Permute</text:p>
          </table:table-cell>
          <table:table-cell office:value-type="string" calcext:value-type="string">
            <text:p>Einsums Unsorted</text:p>
          </table:table-cell>
          <table:table-cell office:value-type="string" calcext:value-type="string">
            <text:p>Einsums Sort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284" calcext:value-type="float">
            <text:p>2.84E-05</text:p>
          </table:table-cell>
          <table:table-cell table:style-name="ce1" office:value-type="float" office:value="0.00002905" calcext:value-type="float">
            <text:p>2.91E-05</text:p>
          </table:table-cell>
          <table:table-cell office:value-type="float" office:value="0.00003345" calcext:value-type="float">
            <text:p>3.35E-05</text:p>
          </table:table-cell>
          <table:table-cell table:style-name="ce1" office:value-type="float" office:value="0.00007195" calcext:value-type="float">
            <text:p>7.20E-05</text:p>
          </table:table-cell>
          <table:table-cell table:style-name="ce1" office:value-type="float" office:value="0.0000051" calcext:value-type="float">
            <text:p>5.10E-06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019" calcext:value-type="float">
            <text:p>0.000019</text:p>
          </table:table-cell>
          <table:table-cell/>
          <table:table-cell table:formula="of:=[.A3]" office:value-type="float" office:value="10" calcext:value-type="float">
            <text:p>10</text:p>
          </table:table-cell>
          <table:table-cell table:formula="of:=LN([.B3]/[.$E3])" office:value-type="float" office:value="-0.929582288166217" calcext:value-type="float">
            <text:p>-0.929582288166217</text:p>
          </table:table-cell>
          <table:table-cell table:formula="of:=LN([.C3]/[.$E3])" office:value-type="float" office:value="-0.906952950035457" calcext:value-type="float">
            <text:p>-0.906952950035457</text:p>
          </table:table-cell>
          <table:table-cell table:formula="of:=LN([.D3]/[.$E3])" office:value-type="float" office:value="-0.765919646759139" calcext:value-type="float">
            <text:p>-0.765919646759139</text:p>
          </table:table-cell>
          <table:table-cell table:formula="of:=LN([.E3]/[.$E3])" office:value-type="float" office:value="0" calcext:value-type="float">
            <text:p>0</text:p>
          </table:table-cell>
          <table:table-cell table:formula="of:=LN([.F3]/[.$E3])" office:value-type="float" office:value="-2.6467308936031" calcext:value-type="float">
            <text:p>-2.6467308936031</text:p>
          </table:table-cell>
          <table:table-cell table:formula="of:=LN([.G3]/[.$E3])" office:value-type="float" office:value="0.70763518837496" calcext:value-type="float">
            <text:p>0.70763518837496</text:p>
          </table:table-cell>
          <table:table-cell table:formula="of:=LN([.H3]/[.$E3])" office:value-type="float" office:value="-1.33153245416694" calcext:value-type="float">
            <text:p>-1.331532454166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1095" calcext:value-type="float">
            <text:p>0.0001095</text:p>
          </table:table-cell>
          <table:table-cell office:value-type="float" office:value="0.0001121" calcext:value-type="float">
            <text:p>0.0001121</text:p>
          </table:table-cell>
          <table:table-cell office:value-type="float" office:value="0.0000973" calcext:value-type="float">
            <text:p>9.73E-05</text:p>
          </table:table-cell>
          <table:table-cell office:value-type="float" office:value="0.00024875" calcext:value-type="float">
            <text:p>0.00024875</text:p>
          </table:table-cell>
          <table:table-cell table:style-name="ce1" office:value-type="float" office:value="0.0000826" calcext:value-type="float">
            <text:p>8.26E-05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.0001" calcext:value-type="float">
            <text:p>0.0001</text:p>
          </table:table-cell>
          <table:table-cell/>
          <table:table-cell table:formula="of:=[.A4]" office:value-type="float" office:value="20" calcext:value-type="float">
            <text:p>20</text:p>
          </table:table-cell>
          <table:table-cell table:formula="of:=LN([.B4]/[.$E4])" office:value-type="float" office:value="-0.820523826782147" calcext:value-type="float">
            <text:p>-0.820523826782147</text:p>
          </table:table-cell>
          <table:table-cell table:formula="of:=LN([.C4]/[.$E4])" office:value-type="float" office:value="-0.797057045960588" calcext:value-type="float">
            <text:p>-0.797057045960588</text:p>
          </table:table-cell>
          <table:table-cell table:formula="of:=LN([.D4]/[.$E4])" office:value-type="float" office:value="-0.938649386846743" calcext:value-type="float">
            <text:p>-0.938649386846743</text:p>
          </table:table-cell>
          <table:table-cell table:formula="of:=LN([.E4]/[.$E4])" office:value-type="float" office:value="0" calcext:value-type="float">
            <text:p>0</text:p>
          </table:table-cell>
          <table:table-cell table:formula="of:=LN([.F4]/[.$E4])" office:value-type="float" office:value="-1.10243869551177" calcext:value-type="float">
            <text:p>-1.10243869551177</text:p>
          </table:table-cell>
          <table:table-cell table:formula="of:=LN([.G4]/[.$E4])" office:value-type="float" office:value="1.58605097973595" calcext:value-type="float">
            <text:p>1.58605097973595</text:p>
          </table:table-cell>
          <table:table-cell table:formula="of:=LN([.H4]/[.$E4])" office:value-type="float" office:value="-0.911278190050611" calcext:value-type="float">
            <text:p>-0.9112781900506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5868" calcext:value-type="float">
            <text:p>0.0005868</text:p>
          </table:table-cell>
          <table:table-cell office:value-type="float" office:value="0.0005903" calcext:value-type="float">
            <text:p>0.0005903</text:p>
          </table:table-cell>
          <table:table-cell office:value-type="float" office:value="0.00045015" calcext:value-type="float">
            <text:p>4.50E-04</text:p>
          </table:table-cell>
          <table:table-cell office:value-type="float" office:value="0.00056265" calcext:value-type="float">
            <text:p>0.00056265</text:p>
          </table:table-cell>
          <table:table-cell office:value-type="float" office:value="0.00036015" calcext:value-type="float">
            <text:p>0.00036015</text:p>
          </table:table-cell>
          <table:table-cell office:value-type="float" office:value="0.001976" calcext:value-type="float">
            <text:p>0.001976</text:p>
          </table:table-cell>
          <table:table-cell office:value-type="float" office:value="0.000399" calcext:value-type="float">
            <text:p>0.000399</text:p>
          </table:table-cell>
          <table:table-cell/>
          <table:table-cell table:formula="of:=[.A5]" office:value-type="float" office:value="30" calcext:value-type="float">
            <text:p>30</text:p>
          </table:table-cell>
          <table:table-cell table:formula="of:=LN([.B5]/[.$E5])" office:value-type="float" office:value="0.0420262810728206" calcext:value-type="float">
            <text:p>0.0420262810728206</text:p>
          </table:table-cell>
          <table:table-cell table:formula="of:=LN([.C5]/[.$E5])" office:value-type="float" office:value="0.0479731170506375" calcext:value-type="float">
            <text:p>0.0479731170506375</text:p>
          </table:table-cell>
          <table:table-cell table:formula="of:=LN([.D5]/[.$E5])" office:value-type="float" office:value="-0.22307690464152" calcext:value-type="float">
            <text:p>-0.22307690464152</text:p>
          </table:table-cell>
          <table:table-cell table:formula="of:=LN([.E5]/[.$E5])" office:value-type="float" office:value="0" calcext:value-type="float">
            <text:p>0</text:p>
          </table:table-cell>
          <table:table-cell table:formula="of:=LN([.F5]/[.$E5])" office:value-type="float" office:value="-0.446137153860634" calcext:value-type="float">
            <text:p>-0.446137153860634</text:p>
          </table:table-cell>
          <table:table-cell table:formula="of:=LN([.G5]/[.$E5])" office:value-type="float" office:value="1.25617211311181" calcext:value-type="float">
            <text:p>1.25617211311181</text:p>
          </table:table-cell>
          <table:table-cell table:formula="of:=LN([.H5]/[.$E5])" office:value-type="float" office:value="-0.343696348306143" calcext:value-type="float">
            <text:p>-0.3436963483061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96535" calcext:value-type="float">
            <text:p>0.00196535</text:p>
          </table:table-cell>
          <table:table-cell office:value-type="float" office:value="0.0019737" calcext:value-type="float">
            <text:p>0.0019737</text:p>
          </table:table-cell>
          <table:table-cell office:value-type="float" office:value="0.00161145" calcext:value-type="float">
            <text:p>1.61E-03</text:p>
          </table:table-cell>
          <table:table-cell office:value-type="float" office:value="0.00152085" calcext:value-type="float">
            <text:p>0.00152085</text:p>
          </table:table-cell>
          <table:table-cell office:value-type="float" office:value="0.00258715" calcext:value-type="float">
            <text:p>0.00258715</text:p>
          </table:table-cell>
          <table:table-cell office:value-type="float" office:value="0.004941" calcext:value-type="float">
            <text:p>0.004941</text:p>
          </table:table-cell>
          <table:table-cell office:value-type="float" office:value="0.002448" calcext:value-type="float">
            <text:p>0.002448</text:p>
          </table:table-cell>
          <table:table-cell/>
          <table:table-cell table:formula="of:=[.A6]" office:value-type="float" office:value="40" calcext:value-type="float">
            <text:p>40</text:p>
          </table:table-cell>
          <table:table-cell table:formula="of:=LN([.B6]/[.$E6])" office:value-type="float" office:value="0.256400957424051" calcext:value-type="float">
            <text:p>0.256400957424051</text:p>
          </table:table-cell>
          <table:table-cell table:formula="of:=LN([.C6]/[.$E6])" office:value-type="float" office:value="0.260640564693363" calcext:value-type="float">
            <text:p>0.260640564693363</text:p>
          </table:table-cell>
          <table:table-cell table:formula="of:=LN([.D6]/[.$E6])" office:value-type="float" office:value="0.0578650057139627" calcext:value-type="float">
            <text:p>0.0578650057139627</text:p>
          </table:table-cell>
          <table:table-cell table:formula="of:=LN([.E6]/[.$E6])" office:value-type="float" office:value="0" calcext:value-type="float">
            <text:p>0</text:p>
          </table:table-cell>
          <table:table-cell table:formula="of:=LN([.F6]/[.$E6])" office:value-type="float" office:value="0.531287494657213" calcext:value-type="float">
            <text:p>0.531287494657213</text:p>
          </table:table-cell>
          <table:table-cell table:formula="of:=LN([.G6]/[.$E6])" office:value-type="float" office:value="1.17829835077905" calcext:value-type="float">
            <text:p>1.17829835077905</text:p>
          </table:table-cell>
          <table:table-cell table:formula="of:=LN([.H6]/[.$E6])" office:value-type="float" office:value="0.476001975565518" calcext:value-type="float">
            <text:p>0.4760019755655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589595" calcext:value-type="float">
            <text:p>0.00589595</text:p>
          </table:table-cell>
          <table:table-cell office:value-type="float" office:value="0.00591835" calcext:value-type="float">
            <text:p>0.00591835</text:p>
          </table:table-cell>
          <table:table-cell office:value-type="float" office:value="0.00710055" calcext:value-type="float">
            <text:p>7.10E-03</text:p>
          </table:table-cell>
          <table:table-cell office:value-type="float" office:value="0.00513015" calcext:value-type="float">
            <text:p>0.00513015</text:p>
          </table:table-cell>
          <table:table-cell office:value-type="float" office:value="0.00746125" calcext:value-type="float">
            <text:p>0.00746125</text:p>
          </table:table-cell>
          <table:table-cell office:value-type="float" office:value="0.01074" calcext:value-type="float">
            <text:p>0.01074</text:p>
          </table:table-cell>
          <table:table-cell office:value-type="float" office:value="0.007245" calcext:value-type="float">
            <text:p>0.007245</text:p>
          </table:table-cell>
          <table:table-cell/>
          <table:table-cell table:formula="of:=[.A7]" office:value-type="float" office:value="50" calcext:value-type="float">
            <text:p>50</text:p>
          </table:table-cell>
          <table:table-cell table:formula="of:=LN([.B7]/[.$E7])" office:value-type="float" office:value="0.139130776004146" calcext:value-type="float">
            <text:p>0.139130776004146</text:p>
          </table:table-cell>
          <table:table-cell table:formula="of:=LN([.C7]/[.$E7])" office:value-type="float" office:value="0.142922795309828" calcext:value-type="float">
            <text:p>0.142922795309828</text:p>
          </table:table-cell>
          <table:table-cell table:formula="of:=LN([.D7]/[.$E7])" office:value-type="float" office:value="0.325037347314474" calcext:value-type="float">
            <text:p>0.325037347314474</text:p>
          </table:table-cell>
          <table:table-cell table:formula="of:=LN([.E7]/[.$E7])" office:value-type="float" office:value="0" calcext:value-type="float">
            <text:p>0</text:p>
          </table:table-cell>
          <table:table-cell table:formula="of:=LN([.F7]/[.$E7])" office:value-type="float" office:value="0.374588061979436" calcext:value-type="float">
            <text:p>0.374588061979436</text:p>
          </table:table-cell>
          <table:table-cell table:formula="of:=LN([.G7]/[.$E7])" office:value-type="float" office:value="0.738840190559432" calcext:value-type="float">
            <text:p>0.738840190559432</text:p>
          </table:table-cell>
          <table:table-cell table:formula="of:=LN([.H7]/[.$E7])" office:value-type="float" office:value="0.345176677251359" calcext:value-type="float">
            <text:p>0.3451766772513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2539" calcext:value-type="float">
            <text:p>0.012539</text:p>
          </table:table-cell>
          <table:table-cell office:value-type="float" office:value="0.0124007" calcext:value-type="float">
            <text:p>0.0124007</text:p>
          </table:table-cell>
          <table:table-cell office:value-type="float" office:value="0.01253625" calcext:value-type="float">
            <text:p>1.25E-02</text:p>
          </table:table-cell>
          <table:table-cell office:value-type="float" office:value="0.00978445" calcext:value-type="float">
            <text:p>0.00978445</text:p>
          </table:table-cell>
          <table:table-cell office:value-type="float" office:value="0.0146528" calcext:value-type="float">
            <text:p>0.0146528</text:p>
          </table:table-cell>
          <table:table-cell office:value-type="float" office:value="0.019844" calcext:value-type="float">
            <text:p>0.019844</text:p>
          </table:table-cell>
          <table:table-cell office:value-type="float" office:value="0.015371" calcext:value-type="float">
            <text:p>0.015371</text:p>
          </table:table-cell>
          <table:table-cell/>
          <table:table-cell table:formula="of:=[.A8]" office:value-type="float" office:value="60" calcext:value-type="float">
            <text:p>60</text:p>
          </table:table-cell>
          <table:table-cell table:formula="of:=LN([.B8]/[.$E8])" office:value-type="float" office:value="0.248049396422488" calcext:value-type="float">
            <text:p>0.248049396422488</text:p>
          </table:table-cell>
          <table:table-cell table:formula="of:=LN([.C8]/[.$E8])" office:value-type="float" office:value="0.236958531844649" calcext:value-type="float">
            <text:p>0.236958531844649</text:p>
          </table:table-cell>
          <table:table-cell table:formula="of:=LN([.D8]/[.$E8])" office:value-type="float" office:value="0.247830056634368" calcext:value-type="float">
            <text:p>0.247830056634368</text:p>
          </table:table-cell>
          <table:table-cell table:formula="of:=LN([.E8]/[.$E8])" office:value-type="float" office:value="0" calcext:value-type="float">
            <text:p>0</text:p>
          </table:table-cell>
          <table:table-cell table:formula="of:=LN([.F8]/[.$E8])" office:value-type="float" office:value="0.403837052694727" calcext:value-type="float">
            <text:p>0.403837052694727</text:p>
          </table:table-cell>
          <table:table-cell table:formula="of:=LN([.G8]/[.$E8])" office:value-type="float" office:value="0.70710730365289" calcext:value-type="float">
            <text:p>0.70710730365289</text:p>
          </table:table-cell>
          <table:table-cell table:formula="of:=LN([.H8]/[.$E8])" office:value-type="float" office:value="0.451688226456882" calcext:value-type="float">
            <text:p>0.4516882264568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46426" calcext:value-type="float">
            <text:p>0.0246426</text:p>
          </table:table-cell>
          <table:table-cell office:value-type="float" office:value="0.0231508" calcext:value-type="float">
            <text:p>0.0231508</text:p>
          </table:table-cell>
          <table:table-cell office:value-type="float" office:value="0.0237102" calcext:value-type="float">
            <text:p>2.37E-02</text:p>
          </table:table-cell>
          <table:table-cell office:value-type="float" office:value="0.0179946" calcext:value-type="float">
            <text:p>0.0179946</text:p>
          </table:table-cell>
          <table:table-cell office:value-type="float" office:value="0.0278953" calcext:value-type="float">
            <text:p>0.0278953</text:p>
          </table:table-cell>
          <table:table-cell office:value-type="float" office:value="0.033849" calcext:value-type="float">
            <text:p>0.033849</text:p>
          </table:table-cell>
          <table:table-cell office:value-type="float" office:value="0.028512" calcext:value-type="float">
            <text:p>0.028512</text:p>
          </table:table-cell>
          <table:table-cell/>
          <table:table-cell table:formula="of:=[.A9]" office:value-type="float" office:value="70" calcext:value-type="float">
            <text:p>70</text:p>
          </table:table-cell>
          <table:table-cell table:formula="of:=LN([.B9]/[.$E9])" office:value-type="float" office:value="0.314404939691887" calcext:value-type="float">
            <text:p>0.314404939691887</text:p>
          </table:table-cell>
          <table:table-cell table:formula="of:=LN([.C9]/[.$E9])" office:value-type="float" office:value="0.251957624283414" calcext:value-type="float">
            <text:p>0.251957624283414</text:p>
          </table:table-cell>
          <table:table-cell table:formula="of:=LN([.D9]/[.$E9])" office:value-type="float" office:value="0.275833622413959" calcext:value-type="float">
            <text:p>0.275833622413959</text:p>
          </table:table-cell>
          <table:table-cell table:formula="of:=LN([.E9]/[.$E9])" office:value-type="float" office:value="0" calcext:value-type="float">
            <text:p>0</text:p>
          </table:table-cell>
          <table:table-cell table:formula="of:=LN([.F9]/[.$E9])" office:value-type="float" office:value="0.438386502968021" calcext:value-type="float">
            <text:p>0.438386502968021</text:p>
          </table:table-cell>
          <table:table-cell table:formula="of:=LN([.G9]/[.$E9])" office:value-type="float" office:value="0.631837743937256" calcext:value-type="float">
            <text:p>0.631837743937256</text:p>
          </table:table-cell>
          <table:table-cell table:formula="of:=LN([.H9]/[.$E9])" office:value-type="float" office:value="0.460253338401236" calcext:value-type="float">
            <text:p>0.4602533384012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33964" calcext:value-type="float">
            <text:p>0.0433964</text:p>
          </table:table-cell>
          <table:table-cell office:value-type="float" office:value="0.0395957" calcext:value-type="float">
            <text:p>0.0395957</text:p>
          </table:table-cell>
          <table:table-cell office:value-type="float" office:value="0.040334" calcext:value-type="float">
            <text:p>4.03E-02</text:p>
          </table:table-cell>
          <table:table-cell office:value-type="float" office:value="0.0264738" calcext:value-type="float">
            <text:p>0.0264738</text:p>
          </table:table-cell>
          <table:table-cell office:value-type="float" office:value="0.048195" calcext:value-type="float">
            <text:p>0.048195</text:p>
          </table:table-cell>
          <table:table-cell office:value-type="float" office:value="0.053626" calcext:value-type="float">
            <text:p>0.053626</text:p>
          </table:table-cell>
          <table:table-cell office:value-type="float" office:value="0.051037" calcext:value-type="float">
            <text:p>0.051037</text:p>
          </table:table-cell>
          <table:table-cell/>
          <table:table-cell table:formula="of:=[.A10]" office:value-type="float" office:value="80" calcext:value-type="float">
            <text:p>80</text:p>
          </table:table-cell>
          <table:table-cell table:formula="of:=LN([.B10]/[.$E10])" office:value-type="float" office:value="0.49422092367593" calcext:value-type="float">
            <text:p>0.49422092367593</text:p>
          </table:table-cell>
          <table:table-cell table:formula="of:=LN([.C10]/[.$E10])" office:value-type="float" office:value="0.402564961824789" calcext:value-type="float">
            <text:p>0.402564961824789</text:p>
          </table:table-cell>
          <table:table-cell table:formula="of:=LN([.D10]/[.$E10])" office:value-type="float" office:value="0.421039221036461" calcext:value-type="float">
            <text:p>0.421039221036461</text:p>
          </table:table-cell>
          <table:table-cell table:formula="of:=LN([.E10]/[.$E10])" office:value-type="float" office:value="0" calcext:value-type="float">
            <text:p>0</text:p>
          </table:table-cell>
          <table:table-cell table:formula="of:=LN([.F10]/[.$E10])" office:value-type="float" office:value="0.599099716554742" calcext:value-type="float">
            <text:p>0.599099716554742</text:p>
          </table:table-cell>
          <table:table-cell table:formula="of:=LN([.G10]/[.$E10])" office:value-type="float" office:value="0.705878460411768" calcext:value-type="float">
            <text:p>0.705878460411768</text:p>
          </table:table-cell>
          <table:table-cell table:formula="of:=LN([.H10]/[.$E10])" office:value-type="float" office:value="0.656395295198417" calcext:value-type="float">
            <text:p>0.6563952951984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740541" calcext:value-type="float">
            <text:p>0.0740541</text:p>
          </table:table-cell>
          <table:table-cell office:value-type="float" office:value="0.0638201" calcext:value-type="float">
            <text:p>0.0638201</text:p>
          </table:table-cell>
          <table:table-cell office:value-type="float" office:value="0.0677603" calcext:value-type="float">
            <text:p>6.78E-02</text:p>
          </table:table-cell>
          <table:table-cell office:value-type="float" office:value="0.0465776" calcext:value-type="float">
            <text:p>0.0465776</text:p>
          </table:table-cell>
          <table:table-cell office:value-type="float" office:value="0.0781497" calcext:value-type="float">
            <text:p>0.0781497</text:p>
          </table:table-cell>
          <table:table-cell office:value-type="float" office:value="0.084569" calcext:value-type="float">
            <text:p>0.084569</text:p>
          </table:table-cell>
          <table:table-cell office:value-type="float" office:value="0.079013" calcext:value-type="float">
            <text:p>0.079013</text:p>
          </table:table-cell>
          <table:table-cell/>
          <table:table-cell table:formula="of:=[.A11]" office:value-type="float" office:value="90" calcext:value-type="float">
            <text:p>90</text:p>
          </table:table-cell>
          <table:table-cell table:formula="of:=LN([.B11]/[.$E11])" office:value-type="float" office:value="0.463676168306219" calcext:value-type="float">
            <text:p>0.463676168306219</text:p>
          </table:table-cell>
          <table:table-cell table:formula="of:=LN([.C11]/[.$E11])" office:value-type="float" office:value="0.31494844888636" calcext:value-type="float">
            <text:p>0.31494844888636</text:p>
          </table:table-cell>
          <table:table-cell table:formula="of:=LN([.D11]/[.$E11])" office:value-type="float" office:value="0.374856738855353" calcext:value-type="float">
            <text:p>0.374856738855353</text:p>
          </table:table-cell>
          <table:table-cell table:formula="of:=LN([.E11]/[.$E11])" office:value-type="float" office:value="0" calcext:value-type="float">
            <text:p>0</text:p>
          </table:table-cell>
          <table:table-cell table:formula="of:=LN([.F11]/[.$E11])" office:value-type="float" office:value="0.517506479219089" calcext:value-type="float">
            <text:p>0.517506479219089</text:p>
          </table:table-cell>
          <table:table-cell table:formula="of:=LN([.G11]/[.$E11])" office:value-type="float" office:value="0.596448030330722" calcext:value-type="float">
            <text:p>0.596448030330722</text:p>
          </table:table-cell>
          <table:table-cell table:formula="of:=LN([.H11]/[.$E11])" office:value-type="float" office:value="0.528492657021599" calcext:value-type="float">
            <text:p>0.5284926570215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5502" calcext:value-type="float">
            <text:p>0.115502</text:p>
          </table:table-cell>
          <table:table-cell office:value-type="float" office:value="0.100817" calcext:value-type="float">
            <text:p>0.100817</text:p>
          </table:table-cell>
          <table:table-cell office:value-type="float" office:value="0.09921845" calcext:value-type="float">
            <text:p>9.92E-02</text:p>
          </table:table-cell>
          <table:table-cell office:value-type="float" office:value="0.0676719" calcext:value-type="float">
            <text:p>0.0676719</text:p>
          </table:table-cell>
          <table:table-cell office:value-type="float" office:value="0.120349" calcext:value-type="float">
            <text:p>0.120349</text:p>
          </table:table-cell>
          <table:table-cell office:value-type="float" office:value="0.129342" calcext:value-type="float">
            <text:p>0.129342</text:p>
          </table:table-cell>
          <table:table-cell office:value-type="float" office:value="0.124109" calcext:value-type="float">
            <text:p>0.124109</text:p>
          </table:table-cell>
          <table:table-cell/>
          <table:table-cell table:formula="of:=[.A12]" office:value-type="float" office:value="100" calcext:value-type="float">
            <text:p>100</text:p>
          </table:table-cell>
          <table:table-cell table:formula="of:=LN([.B12]/[.$E12])" office:value-type="float" office:value="0.534616818544664" calcext:value-type="float">
            <text:p>0.534616818544664</text:p>
          </table:table-cell>
          <table:table-cell table:formula="of:=LN([.C12]/[.$E12])" office:value-type="float" office:value="0.398635964926393" calcext:value-type="float">
            <text:p>0.398635964926393</text:p>
          </table:table-cell>
          <table:table-cell table:formula="of:=LN([.D12]/[.$E12])" office:value-type="float" office:value="0.382652957615868" calcext:value-type="float">
            <text:p>0.382652957615868</text:p>
          </table:table-cell>
          <table:table-cell table:formula="of:=LN([.E12]/[.$E12])" office:value-type="float" office:value="0" calcext:value-type="float">
            <text:p>0</text:p>
          </table:table-cell>
          <table:table-cell table:formula="of:=LN([.F12]/[.$E12])" office:value-type="float" office:value="0.575724827811518" calcext:value-type="float">
            <text:p>0.575724827811518</text:p>
          </table:table-cell>
          <table:table-cell table:formula="of:=LN([.G12]/[.$E12])" office:value-type="float" office:value="0.647789031734772" calcext:value-type="float">
            <text:p>0.647789031734772</text:p>
          </table:table-cell>
          <table:table-cell table:formula="of:=LN([.H12]/[.$E12])" office:value-type="float" office:value="0.606489184455926" calcext:value-type="float">
            <text:p>0.60648918445592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92424" calcext:value-type="float">
            <text:p>0.192424</text:p>
          </table:table-cell>
          <table:table-cell office:value-type="float" office:value="0.154422" calcext:value-type="float">
            <text:p>0.154422</text:p>
          </table:table-cell>
          <table:table-cell table:style-name="Default" office:value-type="float" office:value="0.14606605" calcext:value-type="float">
            <text:p>0.14606605</text:p>
          </table:table-cell>
          <table:table-cell office:value-type="float" office:value="0.117531" calcext:value-type="float">
            <text:p>0.117531</text:p>
          </table:table-cell>
          <table:table-cell office:value-type="float" office:value="0.176391" calcext:value-type="float">
            <text:p>0.176391</text:p>
          </table:table-cell>
          <table:table-cell office:value-type="float" office:value="0.198177" calcext:value-type="float">
            <text:p>0.198177</text:p>
          </table:table-cell>
          <table:table-cell office:value-type="float" office:value="0.179149" calcext:value-type="float">
            <text:p>0.179149</text:p>
          </table:table-cell>
          <table:table-cell/>
          <table:table-cell table:formula="of:=[.A13]" office:value-type="float" office:value="110" calcext:value-type="float">
            <text:p>110</text:p>
          </table:table-cell>
          <table:table-cell table:formula="of:=LN([.B13]/[.$E13])" office:value-type="float" office:value="0.492999142002454" calcext:value-type="float">
            <text:p>0.492999142002454</text:p>
          </table:table-cell>
          <table:table-cell table:formula="of:=LN([.C13]/[.$E13])" office:value-type="float" office:value="0.272986985912503" calcext:value-type="float">
            <text:p>0.272986985912503</text:p>
          </table:table-cell>
          <table:table-cell table:formula="of:=LN([.D13]/[.$E13])" office:value-type="float" office:value="0.217356788093333" calcext:value-type="float">
            <text:p>0.217356788093333</text:p>
          </table:table-cell>
          <table:table-cell table:formula="of:=LN([.E13]/[.$E13])" office:value-type="float" office:value="0" calcext:value-type="float">
            <text:p>0</text:p>
          </table:table-cell>
          <table:table-cell table:formula="of:=LN([.F13]/[.$E13])" office:value-type="float" office:value="0.406000993288453" calcext:value-type="float">
            <text:p>0.406000993288453</text:p>
          </table:table-cell>
          <table:table-cell table:formula="of:=LN([.G13]/[.$E13])" office:value-type="float" office:value="0.522458442188129" calcext:value-type="float">
            <text:p>0.522458442188129</text:p>
          </table:table-cell>
          <table:table-cell table:formula="of:=LN([.H13]/[.$E13])" office:value-type="float" office:value="0.421515733246298" calcext:value-type="float">
            <text:p>0.4215157332462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78643" calcext:value-type="float">
            <text:p>0.278643</text:p>
          </table:table-cell>
          <table:table-cell office:value-type="float" office:value="0.232613" calcext:value-type="float">
            <text:p>0.232613</text:p>
          </table:table-cell>
          <table:table-cell table:style-name="Default" office:value-type="float" office:value="0.20723335" calcext:value-type="float">
            <text:p>0.20723335</text:p>
          </table:table-cell>
          <table:table-cell office:value-type="float" office:value="0.171095" calcext:value-type="float">
            <text:p>0.171095</text:p>
          </table:table-cell>
          <table:table-cell office:value-type="float" office:value="0.250839" calcext:value-type="float">
            <text:p>0.250839</text:p>
          </table:table-cell>
          <table:table-cell office:value-type="float" office:value="0.32156" calcext:value-type="float">
            <text:p>0.32156</text:p>
          </table:table-cell>
          <table:table-cell office:value-type="float" office:value="0.256268" calcext:value-type="float">
            <text:p>0.256268</text:p>
          </table:table-cell>
          <table:table-cell/>
          <table:table-cell table:formula="of:=[.A14]" office:value-type="float" office:value="120" calcext:value-type="float">
            <text:p>120</text:p>
          </table:table-cell>
          <table:table-cell table:formula="of:=LN([.B14]/[.$E14])" office:value-type="float" office:value="0.487712434785961" calcext:value-type="float">
            <text:p>0.487712434785961</text:p>
          </table:table-cell>
          <table:table-cell table:formula="of:=LN([.C14]/[.$E14])" office:value-type="float" office:value="0.30715717066823" calcext:value-type="float">
            <text:p>0.30715717066823</text:p>
          </table:table-cell>
          <table:table-cell table:formula="of:=LN([.D14]/[.$E14])" office:value-type="float" office:value="0.191626495237461" calcext:value-type="float">
            <text:p>0.191626495237461</text:p>
          </table:table-cell>
          <table:table-cell table:formula="of:=LN([.E14]/[.$E14])" office:value-type="float" office:value="0" calcext:value-type="float">
            <text:p>0</text:p>
          </table:table-cell>
          <table:table-cell table:formula="of:=LN([.F14]/[.$E14])" office:value-type="float" office:value="0.382592341267506" calcext:value-type="float">
            <text:p>0.382592341267506</text:p>
          </table:table-cell>
          <table:table-cell table:formula="of:=LN([.G14]/[.$E14])" office:value-type="float" office:value="0.6309651936654" calcext:value-type="float">
            <text:p>0.6309651936654</text:p>
          </table:table-cell>
          <table:table-cell table:formula="of:=LN([.H14]/[.$E14])" office:value-type="float" office:value="0.40400481409371" calcext:value-type="float">
            <text:p>0.4040048140937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7319" calcext:value-type="float">
            <text:p>0.37319</text:p>
          </table:table-cell>
          <table:table-cell office:value-type="float" office:value="0.320931" calcext:value-type="float">
            <text:p>0.320931</text:p>
          </table:table-cell>
          <table:table-cell table:style-name="Default" office:value-type="float" office:value="0.2867528" calcext:value-type="float">
            <text:p>0.2867528</text:p>
          </table:table-cell>
          <table:table-cell office:value-type="float" office:value="0.243037" calcext:value-type="float">
            <text:p>0.243037</text:p>
          </table:table-cell>
          <table:table-cell office:value-type="float" office:value="0.349493" calcext:value-type="float">
            <text:p>0.349493</text:p>
          </table:table-cell>
          <table:table-cell office:value-type="float" office:value="0.410814" calcext:value-type="float">
            <text:p>0.410814</text:p>
          </table:table-cell>
          <table:table-cell office:value-type="float" office:value="0.355492" calcext:value-type="float">
            <text:p>0.355492</text:p>
          </table:table-cell>
          <table:table-cell/>
          <table:table-cell table:formula="of:=[.A15]" office:value-type="float" office:value="130" calcext:value-type="float">
            <text:p>130</text:p>
          </table:table-cell>
          <table:table-cell table:formula="of:=LN([.B15]/[.$E15])" office:value-type="float" office:value="0.428873978206016" calcext:value-type="float">
            <text:p>0.428873978206016</text:p>
          </table:table-cell>
          <table:table-cell table:formula="of:=LN([.C15]/[.$E15])" office:value-type="float" office:value="0.278012451629079" calcext:value-type="float">
            <text:p>0.278012451629079</text:p>
          </table:table-cell>
          <table:table-cell table:formula="of:=LN([.D15]/[.$E15])" office:value-type="float" office:value="0.165406825440977" calcext:value-type="float">
            <text:p>0.165406825440977</text:p>
          </table:table-cell>
          <table:table-cell table:formula="of:=LN([.E15]/[.$E15])" office:value-type="float" office:value="0" calcext:value-type="float">
            <text:p>0</text:p>
          </table:table-cell>
          <table:table-cell table:formula="of:=LN([.F15]/[.$E15])" office:value-type="float" office:value="0.363269837736843" calcext:value-type="float">
            <text:p>0.363269837736843</text:p>
          </table:table-cell>
          <table:table-cell table:formula="of:=LN([.G15]/[.$E15])" office:value-type="float" office:value="0.524926862193762" calcext:value-type="float">
            <text:p>0.524926862193762</text:p>
          </table:table-cell>
          <table:table-cell table:formula="of:=LN([.H15]/[.$E15])" office:value-type="float" office:value="0.38028905034977" calcext:value-type="float">
            <text:p>0.3802890503497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0799" calcext:value-type="float">
            <text:p>0.50799</text:p>
          </table:table-cell>
          <table:table-cell office:value-type="float" office:value="0.427795" calcext:value-type="float">
            <text:p>0.427795</text:p>
          </table:table-cell>
          <table:table-cell table:style-name="Default" office:value-type="float" office:value="0.38525415" calcext:value-type="float">
            <text:p>0.38525415</text:p>
          </table:table-cell>
          <table:table-cell office:value-type="float" office:value="0.326141" calcext:value-type="float">
            <text:p>0.326141</text:p>
          </table:table-cell>
          <table:table-cell office:value-type="float" office:value="0.460858" calcext:value-type="float">
            <text:p>0.460858</text:p>
          </table:table-cell>
          <table:table-cell office:value-type="float" office:value="0.542991" calcext:value-type="float">
            <text:p>0.542991</text:p>
          </table:table-cell>
          <table:table-cell office:value-type="float" office:value="0.464146" calcext:value-type="float">
            <text:p>0.464146</text:p>
          </table:table-cell>
          <table:table-cell/>
          <table:table-cell table:formula="of:=[.A16]" office:value-type="float" office:value="140" calcext:value-type="float">
            <text:p>140</text:p>
          </table:table-cell>
          <table:table-cell table:formula="of:=LN([.B16]/[.$E16])" office:value-type="float" office:value="0.443131959149025" calcext:value-type="float">
            <text:p>0.443131959149025</text:p>
          </table:table-cell>
          <table:table-cell table:formula="of:=LN([.C16]/[.$E16])" office:value-type="float" office:value="0.271314305679135" calcext:value-type="float">
            <text:p>0.271314305679135</text:p>
          </table:table-cell>
          <table:table-cell table:formula="of:=LN([.D16]/[.$E16])" office:value-type="float" office:value="0.166573443171699" calcext:value-type="float">
            <text:p>0.166573443171699</text:p>
          </table:table-cell>
          <table:table-cell table:formula="of:=LN([.E16]/[.$E16])" office:value-type="float" office:value="0" calcext:value-type="float">
            <text:p>0</text:p>
          </table:table-cell>
          <table:table-cell table:formula="of:=LN([.F16]/[.$E16])" office:value-type="float" office:value="0.345760166320184" calcext:value-type="float">
            <text:p>0.345760166320184</text:p>
          </table:table-cell>
          <table:table-cell table:formula="of:=LN([.G16]/[.$E16])" office:value-type="float" office:value="0.509762942014606" calcext:value-type="float">
            <text:p>0.509762942014606</text:p>
          </table:table-cell>
          <table:table-cell table:formula="of:=LN([.H16]/[.$E16])" office:value-type="float" office:value="0.352869354708779" calcext:value-type="float">
            <text:p>0.3528693547087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47712" calcext:value-type="float">
            <text:p>0.647712</text:p>
          </table:table-cell>
          <table:table-cell office:value-type="float" office:value="0.565485" calcext:value-type="float">
            <text:p>0.565485</text:p>
          </table:table-cell>
          <table:table-cell table:style-name="Default" office:value-type="float" office:value="0.51053065" calcext:value-type="float">
            <text:p>0.51053065</text:p>
          </table:table-cell>
          <table:table-cell office:value-type="float" office:value="0.431431" calcext:value-type="float">
            <text:p>0.431431</text:p>
          </table:table-cell>
          <table:table-cell office:value-type="float" office:value="0.61246" calcext:value-type="float">
            <text:p>0.61246</text:p>
          </table:table-cell>
          <table:table-cell office:value-type="float" office:value="0.684421" calcext:value-type="float">
            <text:p>0.684421</text:p>
          </table:table-cell>
          <table:table-cell office:value-type="float" office:value="0.617216" calcext:value-type="float">
            <text:p>0.617216</text:p>
          </table:table-cell>
          <table:table-cell/>
          <table:table-cell table:formula="of:=[.A17]" office:value-type="float" office:value="150" calcext:value-type="float">
            <text:p>150</text:p>
          </table:table-cell>
          <table:table-cell table:formula="of:=LN([.B17]/[.$E17])" office:value-type="float" office:value="0.406338562676293" calcext:value-type="float">
            <text:p>0.406338562676293</text:p>
          </table:table-cell>
          <table:table-cell table:formula="of:=LN([.C17]/[.$E17])" office:value-type="float" office:value="0.270576179568606" calcext:value-type="float">
            <text:p>0.270576179568606</text:p>
          </table:table-cell>
          <table:table-cell table:formula="of:=LN([.D17]/[.$E17])" office:value-type="float" office:value="0.168343084542887" calcext:value-type="float">
            <text:p>0.168343084542887</text:p>
          </table:table-cell>
          <table:table-cell table:formula="of:=LN([.E17]/[.$E17])" office:value-type="float" office:value="0" calcext:value-type="float">
            <text:p>0</text:p>
          </table:table-cell>
          <table:table-cell table:formula="of:=LN([.F17]/[.$E17])" office:value-type="float" office:value="0.350376043727064" calcext:value-type="float">
            <text:p>0.350376043727064</text:p>
          </table:table-cell>
          <table:table-cell table:formula="of:=LN([.G17]/[.$E17])" office:value-type="float" office:value="0.461465634921106" calcext:value-type="float">
            <text:p>0.461465634921106</text:p>
          </table:table-cell>
          <table:table-cell table:formula="of:=LN([.H17]/[.$E17])" office:value-type="float" office:value="0.358111453241765" calcext:value-type="float">
            <text:p>0.35811145324176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771" calcext:value-type="float">
            <text:p>0.771</text:p>
          </table:table-cell>
          <table:table-cell office:value-type="float" office:value="0.720569" calcext:value-type="float">
            <text:p>0.720569</text:p>
          </table:table-cell>
          <table:table-cell table:style-name="Default" office:value-type="float" office:value="0.6644155" calcext:value-type="float">
            <text:p>0.6644155</text:p>
          </table:table-cell>
          <table:table-cell office:value-type="float" office:value="0.547821" calcext:value-type="float">
            <text:p>0.547821</text:p>
          </table:table-cell>
          <table:table-cell office:value-type="float" office:value="0.792731" calcext:value-type="float">
            <text:p>0.792731</text:p>
          </table:table-cell>
          <table:table-cell office:value-type="float" office:value="0.809284" calcext:value-type="float">
            <text:p>0.809284</text:p>
          </table:table-cell>
          <table:table-cell office:value-type="float" office:value="0.800576" calcext:value-type="float">
            <text:p>0.800576</text:p>
          </table:table-cell>
          <table:table-cell/>
          <table:table-cell table:formula="of:=[.A18]" office:value-type="float" office:value="160" calcext:value-type="float">
            <text:p>160</text:p>
          </table:table-cell>
          <table:table-cell table:formula="of:=LN([.B18]/[.$E18])" office:value-type="float" office:value="0.341739782310308" calcext:value-type="float">
            <text:p>0.341739782310308</text:p>
          </table:table-cell>
          <table:table-cell table:formula="of:=LN([.C18]/[.$E18])" office:value-type="float" office:value="0.274092586429797" calcext:value-type="float">
            <text:p>0.274092586429797</text:p>
          </table:table-cell>
          <table:table-cell table:formula="of:=LN([.D18]/[.$E18])" office:value-type="float" office:value="0.192959115533681" calcext:value-type="float">
            <text:p>0.192959115533681</text:p>
          </table:table-cell>
          <table:table-cell table:formula="of:=LN([.E18]/[.$E18])" office:value-type="float" office:value="0" calcext:value-type="float">
            <text:p>0</text:p>
          </table:table-cell>
          <table:table-cell table:formula="of:=LN([.F18]/[.$E18])" office:value-type="float" office:value="0.369535354675442" calcext:value-type="float">
            <text:p>0.369535354675442</text:p>
          </table:table-cell>
          <table:table-cell table:formula="of:=LN([.G18]/[.$E18])" office:value-type="float" office:value="0.390201314881449" calcext:value-type="float">
            <text:p>0.390201314881449</text:p>
          </table:table-cell>
          <table:table-cell table:formula="of:=LN([.H18]/[.$E18])" office:value-type="float" office:value="0.379382877339255" calcext:value-type="float">
            <text:p>0.37938287733925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07817" calcext:value-type="float">
            <text:p>1.07817</text:p>
          </table:table-cell>
          <table:table-cell office:value-type="float" office:value="0.962274" calcext:value-type="float">
            <text:p>0.962274</text:p>
          </table:table-cell>
          <table:table-cell table:style-name="Default" office:value-type="float" office:value="0.84403555" calcext:value-type="float">
            <text:p>0.84403555</text:p>
          </table:table-cell>
          <table:table-cell office:value-type="float" office:value="0.701975" calcext:value-type="float">
            <text:p>0.701975</text:p>
          </table:table-cell>
          <table:table-cell office:value-type="float" office:value="1.01012" calcext:value-type="float">
            <text:p>1.01012</text:p>
          </table:table-cell>
          <table:table-cell office:value-type="float" office:value="1.07109" calcext:value-type="float">
            <text:p>1.07109</text:p>
          </table:table-cell>
          <table:table-cell office:value-type="float" office:value="1.034816" calcext:value-type="float">
            <text:p>1.034816</text:p>
          </table:table-cell>
          <table:table-cell/>
          <table:table-cell table:formula="of:=[.A19]" office:value-type="float" office:value="170" calcext:value-type="float">
            <text:p>170</text:p>
          </table:table-cell>
          <table:table-cell table:formula="of:=LN([.B19]/[.$E19])" office:value-type="float" office:value="0.429122647623049" calcext:value-type="float">
            <text:p>0.429122647623049</text:p>
          </table:table-cell>
          <table:table-cell table:formula="of:=LN([.C19]/[.$E19])" office:value-type="float" office:value="0.315401442540021" calcext:value-type="float">
            <text:p>0.315401442540021</text:p>
          </table:table-cell>
          <table:table-cell table:formula="of:=LN([.D19]/[.$E19])" office:value-type="float" office:value="0.184296823705922" calcext:value-type="float">
            <text:p>0.184296823705922</text:p>
          </table:table-cell>
          <table:table-cell table:formula="of:=LN([.E19]/[.$E19])" office:value-type="float" office:value="0" calcext:value-type="float">
            <text:p>0</text:p>
          </table:table-cell>
          <table:table-cell table:formula="of:=LN([.F19]/[.$E19])" office:value-type="float" office:value="0.363926623802863" calcext:value-type="float">
            <text:p>0.363926623802863</text:p>
          </table:table-cell>
          <table:table-cell table:formula="of:=LN([.G19]/[.$E19])" office:value-type="float" office:value="0.422534309674511" calcext:value-type="float">
            <text:p>0.422534309674511</text:p>
          </table:table-cell>
          <table:table-cell table:formula="of:=LN([.H19]/[.$E19])" office:value-type="float" office:value="0.388081121261292" calcext:value-type="float">
            <text:p>0.38808112126129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34569" calcext:value-type="float">
            <text:p>1.34569</text:p>
          </table:table-cell>
          <table:table-cell office:value-type="float" office:value="1.19115" calcext:value-type="float">
            <text:p>1.19115</text:p>
          </table:table-cell>
          <table:table-cell table:style-name="Default" office:value-type="float" office:value="1.0656069" calcext:value-type="float">
            <text:p>1.0656069</text:p>
          </table:table-cell>
          <table:table-cell office:value-type="float" office:value="0.873238" calcext:value-type="float">
            <text:p>0.873238</text:p>
          </table:table-cell>
          <table:table-cell office:value-type="float" office:value="1.24643" calcext:value-type="float">
            <text:p>1.24643</text:p>
          </table:table-cell>
          <table:table-cell office:value-type="float" office:value="1.300672" calcext:value-type="float">
            <text:p>1.300672</text:p>
          </table:table-cell>
          <table:table-cell office:value-type="float" office:value="1.274539" calcext:value-type="float">
            <text:p>1.274539</text:p>
          </table:table-cell>
          <table:table-cell/>
          <table:table-cell table:formula="of:=[.A20]" office:value-type="float" office:value="180" calcext:value-type="float">
            <text:p>180</text:p>
          </table:table-cell>
          <table:table-cell table:formula="of:=LN([.B20]/[.$E20])" office:value-type="float" office:value="0.432454029819853" calcext:value-type="float">
            <text:p>0.432454029819853</text:p>
          </table:table-cell>
          <table:table-cell table:formula="of:=LN([.C20]/[.$E20])" office:value-type="float" office:value="0.31046636418606" calcext:value-type="float">
            <text:p>0.31046636418606</text:p>
          </table:table-cell>
          <table:table-cell table:formula="of:=LN([.D20]/[.$E20])" office:value-type="float" office:value="0.199091633167116" calcext:value-type="float">
            <text:p>0.199091633167116</text:p>
          </table:table-cell>
          <table:table-cell table:formula="of:=LN([.E20]/[.$E20])" office:value-type="float" office:value="0" calcext:value-type="float">
            <text:p>0</text:p>
          </table:table-cell>
          <table:table-cell table:formula="of:=LN([.F20]/[.$E20])" office:value-type="float" office:value="0.355830602323193" calcext:value-type="float">
            <text:p>0.355830602323193</text:p>
          </table:table-cell>
          <table:table-cell table:formula="of:=LN([.G20]/[.$E20])" office:value-type="float" office:value="0.398428191144572" calcext:value-type="float">
            <text:p>0.398428191144572</text:p>
          </table:table-cell>
          <table:table-cell table:formula="of:=LN([.H20]/[.$E20])" office:value-type="float" office:value="0.378131681760109" calcext:value-type="float">
            <text:p>0.37813168176010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61937" calcext:value-type="float">
            <text:p>1.61937</text:p>
          </table:table-cell>
          <table:table-cell office:value-type="float" office:value="1.473" calcext:value-type="float">
            <text:p>1.473</text:p>
          </table:table-cell>
          <table:table-cell table:style-name="Default" office:value-type="float" office:value="1.3406192" calcext:value-type="float">
            <text:p>1.3406192</text:p>
          </table:table-cell>
          <table:table-cell office:value-type="float" office:value="1.07443" calcext:value-type="float">
            <text:p>1.07443</text:p>
          </table:table-cell>
          <table:table-cell office:value-type="float" office:value="1.56188" calcext:value-type="float">
            <text:p>1.56188</text:p>
          </table:table-cell>
          <table:table-cell office:value-type="float" office:value="1.569916" calcext:value-type="float">
            <text:p>1.569916</text:p>
          </table:table-cell>
          <table:table-cell office:value-type="float" office:value="1.60858" calcext:value-type="float">
            <text:p>1.60858</text:p>
          </table:table-cell>
          <table:table-cell/>
          <table:table-cell table:formula="of:=[.A21]" office:value-type="float" office:value="190" calcext:value-type="float">
            <text:p>190</text:p>
          </table:table-cell>
          <table:table-cell table:formula="of:=LN([.B21]/[.$E21])" office:value-type="float" office:value="0.410246896320017" calcext:value-type="float">
            <text:p>0.410246896320017</text:p>
          </table:table-cell>
          <table:table-cell table:formula="of:=LN([.C21]/[.$E21])" office:value-type="float" office:value="0.315510849082" calcext:value-type="float">
            <text:p>0.315510849082</text:p>
          </table:table-cell>
          <table:table-cell table:formula="of:=LN([.D21]/[.$E21])" office:value-type="float" office:value="0.221341308386067" calcext:value-type="float">
            <text:p>0.221341308386067</text:p>
          </table:table-cell>
          <table:table-cell table:formula="of:=LN([.E21]/[.$E21])" office:value-type="float" office:value="0" calcext:value-type="float">
            <text:p>0</text:p>
          </table:table-cell>
          <table:table-cell table:formula="of:=LN([.F21]/[.$E21])" office:value-type="float" office:value="0.374099935483975" calcext:value-type="float">
            <text:p>0.374099935483975</text:p>
          </table:table-cell>
          <table:table-cell table:formula="of:=LN([.G21]/[.$E21])" office:value-type="float" office:value="0.379231826345664" calcext:value-type="float">
            <text:p>0.379231826345664</text:p>
          </table:table-cell>
          <table:table-cell table:formula="of:=LN([.H21]/[.$E21])" office:value-type="float" office:value="0.403561513840344" calcext:value-type="float">
            <text:p>0.403561513840344</text:p>
          </table:table-cell>
        </table:table-row>
        <table:table-row table:style-name="ro1">
          <table:table-cell table:style-name="ce3" office:value-type="string" calcext:value-type="string" table:number-columns-spanned="8" table:number-rows-spanned="1">
            <text:p>Standard deviations for the trials</text:p>
          </table:table-cell>
          <table:covered-table-cell table:number-columns-repeated="2"/>
          <table:covered-table-cell table:style-name="Default"/>
          <table:covered-table-cell table:number-columns-repeated="4"/>
          <table:table-cell/>
          <table:table-cell table:style-name="ce3" office:value-type="string" calcext:value-type="string" table:number-columns-spanned="8" table:number-rows-spanned="1">
            <text:p>Estimated standard deviations. Formula is SQRT((stdev^2/value^2) + (C loops stdev^2/C loops value ^2))</text:p>
          </table:table-cell>
          <table:covered-table-cell table:number-columns-repeated="7"/>
        </table:table-row>
        <table:table-row table:style-name="ro1">
          <table:table-cell table:formula="of:=[.A3]" office:value-type="float" office:value="10" calcext:value-type="float">
            <text:p>10</text:p>
          </table:table-cell>
          <table:table-cell table:style-name="ce1" office:value-type="float" office:value="0.00000444143" calcext:value-type="float">
            <text:p>4.44E-06</text:p>
          </table:table-cell>
          <table:table-cell table:style-name="ce1" office:value-type="float" office:value="0.000000561951" calcext:value-type="float">
            <text:p>5.62E-07</text:p>
          </table:table-cell>
          <table:table-cell office:value-type="float" office:value="0.0000093891" calcext:value-type="float">
            <text:p>9.39E-06</text:p>
          </table:table-cell>
          <table:table-cell office:value-type="float" office:value="0.000288348" calcext:value-type="float">
            <text:p>0.000288348</text:p>
          </table:table-cell>
          <table:table-cell table:style-name="ce1" office:value-type="float" office:value="0.000000307794" calcext:value-type="float">
            <text:p>3.08E-07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0.00001" calcext:value-type="float">
            <text:p>0.00001</text:p>
          </table:table-cell>
          <table:table-cell/>
          <table:table-cell table:formula="of:=[.A23]" office:value-type="float" office:value="10" calcext:value-type="float">
            <text:p>10</text:p>
          </table:table-cell>
          <table:table-cell table:formula="of:=SQRT(([.B23]^2/[.B3]^2) + ([.$E23]^2/[.$E3]^2))" office:value-type="float" office:value="4.01066659512656" calcext:value-type="float">
            <text:p>4.01066659512656</text:p>
          </table:table-cell>
          <table:table-cell table:formula="of:=SQRT(([.C23]^2/[.C3]^2) + ([.$E23]^2/[.$E3]^2))" office:value-type="float" office:value="4.00766308620134" calcext:value-type="float">
            <text:p>4.00766308620134</text:p>
          </table:table-cell>
          <table:table-cell table:formula="of:=SQRT(([.D23]^2/[.D3]^2) + ([.$E23]^2/[.$E3]^2))" office:value-type="float" office:value="4.01743405859252" calcext:value-type="float">
            <text:p>4.01743405859252</text:p>
          </table:table-cell>
          <table:table-cell table:formula="of:=SQRT(([.E23]^2/[.E3]^2))" office:value-type="float" office:value="4.00761640027797" calcext:value-type="float">
            <text:p>4.00761640027797</text:p>
          </table:table-cell>
          <table:table-cell table:formula="of:=SQRT(([.F23]^2/[.F3]^2) + ([.$E23]^2/[.$E3]^2))" office:value-type="float" office:value="4.00807080118105" calcext:value-type="float">
            <text:p>4.00807080118105</text:p>
          </table:table-cell>
          <table:table-cell table:formula="of:=SQRT(([.G23]^2/[.G3]^2) + ([.$E23]^2/[.$E3]^2))" office:value-type="float" office:value="4.51309600628399" calcext:value-type="float">
            <text:p>4.51309600628399</text:p>
          </table:table-cell>
          <table:table-cell table:formula="of:=SQRT(([.H23]^2/[.H3]^2) + ([.$E23]^2/[.$E3]^2))" office:value-type="float" office:value="4.04202888683719" calcext:value-type="float">
            <text:p>4.04202888683719</text:p>
          </table:table-cell>
        </table:table-row>
        <table:table-row table:style-name="ro1">
          <table:table-cell table:formula="of:=[.A4]" office:value-type="float" office:value="20" calcext:value-type="float">
            <text:p>20</text:p>
          </table:table-cell>
          <table:table-cell table:style-name="ce1" office:value-type="float" office:value="0.00000656546" calcext:value-type="float">
            <text:p>6.57E-06</text:p>
          </table:table-cell>
          <table:table-cell table:style-name="ce1" office:value-type="float" office:value="0.00000214966" calcext:value-type="float">
            <text:p>2.15E-06</text:p>
          </table:table-cell>
          <table:table-cell office:value-type="float" office:value="0.000066545" calcext:value-type="float">
            <text:p>6.65E-05</text:p>
          </table:table-cell>
          <table:table-cell office:value-type="float" office:value="0.000504724" calcext:value-type="float">
            <text:p>0.000504724</text:p>
          </table:table-cell>
          <table:table-cell table:style-name="ce1" office:value-type="float" office:value="0.0000153842" calcext:value-type="float">
            <text:p>1.54E-05</text:p>
          </table:table-cell>
          <table:table-cell office:value-type="float" office:value="0.000742" calcext:value-type="float">
            <text:p>0.000742</text:p>
          </table:table-cell>
          <table:table-cell office:value-type="float" office:value="0.000011" calcext:value-type="float">
            <text:p>0.000011</text:p>
          </table:table-cell>
          <table:table-cell/>
          <table:table-cell table:formula="of:=[.A24]" office:value-type="float" office:value="20" calcext:value-type="float">
            <text:p>20</text:p>
          </table:table-cell>
          <table:table-cell table:formula="of:=SQRT(([.B24]^2/[.B4]^2) + ([.$E24]^2/[.$E4]^2))" office:value-type="float" office:value="2.02992690561627" calcext:value-type="float">
            <text:p>2.02992690561627</text:p>
          </table:table-cell>
          <table:table-cell table:formula="of:=SQRT(([.C24]^2/[.C4]^2) + ([.$E24]^2/[.$E4]^2))" office:value-type="float" office:value="2.02913182054417" calcext:value-type="float">
            <text:p>2.02913182054417</text:p>
          </table:table-cell>
          <table:table-cell table:formula="of:=SQRT(([.D24]^2/[.D4]^2) + ([.$E24]^2/[.$E4]^2))" office:value-type="float" office:value="2.14120268402436" calcext:value-type="float">
            <text:p>2.14120268402436</text:p>
          </table:table-cell>
          <table:table-cell table:formula="of:=SQRT(([.E24]^2/[.E4]^2))" office:value-type="float" office:value="2.02904120603015" calcext:value-type="float">
            <text:p>2.02904120603015</text:p>
          </table:table-cell>
          <table:table-cell table:formula="of:=SQRT(([.F24]^2/[.F4]^2) + ([.$E24]^2/[.$E4]^2))" office:value-type="float" office:value="2.0375713613968" calcext:value-type="float">
            <text:p>2.0375713613968</text:p>
          </table:table-cell>
          <table:table-cell table:formula="of:=SQRT(([.G24]^2/[.G4]^2) + ([.$E24]^2/[.$E4]^2))" office:value-type="float" office:value="2.11895309130115" calcext:value-type="float">
            <text:p>2.11895309130115</text:p>
          </table:table-cell>
          <table:table-cell table:formula="of:=SQRT(([.H24]^2/[.H4]^2) + ([.$E24]^2/[.$E4]^2))" office:value-type="float" office:value="2.03202072227827" calcext:value-type="float">
            <text:p>2.03202072227827</text:p>
          </table:table-cell>
        </table:table-row>
        <table:table-row table:style-name="ro1">
          <table:table-cell table:formula="of:=[.A5]" office:value-type="float" office:value="30" calcext:value-type="float">
            <text:p>30</text:p>
          </table:table-cell>
          <table:table-cell table:style-name="ce1" office:value-type="float" office:value="0.0000357117" calcext:value-type="float">
            <text:p>3.57E-05</text:p>
          </table:table-cell>
          <table:table-cell table:style-name="ce1" office:value-type="float" office:value="0.00000710893" calcext:value-type="float">
            <text:p>7.11E-06</text:p>
          </table:table-cell>
          <table:table-cell office:value-type="float" office:value="0.0000390765" calcext:value-type="float">
            <text:p>3.91E-05</text:p>
          </table:table-cell>
          <table:table-cell office:value-type="float" office:value="0.000626167" calcext:value-type="float">
            <text:p>0.000626167</text:p>
          </table:table-cell>
          <table:table-cell table:style-name="ce1" office:value-type="float" office:value="0.0000332697" calcext:value-type="float">
            <text:p>3.33E-05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0.000029" calcext:value-type="float">
            <text:p>0.000029</text:p>
          </table:table-cell>
          <table:table-cell/>
          <table:table-cell table:formula="of:=[.A25]" office:value-type="float" office:value="30" calcext:value-type="float">
            <text:p>30</text:p>
          </table:table-cell>
          <table:table-cell table:formula="of:=SQRT(([.B25]^2/[.B5]^2) + ([.$E25]^2/[.$E5]^2))" office:value-type="float" office:value="1.11455178690663" calcext:value-type="float">
            <text:p>1.11455178690663</text:p>
          </table:table-cell>
          <table:table-cell table:formula="of:=SQRT(([.C25]^2/[.C5]^2) + ([.$E25]^2/[.$E5]^2))" office:value-type="float" office:value="1.11295416546615" calcext:value-type="float">
            <text:p>1.11295416546615</text:p>
          </table:table-cell>
          <table:table-cell table:formula="of:=SQRT(([.D25]^2/[.D5]^2) + ([.$E25]^2/[.$E5]^2))" office:value-type="float" office:value="1.11626946785129" calcext:value-type="float">
            <text:p>1.11626946785129</text:p>
          </table:table-cell>
          <table:table-cell table:formula="of:=SQRT(([.E25]^2/[.E5]^2))" office:value-type="float" office:value="1.11288900737581" calcext:value-type="float">
            <text:p>1.11288900737581</text:p>
          </table:table-cell>
          <table:table-cell table:formula="of:=SQRT(([.F25]^2/[.F5]^2) + ([.$E25]^2/[.$E5]^2))" office:value-type="float" office:value="1.11671639917925" calcext:value-type="float">
            <text:p>1.11671639917925</text:p>
          </table:table-cell>
          <table:table-cell table:formula="of:=SQRT(([.G25]^2/[.G5]^2) + ([.$E25]^2/[.$E5]^2))" office:value-type="float" office:value="1.11310174273227" calcext:value-type="float">
            <text:p>1.11310174273227</text:p>
          </table:table-cell>
          <table:table-cell table:formula="of:=SQRT(([.H25]^2/[.H5]^2) + ([.$E25]^2/[.$E5]^2))" office:value-type="float" office:value="1.11525986786585" calcext:value-type="float">
            <text:p>1.11525986786585</text:p>
          </table:table-cell>
        </table:table-row>
        <table:table-row table:style-name="ro1">
          <table:table-cell table:formula="of:=[.A6]" office:value-type="float" office:value="40" calcext:value-type="float">
            <text:p>40</text:p>
          </table:table-cell>
          <table:table-cell office:value-type="float" office:value="0.000169356" calcext:value-type="float">
            <text:p>0.000169356</text:p>
          </table:table-cell>
          <table:table-cell office:value-type="float" office:value="0.000102496" calcext:value-type="float">
            <text:p>0.000102496</text:p>
          </table:table-cell>
          <table:table-cell office:value-type="float" office:value="0.000346955" calcext:value-type="float">
            <text:p>3.47E-04</text:p>
          </table:table-cell>
          <table:table-cell office:value-type="float" office:value="0.00101253" calcext:value-type="float">
            <text:p>0.00101253</text:p>
          </table:table-cell>
          <table:table-cell office:value-type="float" office:value="0.000293748" calcext:value-type="float">
            <text:p>0.000293748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0171" calcext:value-type="float">
            <text:p>0.000171</text:p>
          </table:table-cell>
          <table:table-cell/>
          <table:table-cell table:formula="of:=[.A26]" office:value-type="float" office:value="40" calcext:value-type="float">
            <text:p>40</text:p>
          </table:table-cell>
          <table:table-cell table:formula="of:=SQRT(([.B26]^2/[.B6]^2) + ([.$E26]^2/[.$E6]^2))" office:value-type="float" office:value="0.671319297419117" calcext:value-type="float">
            <text:p>0.671319297419117</text:p>
          </table:table-cell>
          <table:table-cell table:formula="of:=SQRT(([.C26]^2/[.C6]^2) + ([.$E26]^2/[.$E6]^2))" office:value-type="float" office:value="0.667788133049533" calcext:value-type="float">
            <text:p>0.667788133049533</text:p>
          </table:table-cell>
          <table:table-cell table:formula="of:=SQRT(([.D26]^2/[.D6]^2) + ([.$E26]^2/[.$E6]^2))" office:value-type="float" office:value="0.699714860431912" calcext:value-type="float">
            <text:p>0.699714860431912</text:p>
          </table:table-cell>
          <table:table-cell table:formula="of:=SQRT(([.E26]^2/[.E6]^2))" office:value-type="float" office:value="0.665765854620771" calcext:value-type="float">
            <text:p>0.665765854620771</text:p>
          </table:table-cell>
          <table:table-cell table:formula="of:=SQRT(([.F26]^2/[.F6]^2) + ([.$E26]^2/[.$E6]^2))" office:value-type="float" office:value="0.675378240048895" calcext:value-type="float">
            <text:p>0.675378240048895</text:p>
          </table:table-cell>
          <table:table-cell table:formula="of:=SQRT(([.G26]^2/[.G6]^2) + ([.$E26]^2/[.$E6]^2))" office:value-type="float" office:value="0.667032333566509" calcext:value-type="float">
            <text:p>0.667032333566509</text:p>
          </table:table-cell>
          <table:table-cell table:formula="of:=SQRT(([.H26]^2/[.H6]^2) + ([.$E26]^2/[.$E6]^2))" office:value-type="float" office:value="0.669420351176994" calcext:value-type="float">
            <text:p>0.669420351176994</text:p>
          </table:table-cell>
        </table:table-row>
        <table:table-row table:style-name="ro1">
          <table:table-cell table:formula="of:=[.A7]" office:value-type="float" office:value="50" calcext:value-type="float">
            <text:p>50</text:p>
          </table:table-cell>
          <table:table-cell office:value-type="float" office:value="0.000127164" calcext:value-type="float">
            <text:p>0.000127164</text:p>
          </table:table-cell>
          <table:table-cell office:value-type="float" office:value="0.00012106" calcext:value-type="float">
            <text:p>0.00012106</text:p>
          </table:table-cell>
          <table:table-cell office:value-type="float" office:value="0.000279373" calcext:value-type="float">
            <text:p>2.79E-04</text:p>
          </table:table-cell>
          <table:table-cell office:value-type="float" office:value="0.00139868" calcext:value-type="float">
            <text:p>0.00139868</text:p>
          </table:table-cell>
          <table:table-cell office:value-type="float" office:value="0.000612011" calcext:value-type="float">
            <text:p>0.000612011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07" calcext:value-type="float">
            <text:p>0.00007</text:p>
          </table:table-cell>
          <table:table-cell/>
          <table:table-cell table:formula="of:=[.A27]" office:value-type="float" office:value="50" calcext:value-type="float">
            <text:p>50</text:p>
          </table:table-cell>
          <table:table-cell table:formula="of:=SQRT(([.B27]^2/[.B7]^2) + ([.$E27]^2/[.$E7]^2))" office:value-type="float" office:value="0.273490976019438" calcext:value-type="float">
            <text:p>0.273490976019438</text:p>
          </table:table-cell>
          <table:table-cell table:formula="of:=SQRT(([.C27]^2/[.C7]^2) + ([.$E27]^2/[.$E7]^2))" office:value-type="float" office:value="0.273405454054507" calcext:value-type="float">
            <text:p>0.273405454054507</text:p>
          </table:table-cell>
          <table:table-cell table:formula="of:=SQRT(([.D27]^2/[.D7]^2) + ([.$E27]^2/[.$E7]^2))" office:value-type="float" office:value="0.275463579952981" calcext:value-type="float">
            <text:p>0.275463579952981</text:p>
          </table:table-cell>
          <table:table-cell table:formula="of:=SQRT(([.E27]^2/[.E7]^2))" office:value-type="float" office:value="0.2726392015828" calcext:value-type="float">
            <text:p>0.2726392015828</text:p>
          </table:table-cell>
          <table:table-cell table:formula="of:=SQRT(([.F27]^2/[.F7]^2) + ([.$E27]^2/[.$E7]^2))" office:value-type="float" office:value="0.284710867638644" calcext:value-type="float">
            <text:p>0.284710867638644</text:p>
          </table:table-cell>
          <table:table-cell table:formula="of:=SQRT(([.G27]^2/[.G7]^2) + ([.$E27]^2/[.$E7]^2))" office:value-type="float" office:value="0.273056139334826" calcext:value-type="float">
            <text:p>0.273056139334826</text:p>
          </table:table-cell>
          <table:table-cell table:formula="of:=SQRT(([.H27]^2/[.H7]^2) + ([.$E27]^2/[.$E7]^2))" office:value-type="float" office:value="0.272810346779119" calcext:value-type="float">
            <text:p>0.272810346779119</text:p>
          </table:table-cell>
        </table:table-row>
        <table:table-row table:style-name="ro1">
          <table:table-cell table:formula="of:=[.A8]" office:value-type="float" office:value="60" calcext:value-type="float">
            <text:p>60</text:p>
          </table:table-cell>
          <table:table-cell office:value-type="float" office:value="0.000113198" calcext:value-type="float">
            <text:p>0.000113198</text:p>
          </table:table-cell>
          <table:table-cell office:value-type="float" office:value="0.000158031" calcext:value-type="float">
            <text:p>0.000158031</text:p>
          </table:table-cell>
          <table:table-cell office:value-type="float" office:value="0.0001850431" calcext:value-type="float">
            <text:p>1.85E-04</text:p>
          </table:table-cell>
          <table:table-cell office:value-type="float" office:value="0.00100481" calcext:value-type="float">
            <text:p>0.00100481</text:p>
          </table:table-cell>
          <table:table-cell office:value-type="float" office:value="0.000472709" calcext:value-type="float">
            <text:p>0.000472709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205" calcext:value-type="float">
            <text:p>0.000205</text:p>
          </table:table-cell>
          <table:table-cell/>
          <table:table-cell table:formula="of:=[.A28]" office:value-type="float" office:value="60" calcext:value-type="float">
            <text:p>60</text:p>
          </table:table-cell>
          <table:table-cell table:formula="of:=SQRT(([.B28]^2/[.B8]^2) + ([.$E28]^2/[.$E8]^2))" office:value-type="float" office:value="0.103090620349332" calcext:value-type="float">
            <text:p>0.103090620349332</text:p>
          </table:table-cell>
          <table:table-cell table:formula="of:=SQRT(([.C28]^2/[.C8]^2) + ([.$E28]^2/[.$E8]^2))" office:value-type="float" office:value="0.103482266170938" calcext:value-type="float">
            <text:p>0.103482266170938</text:p>
          </table:table-cell>
          <table:table-cell table:formula="of:=SQRT(([.D28]^2/[.D8]^2) + ([.$E28]^2/[.$E8]^2))" office:value-type="float" office:value="0.103749957439276" calcext:value-type="float">
            <text:p>0.103749957439276</text:p>
          </table:table-cell>
          <table:table-cell table:formula="of:=SQRT(([.E28]^2/[.E8]^2))" office:value-type="float" office:value="0.102694581708732" calcext:value-type="float">
            <text:p>0.102694581708732</text:p>
          </table:table-cell>
          <table:table-cell table:formula="of:=SQRT(([.F28]^2/[.F8]^2) + ([.$E28]^2/[.$E8]^2))" office:value-type="float" office:value="0.107642590553366" calcext:value-type="float">
            <text:p>0.107642590553366</text:p>
          </table:table-cell>
          <table:table-cell table:formula="of:=SQRT(([.G28]^2/[.G8]^2) + ([.$E28]^2/[.$E8]^2))" office:value-type="float" office:value="0.103386730785051" calcext:value-type="float">
            <text:p>0.103386730785051</text:p>
          </table:table-cell>
          <table:table-cell table:formula="of:=SQRT(([.H28]^2/[.H8]^2) + ([.$E28]^2/[.$E8]^2))" office:value-type="float" office:value="0.103556976725272" calcext:value-type="float">
            <text:p>0.103556976725272</text:p>
          </table:table-cell>
        </table:table-row>
        <table:table-row table:style-name="ro1">
          <table:table-cell table:formula="of:=[.A9]" office:value-type="float" office:value="70" calcext:value-type="float">
            <text:p>70</text:p>
          </table:table-cell>
          <table:table-cell office:value-type="float" office:value="0.00171615" calcext:value-type="float">
            <text:p>0.00171615</text:p>
          </table:table-cell>
          <table:table-cell office:value-type="float" office:value="0.000178953" calcext:value-type="float">
            <text:p>0.000178953</text:p>
          </table:table-cell>
          <table:table-cell office:value-type="float" office:value="0.0003099547" calcext:value-type="float">
            <text:p>3.10E-04</text:p>
          </table:table-cell>
          <table:table-cell office:value-type="float" office:value="0.00554629" calcext:value-type="float">
            <text:p>0.00554629</text:p>
          </table:table-cell>
          <table:table-cell office:value-type="float" office:value="0.000317705" calcext:value-type="float">
            <text:p>0.000317705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71" calcext:value-type="float">
            <text:p>0.000171</text:p>
          </table:table-cell>
          <table:table-cell/>
          <table:table-cell table:formula="of:=[.A29]" office:value-type="float" office:value="70" calcext:value-type="float">
            <text:p>70</text:p>
          </table:table-cell>
          <table:table-cell table:formula="of:=SQRT(([.B29]^2/[.B9]^2) + ([.$E29]^2/[.$E9]^2))" office:value-type="float" office:value="0.315989442987877" calcext:value-type="float">
            <text:p>0.315989442987877</text:p>
          </table:table-cell>
          <table:table-cell table:formula="of:=SQRT(([.C29]^2/[.C9]^2) + ([.$E29]^2/[.$E9]^2))" office:value-type="float" office:value="0.308316602306427" calcext:value-type="float">
            <text:p>0.308316602306427</text:p>
          </table:table-cell>
          <table:table-cell table:formula="of:=SQRT(([.D29]^2/[.D9]^2) + ([.$E29]^2/[.$E9]^2))" office:value-type="float" office:value="0.308496790641837" calcext:value-type="float">
            <text:p>0.308496790641837</text:p>
          </table:table-cell>
          <table:table-cell table:formula="of:=SQRT(([.E29]^2/[.E9]^2))" office:value-type="float" office:value="0.308219688128661" calcext:value-type="float">
            <text:p>0.308219688128661</text:p>
          </table:table-cell>
          <table:table-cell table:formula="of:=SQRT(([.F29]^2/[.F9]^2) + ([.$E29]^2/[.$E9]^2))" office:value-type="float" office:value="0.30843004053377" calcext:value-type="float">
            <text:p>0.30843004053377</text:p>
          </table:table-cell>
          <table:table-cell table:formula="of:=SQRT(([.G29]^2/[.G9]^2) + ([.$E29]^2/[.$E9]^2))" office:value-type="float" office:value="0.308373835894619" calcext:value-type="float">
            <text:p>0.308373835894619</text:p>
          </table:table-cell>
          <table:table-cell table:formula="of:=SQRT(([.H29]^2/[.H9]^2) + ([.$E29]^2/[.$E9]^2))" office:value-type="float" office:value="0.308278033361892" calcext:value-type="float">
            <text:p>0.308278033361892</text:p>
          </table:table-cell>
        </table:table-row>
        <table:table-row table:style-name="ro1">
          <table:table-cell table:formula="of:=[.A10]" office:value-type="float" office:value="80" calcext:value-type="float">
            <text:p>80</text:p>
          </table:table-cell>
          <table:table-cell office:value-type="float" office:value="0.00184251" calcext:value-type="float">
            <text:p>0.00184251</text:p>
          </table:table-cell>
          <table:table-cell office:value-type="float" office:value="0.000276794" calcext:value-type="float">
            <text:p>0.000276794</text:p>
          </table:table-cell>
          <table:table-cell office:value-type="float" office:value="0.000273921" calcext:value-type="float">
            <text:p>2.74E-04</text:p>
          </table:table-cell>
          <table:table-cell office:value-type="float" office:value="0.00147523" calcext:value-type="float">
            <text:p>0.00147523</text:p>
          </table:table-cell>
          <table:table-cell office:value-type="float" office:value="0.000220102" calcext:value-type="float">
            <text:p>0.000220102</text:p>
          </table:table-cell>
          <table:table-cell office:value-type="float" office:value="0.000373" calcext:value-type="float">
            <text:p>0.000373</text:p>
          </table:table-cell>
          <table:table-cell office:value-type="float" office:value="0.000489" calcext:value-type="float">
            <text:p>0.000489</text:p>
          </table:table-cell>
          <table:table-cell/>
          <table:table-cell table:formula="of:=[.A30]" office:value-type="float" office:value="80" calcext:value-type="float">
            <text:p>80</text:p>
          </table:table-cell>
          <table:table-cell table:formula="of:=SQRT(([.B30]^2/[.B10]^2) + ([.$E30]^2/[.$E10]^2))" office:value-type="float" office:value="0.070055938834862" calcext:value-type="float">
            <text:p>0.070055938834862</text:p>
          </table:table-cell>
          <table:table-cell table:formula="of:=SQRT(([.C30]^2/[.C10]^2) + ([.$E30]^2/[.$E10]^2))" office:value-type="float" office:value="0.0561609122559514" calcext:value-type="float">
            <text:p>0.0561609122559514</text:p>
          </table:table-cell>
          <table:table-cell table:formula="of:=SQRT(([.D30]^2/[.D10]^2) + ([.$E30]^2/[.$E10]^2))" office:value-type="float" office:value="0.05613646655283" calcext:value-type="float">
            <text:p>0.05613646655283</text:p>
          </table:table-cell>
          <table:table-cell table:formula="of:=SQRT(([.E30]^2/[.E10]^2))" office:value-type="float" office:value="0.0557241499142548" calcext:value-type="float">
            <text:p>0.0557241499142548</text:p>
          </table:table-cell>
          <table:table-cell table:formula="of:=SQRT(([.F30]^2/[.F10]^2) + ([.$E30]^2/[.$E10]^2))" office:value-type="float" office:value="0.0559109784166634" calcext:value-type="float">
            <text:p>0.0559109784166634</text:p>
          </table:table-cell>
          <table:table-cell table:formula="of:=SQRT(([.G30]^2/[.G10]^2) + ([.$E30]^2/[.$E10]^2))" office:value-type="float" office:value="0.0561565756983322" calcext:value-type="float">
            <text:p>0.0561565756983322</text:p>
          </table:table-cell>
          <table:table-cell table:formula="of:=SQRT(([.H30]^2/[.H10]^2) + ([.$E30]^2/[.$E10]^2))" office:value-type="float" office:value="0.056541859625798" calcext:value-type="float">
            <text:p>0.056541859625798</text:p>
          </table:table-cell>
        </table:table-row>
        <table:table-row table:style-name="ro1">
          <table:table-cell table:formula="of:=[.A11]" office:value-type="float" office:value="90" calcext:value-type="float">
            <text:p>90</text:p>
          </table:table-cell>
          <table:table-cell office:value-type="float" office:value="0.00178137" calcext:value-type="float">
            <text:p>0.00178137</text:p>
          </table:table-cell>
          <table:table-cell office:value-type="float" office:value="0.000221216" calcext:value-type="float">
            <text:p>0.000221216</text:p>
          </table:table-cell>
          <table:table-cell office:value-type="float" office:value="0.005610857" calcext:value-type="float">
            <text:p>5.61E-03</text:p>
          </table:table-cell>
          <table:table-cell office:value-type="float" office:value="0.00778855" calcext:value-type="float">
            <text:p>0.00778855</text:p>
          </table:table-cell>
          <table:table-cell office:value-type="float" office:value="0.000451334" calcext:value-type="float">
            <text:p>0.000451334</text:p>
          </table:table-cell>
          <table:table-cell office:value-type="float" office:value="0.000761" calcext:value-type="float">
            <text:p>0.000761</text:p>
          </table:table-cell>
          <table:table-cell office:value-type="float" office:value="0.000408" calcext:value-type="float">
            <text:p>0.000408</text:p>
          </table:table-cell>
          <table:table-cell/>
          <table:table-cell table:formula="of:=[.A31]" office:value-type="float" office:value="90" calcext:value-type="float">
            <text:p>90</text:p>
          </table:table-cell>
          <table:table-cell table:formula="of:=SQRT(([.B31]^2/[.B11]^2) + ([.$E31]^2/[.$E11]^2))" office:value-type="float" office:value="0.168938001842797" calcext:value-type="float">
            <text:p>0.168938001842797</text:p>
          </table:table-cell>
          <table:table-cell table:formula="of:=SQRT(([.C31]^2/[.C11]^2) + ([.$E31]^2/[.$E11]^2))" office:value-type="float" office:value="0.167252567031144" calcext:value-type="float">
            <text:p>0.167252567031144</text:p>
          </table:table-cell>
          <table:table-cell table:formula="of:=SQRT(([.D31]^2/[.D11]^2) + ([.$E31]^2/[.$E11]^2))" office:value-type="float" office:value="0.186595792274968" calcext:value-type="float">
            <text:p>0.186595792274968</text:p>
          </table:table-cell>
          <table:table-cell table:formula="of:=SQRT(([.E31]^2/[.E11]^2))" office:value-type="float" office:value="0.167216644910858" calcext:value-type="float">
            <text:p>0.167216644910858</text:p>
          </table:table-cell>
          <table:table-cell table:formula="of:=SQRT(([.F31]^2/[.F11]^2) + ([.$E31]^2/[.$E11]^2))" office:value-type="float" office:value="0.167316346600351" calcext:value-type="float">
            <text:p>0.167316346600351</text:p>
          </table:table-cell>
          <table:table-cell table:formula="of:=SQRT(([.G31]^2/[.G11]^2) + ([.$E31]^2/[.$E11]^2))" office:value-type="float" office:value="0.16745859363787" calcext:value-type="float">
            <text:p>0.16745859363787</text:p>
          </table:table-cell>
          <table:table-cell table:formula="of:=SQRT(([.H31]^2/[.H11]^2) + ([.$E31]^2/[.$E11]^2))" office:value-type="float" office:value="0.167296354436325" calcext:value-type="float">
            <text:p>0.167296354436325</text:p>
          </table:table-cell>
        </table:table-row>
        <table:table-row table:style-name="ro1">
          <table:table-cell table:formula="of:=[.A12]" office:value-type="float" office:value="100" calcext:value-type="float">
            <text:p>100</text:p>
          </table:table-cell>
          <table:table-cell office:value-type="float" office:value="0.00196154" calcext:value-type="float">
            <text:p>0.00196154</text:p>
          </table:table-cell>
          <table:table-cell office:value-type="float" office:value="0.00232453" calcext:value-type="float">
            <text:p>0.00232453</text:p>
          </table:table-cell>
          <table:table-cell office:value-type="float" office:value="0.000682799" calcext:value-type="float">
            <text:p>6.83E-04</text:p>
          </table:table-cell>
          <table:table-cell office:value-type="float" office:value="0.00155997" calcext:value-type="float">
            <text:p>0.00155997</text:p>
          </table:table-cell>
          <table:table-cell office:value-type="float" office:value="0.00128535" calcext:value-type="float">
            <text:p>0.00128535</text:p>
          </table:table-cell>
          <table:table-cell office:value-type="float" office:value="0.001025" calcext:value-type="float">
            <text:p>0.001025</text:p>
          </table:table-cell>
          <table:table-cell office:value-type="float" office:value="0.000376" calcext:value-type="float">
            <text:p>0.000376</text:p>
          </table:table-cell>
          <table:table-cell/>
          <table:table-cell table:formula="of:=[.A32]" office:value-type="float" office:value="100" calcext:value-type="float">
            <text:p>100</text:p>
          </table:table-cell>
          <table:table-cell table:formula="of:=SQRT(([.B32]^2/[.B12]^2) + ([.$E32]^2/[.$E12]^2))" office:value-type="float" office:value="0.0286322586616489" calcext:value-type="float">
            <text:p>0.0286322586616489</text:p>
          </table:table-cell>
          <table:table-cell table:formula="of:=SQRT(([.C32]^2/[.C12]^2) + ([.$E32]^2/[.$E12]^2))" office:value-type="float" office:value="0.0326039061025367" calcext:value-type="float">
            <text:p>0.0326039061025367</text:p>
          </table:table-cell>
          <table:table-cell table:formula="of:=SQRT(([.D32]^2/[.D12]^2) + ([.$E32]^2/[.$E12]^2))" office:value-type="float" office:value="0.0240572593328717" calcext:value-type="float">
            <text:p>0.0240572593328717</text:p>
          </table:table-cell>
          <table:table-cell table:formula="of:=SQRT(([.E32]^2/[.E12]^2))" office:value-type="float" office:value="0.0230519610059715" calcext:value-type="float">
            <text:p>0.0230519610059715</text:p>
          </table:table-cell>
          <table:table-cell table:formula="of:=SQRT(([.F32]^2/[.F12]^2) + ([.$E32]^2/[.$E12]^2))" office:value-type="float" office:value="0.0254058916708179" calcext:value-type="float">
            <text:p>0.0254058916708179</text:p>
          </table:table-cell>
          <table:table-cell table:formula="of:=SQRT(([.G32]^2/[.G12]^2) + ([.$E32]^2/[.$E12]^2))" office:value-type="float" office:value="0.0243760989370457" calcext:value-type="float">
            <text:p>0.0243760989370457</text:p>
          </table:table-cell>
          <table:table-cell table:formula="of:=SQRT(([.H32]^2/[.H12]^2) + ([.$E32]^2/[.$E12]^2))" office:value-type="float" office:value="0.0232501903604896" calcext:value-type="float">
            <text:p>0.0232501903604896</text:p>
          </table:table-cell>
        </table:table-row>
        <table:table-row table:style-name="ro1">
          <table:table-cell table:formula="of:=[.A13]" office:value-type="float" office:value="110" calcext:value-type="float">
            <text:p>110</text:p>
          </table:table-cell>
          <table:table-cell office:value-type="float" office:value="0.00354405" calcext:value-type="float">
            <text:p>0.00354405</text:p>
          </table:table-cell>
          <table:table-cell office:value-type="float" office:value="0.00143138" calcext:value-type="float">
            <text:p>0.00143138</text:p>
          </table:table-cell>
          <table:table-cell office:value-type="float" office:value="0.0005796671" calcext:value-type="float">
            <text:p>5.80E-04</text:p>
          </table:table-cell>
          <table:table-cell office:value-type="float" office:value="0.0106467" calcext:value-type="float">
            <text:p>0.0106467</text:p>
          </table:table-cell>
          <table:table-cell office:value-type="float" office:value="0.0010132" calcext:value-type="float">
            <text:p>0.0010132</text:p>
          </table:table-cell>
          <table:table-cell office:value-type="float" office:value="0.002594" calcext:value-type="float">
            <text:p>0.002594</text:p>
          </table:table-cell>
          <table:table-cell office:value-type="float" office:value="0.000482" calcext:value-type="float">
            <text:p>0.000482</text:p>
          </table:table-cell>
          <table:table-cell/>
          <table:table-cell table:formula="of:=[.A33]" office:value-type="float" office:value="110" calcext:value-type="float">
            <text:p>110</text:p>
          </table:table-cell>
          <table:table-cell table:formula="of:=SQRT(([.B33]^2/[.B13]^2) + ([.$E33]^2/[.$E13]^2))" office:value-type="float" office:value="0.0924397099908574" calcext:value-type="float">
            <text:p>0.0924397099908574</text:p>
          </table:table-cell>
          <table:table-cell table:formula="of:=SQRT(([.C33]^2/[.C13]^2) + ([.$E33]^2/[.$E13]^2))" office:value-type="float" office:value="0.0910593193254344" calcext:value-type="float">
            <text:p>0.0910593193254344</text:p>
          </table:table-cell>
          <table:table-cell table:formula="of:=SQRT(([.D33]^2/[.D13]^2) + ([.$E33]^2/[.$E13]^2))" office:value-type="float" office:value="0.0906732010222421" calcext:value-type="float">
            <text:p>0.0906732010222421</text:p>
          </table:table-cell>
          <table:table-cell table:formula="of:=SQRT(([.E33]^2/[.E13]^2))" office:value-type="float" office:value="0.0905863133981673" calcext:value-type="float">
            <text:p>0.0905863133981673</text:p>
          </table:table-cell>
          <table:table-cell table:formula="of:=SQRT(([.F33]^2/[.F13]^2) + ([.$E33]^2/[.$E13]^2))" office:value-type="float" office:value="0.0907682453758303" calcext:value-type="float">
            <text:p>0.0907682453758303</text:p>
          </table:table-cell>
          <table:table-cell table:formula="of:=SQRT(([.G33]^2/[.G13]^2) + ([.$E33]^2/[.$E13]^2))" office:value-type="float" office:value="0.0915271008310107" calcext:value-type="float">
            <text:p>0.0915271008310107</text:p>
          </table:table-cell>
          <table:table-cell table:formula="of:=SQRT(([.H33]^2/[.H13]^2) + ([.$E33]^2/[.$E13]^2))" office:value-type="float" office:value="0.0906262597361933" calcext:value-type="float">
            <text:p>0.0906262597361933</text:p>
          </table:table-cell>
        </table:table-row>
        <table:table-row table:style-name="ro1">
          <table:table-cell table:formula="of:=[.A14]" office:value-type="float" office:value="120" calcext:value-type="float">
            <text:p>120</text:p>
          </table:table-cell>
          <table:table-cell office:value-type="float" office:value="0.00166343" calcext:value-type="float">
            <text:p>0.00166343</text:p>
          </table:table-cell>
          <table:table-cell office:value-type="float" office:value="0.00155619" calcext:value-type="float">
            <text:p>0.00155619</text:p>
          </table:table-cell>
          <table:table-cell office:value-type="float" office:value="0.00080703664" calcext:value-type="float">
            <text:p>8.07E-04</text:p>
          </table:table-cell>
          <table:table-cell office:value-type="float" office:value="0.00931057" calcext:value-type="float">
            <text:p>0.00931057</text:p>
          </table:table-cell>
          <table:table-cell office:value-type="float" office:value="0.00257649" calcext:value-type="float">
            <text:p>0.00257649</text:p>
          </table:table-cell>
          <table:table-cell office:value-type="float" office:value="0.001757" calcext:value-type="float">
            <text:p>0.001757</text:p>
          </table:table-cell>
          <table:table-cell office:value-type="float" office:value="0.000528" calcext:value-type="float">
            <text:p>0.000528</text:p>
          </table:table-cell>
          <table:table-cell/>
          <table:table-cell table:formula="of:=[.A34]" office:value-type="float" office:value="120" calcext:value-type="float">
            <text:p>120</text:p>
          </table:table-cell>
          <table:table-cell table:formula="of:=SQRT(([.B34]^2/[.B14]^2) + ([.$E34]^2/[.$E14]^2))" office:value-type="float" office:value="0.0547440156323425" calcext:value-type="float">
            <text:p>0.0547440156323425</text:p>
          </table:table-cell>
          <table:table-cell table:formula="of:=SQRT(([.C34]^2/[.C14]^2) + ([.$E34]^2/[.$E14]^2))" office:value-type="float" office:value="0.0548272369462862" calcext:value-type="float">
            <text:p>0.0548272369462862</text:p>
          </table:table-cell>
          <table:table-cell table:formula="of:=SQRT(([.D34]^2/[.D14]^2) + ([.$E34]^2/[.$E14]^2))" office:value-type="float" office:value="0.0545567150549694" calcext:value-type="float">
            <text:p>0.0545567150549694</text:p>
          </table:table-cell>
          <table:table-cell table:formula="of:=SQRT(([.E34]^2/[.E14]^2))" office:value-type="float" office:value="0.0544175458078845" calcext:value-type="float">
            <text:p>0.0544175458078845</text:p>
          </table:table-cell>
          <table:table-cell table:formula="of:=SQRT(([.F34]^2/[.F14]^2) + ([.$E34]^2/[.$E14]^2))" office:value-type="float" office:value="0.0553784504625502" calcext:value-type="float">
            <text:p>0.0553784504625502</text:p>
          </table:table-cell>
          <table:table-cell table:formula="of:=SQRT(([.G34]^2/[.G14]^2) + ([.$E34]^2/[.$E14]^2))" office:value-type="float" office:value="0.0546911734857969" calcext:value-type="float">
            <text:p>0.0546911734857969</text:p>
          </table:table-cell>
          <table:table-cell table:formula="of:=SQRT(([.H34]^2/[.H14]^2) + ([.$E34]^2/[.$E14]^2))" office:value-type="float" office:value="0.0544565359286989" calcext:value-type="float">
            <text:p>0.0544565359286989</text:p>
          </table:table-cell>
        </table:table-row>
        <table:table-row table:style-name="ro1">
          <table:table-cell table:formula="of:=[.A15]" office:value-type="float" office:value="130" calcext:value-type="float">
            <text:p>130</text:p>
          </table:table-cell>
          <table:table-cell office:value-type="float" office:value="0.00752805" calcext:value-type="float">
            <text:p>0.00752805</text:p>
          </table:table-cell>
          <table:table-cell office:value-type="float" office:value="0.00607156" calcext:value-type="float">
            <text:p>0.00607156</text:p>
          </table:table-cell>
          <table:table-cell office:value-type="float" office:value="0.002005943" calcext:value-type="float">
            <text:p>2.01E-03</text:p>
          </table:table-cell>
          <table:table-cell office:value-type="float" office:value="0.022021" calcext:value-type="float">
            <text:p>0.022021</text:p>
          </table:table-cell>
          <table:table-cell office:value-type="float" office:value="0.00802302" calcext:value-type="float">
            <text:p>0.00802302</text:p>
          </table:table-cell>
          <table:table-cell office:value-type="float" office:value="0.001316" calcext:value-type="float">
            <text:p>0.001316</text:p>
          </table:table-cell>
          <table:table-cell office:value-type="float" office:value="0.001156" calcext:value-type="float">
            <text:p>0.001156</text:p>
          </table:table-cell>
          <table:table-cell/>
          <table:table-cell table:formula="of:=[.A35]" office:value-type="float" office:value="130" calcext:value-type="float">
            <text:p>130</text:p>
          </table:table-cell>
          <table:table-cell table:formula="of:=SQRT(([.B35]^2/[.B15]^2) + ([.$E35]^2/[.$E15]^2))" office:value-type="float" office:value="0.0928259334819291" calcext:value-type="float">
            <text:p>0.0928259334819291</text:p>
          </table:table-cell>
          <table:table-cell table:formula="of:=SQRT(([.C35]^2/[.C15]^2) + ([.$E35]^2/[.$E15]^2))" office:value-type="float" office:value="0.0925616039438046" calcext:value-type="float">
            <text:p>0.0925616039438046</text:p>
          </table:table-cell>
          <table:table-cell table:formula="of:=SQRT(([.D35]^2/[.D15]^2) + ([.$E35]^2/[.$E15]^2))" office:value-type="float" office:value="0.090877241194584" calcext:value-type="float">
            <text:p>0.090877241194584</text:p>
          </table:table-cell>
          <table:table-cell table:formula="of:=SQRT(([.E35]^2/[.E15]^2))" office:value-type="float" office:value="0.0906076029575744" calcext:value-type="float">
            <text:p>0.0906076029575744</text:p>
          </table:table-cell>
          <table:table-cell table:formula="of:=SQRT(([.F35]^2/[.F15]^2) + ([.$E35]^2/[.$E15]^2))" office:value-type="float" office:value="0.0934704411028605" calcext:value-type="float">
            <text:p>0.0934704411028605</text:p>
          </table:table-cell>
          <table:table-cell table:formula="of:=SQRT(([.G35]^2/[.G15]^2) + ([.$E35]^2/[.$E15]^2))" office:value-type="float" office:value="0.0906642126797014" calcext:value-type="float">
            <text:p>0.0906642126797014</text:p>
          </table:table-cell>
          <table:table-cell table:formula="of:=SQRT(([.H35]^2/[.H15]^2) + ([.$E35]^2/[.$E15]^2))" office:value-type="float" office:value="0.0906659369349505" calcext:value-type="float">
            <text:p>0.0906659369349505</text:p>
          </table:table-cell>
        </table:table-row>
        <table:table-row table:style-name="ro1">
          <table:table-cell table:formula="of:=[.A16]" office:value-type="float" office:value="140" calcext:value-type="float">
            <text:p>140</text:p>
          </table:table-cell>
          <table:table-cell office:value-type="float" office:value="0.00142409" calcext:value-type="float">
            <text:p>0.00142409</text:p>
          </table:table-cell>
          <table:table-cell office:value-type="float" office:value="0.00675263" calcext:value-type="float">
            <text:p>0.00675263</text:p>
          </table:table-cell>
          <table:table-cell office:value-type="float" office:value="0.000911984" calcext:value-type="float">
            <text:p>9.12E-04</text:p>
          </table:table-cell>
          <table:table-cell office:value-type="float" office:value="0.00219531" calcext:value-type="float">
            <text:p>0.00219531</text:p>
          </table:table-cell>
          <table:table-cell office:value-type="float" office:value="0.00156968" calcext:value-type="float">
            <text:p>0.00156968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.004255" calcext:value-type="float">
            <text:p>0.004255</text:p>
          </table:table-cell>
          <table:table-cell/>
          <table:table-cell table:formula="of:=[.A36]" office:value-type="float" office:value="140" calcext:value-type="float">
            <text:p>140</text:p>
          </table:table-cell>
          <table:table-cell table:formula="of:=SQRT(([.B36]^2/[.B16]^2) + ([.$E36]^2/[.$E16]^2))" office:value-type="float" office:value="0.00729161015861803" calcext:value-type="float">
            <text:p>0.00729161015861803</text:p>
          </table:table-cell>
          <table:table-cell table:formula="of:=SQRT(([.C36]^2/[.C16]^2) + ([.$E36]^2/[.$E16]^2))" office:value-type="float" office:value="0.0171600243294458" calcext:value-type="float">
            <text:p>0.0171600243294458</text:p>
          </table:table-cell>
          <table:table-cell table:formula="of:=SQRT(([.D36]^2/[.D16]^2) + ([.$E36]^2/[.$E16]^2))" office:value-type="float" office:value="0.00713529198178478" calcext:value-type="float">
            <text:p>0.00713529198178478</text:p>
          </table:table-cell>
          <table:table-cell table:formula="of:=SQRT(([.E36]^2/[.E16]^2))" office:value-type="float" office:value="0.00673116842102036" calcext:value-type="float">
            <text:p>0.00673116842102036</text:p>
          </table:table-cell>
          <table:table-cell table:formula="of:=SQRT(([.F36]^2/[.F16]^2) + ([.$E36]^2/[.$E16]^2))" office:value-type="float" office:value="0.0075438338798044" calcext:value-type="float">
            <text:p>0.0075438338798044</text:p>
          </table:table-cell>
          <table:table-cell table:formula="of:=SQRT(([.G36]^2/[.G16]^2) + ([.$E36]^2/[.$E16]^2))" office:value-type="float" office:value="0.0139264828213763" calcext:value-type="float">
            <text:p>0.0139264828213763</text:p>
          </table:table-cell>
          <table:table-cell table:formula="of:=SQRT(([.H36]^2/[.H16]^2) + ([.$E36]^2/[.$E16]^2))" office:value-type="float" office:value="0.0113731866884448" calcext:value-type="float">
            <text:p>0.0113731866884448</text:p>
          </table:table-cell>
        </table:table-row>
        <table:table-row table:style-name="ro1">
          <table:table-cell table:formula="of:=[.A17]" office:value-type="float" office:value="150" calcext:value-type="float">
            <text:p>150</text:p>
          </table:table-cell>
          <table:table-cell office:value-type="float" office:value="0.00990015" calcext:value-type="float">
            <text:p>0.00990015</text:p>
          </table:table-cell>
          <table:table-cell office:value-type="float" office:value="0.0147427" calcext:value-type="float">
            <text:p>0.0147427</text:p>
          </table:table-cell>
          <table:table-cell office:value-type="float" office:value="0.004864032" calcext:value-type="float">
            <text:p>4.86E-03</text:p>
          </table:table-cell>
          <table:table-cell office:value-type="float" office:value="0.00655781" calcext:value-type="float">
            <text:p>0.00655781</text:p>
          </table:table-cell>
          <table:table-cell office:value-type="float" office:value="0.00458643" calcext:value-type="float">
            <text:p>0.00458643</text:p>
          </table:table-cell>
          <table:table-cell office:value-type="float" office:value="0.000956" calcext:value-type="float">
            <text:p>0.000956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A37]" office:value-type="float" office:value="150" calcext:value-type="float">
            <text:p>150</text:p>
          </table:table-cell>
          <table:table-cell table:formula="of:=SQRT(([.B37]^2/[.B17]^2) + ([.$E37]^2/[.$E17]^2))" office:value-type="float" office:value="0.0215561900823125" calcext:value-type="float">
            <text:p>0.0215561900823125</text:p>
          </table:table-cell>
          <table:table-cell table:formula="of:=SQRT(([.C37]^2/[.C17]^2) + ([.$E37]^2/[.$E17]^2))" office:value-type="float" office:value="0.0301783979678745" calcext:value-type="float">
            <text:p>0.0301783979678745</text:p>
          </table:table-cell>
          <table:table-cell table:formula="of:=SQRT(([.D37]^2/[.D17]^2) + ([.$E37]^2/[.$E17]^2))" office:value-type="float" office:value="0.0179392190271729" calcext:value-type="float">
            <text:p>0.0179392190271729</text:p>
          </table:table-cell>
          <table:table-cell table:formula="of:=SQRT(([.E37]^2/[.E17]^2))" office:value-type="float" office:value="0.0152001362906235" calcext:value-type="float">
            <text:p>0.0152001362906235</text:p>
          </table:table-cell>
          <table:table-cell table:formula="of:=SQRT(([.F37]^2/[.F17]^2) + ([.$E37]^2/[.$E17]^2))" office:value-type="float" office:value="0.0169446848608923" calcext:value-type="float">
            <text:p>0.0169446848608923</text:p>
          </table:table-cell>
          <table:table-cell table:formula="of:=SQRT(([.G37]^2/[.G17]^2) + ([.$E37]^2/[.$E17]^2))" office:value-type="float" office:value="0.0152641801792096" calcext:value-type="float">
            <text:p>0.0152641801792096</text:p>
          </table:table-cell>
          <table:table-cell table:formula="of:=SQRT(([.H37]^2/[.H17]^2) + ([.$E37]^2/[.$E17]^2))" office:value-type="float" office:value="0.015323971789504" calcext:value-type="float">
            <text:p>0.015323971789504</text:p>
          </table:table-cell>
        </table:table-row>
        <table:table-row table:style-name="ro1">
          <table:table-cell table:formula="of:=[.A18]" office:value-type="float" office:value="160" calcext:value-type="float">
            <text:p>160</text:p>
          </table:table-cell>
          <table:table-cell office:value-type="float" office:value="0.0121516" calcext:value-type="float">
            <text:p>0.0121516</text:p>
          </table:table-cell>
          <table:table-cell office:value-type="float" office:value="0.00421102" calcext:value-type="float">
            <text:p>0.00421102</text:p>
          </table:table-cell>
          <table:table-cell office:value-type="float" office:value="0.00253466" calcext:value-type="float">
            <text:p>2.53E-03</text:p>
          </table:table-cell>
          <table:table-cell office:value-type="float" office:value="0.0121766" calcext:value-type="float">
            <text:p>0.0121766</text:p>
          </table:table-cell>
          <table:table-cell office:value-type="float" office:value="0.0345004" calcext:value-type="float">
            <text:p>0.0345004</text:p>
          </table:table-cell>
          <table:table-cell office:value-type="float" office:value="0.003746" calcext:value-type="float">
            <text:p>0.003746</text:p>
          </table:table-cell>
          <table:table-cell office:value-type="float" office:value="0.004328" calcext:value-type="float">
            <text:p>0.004328</text:p>
          </table:table-cell>
          <table:table-cell/>
          <table:table-cell table:formula="of:=[.A38]" office:value-type="float" office:value="160" calcext:value-type="float">
            <text:p>160</text:p>
          </table:table-cell>
          <table:table-cell table:formula="of:=SQRT(([.B38]^2/[.B18]^2) + ([.$E38]^2/[.$E18]^2))" office:value-type="float" office:value="0.027248084600055" calcext:value-type="float">
            <text:p>0.027248084600055</text:p>
          </table:table-cell>
          <table:table-cell table:formula="of:=SQRT(([.C38]^2/[.C18]^2) + ([.$E38]^2/[.$E18]^2))" office:value-type="float" office:value="0.0229827527659561" calcext:value-type="float">
            <text:p>0.0229827527659561</text:p>
          </table:table-cell>
          <table:table-cell table:formula="of:=SQRT(([.D38]^2/[.D18]^2) + ([.$E38]^2/[.$E18]^2))" office:value-type="float" office:value="0.0225523301810404" calcext:value-type="float">
            <text:p>0.0225523301810404</text:p>
          </table:table-cell>
          <table:table-cell table:formula="of:=SQRT(([.E38]^2/[.E18]^2))" office:value-type="float" office:value="0.0222273333807941" calcext:value-type="float">
            <text:p>0.0222273333807941</text:p>
          </table:table-cell>
          <table:table-cell table:formula="of:=SQRT(([.F38]^2/[.F18]^2) + ([.$E38]^2/[.$E18]^2))" office:value-type="float" office:value="0.0488684638164188" calcext:value-type="float">
            <text:p>0.0488684638164188</text:p>
          </table:table-cell>
          <table:table-cell table:formula="of:=SQRT(([.G38]^2/[.G18]^2) + ([.$E38]^2/[.$E18]^2))" office:value-type="float" office:value="0.02270418421872" calcext:value-type="float">
            <text:p>0.02270418421872</text:p>
          </table:table-cell>
          <table:table-cell table:formula="of:=SQRT(([.H38]^2/[.H18]^2) + ([.$E38]^2/[.$E18]^2))" office:value-type="float" office:value="0.0228753218257373" calcext:value-type="float">
            <text:p>0.0228753218257373</text:p>
          </table:table-cell>
        </table:table-row>
        <table:table-row table:style-name="ro1">
          <table:table-cell table:formula="of:=[.A19]" office:value-type="float" office:value="170" calcext:value-type="float">
            <text:p>170</text:p>
          </table:table-cell>
          <table:table-cell office:value-type="float" office:value="0.0107944" calcext:value-type="float">
            <text:p>0.0107944</text:p>
          </table:table-cell>
          <table:table-cell office:value-type="float" office:value="0.0301688" calcext:value-type="float">
            <text:p>0.0301688</text:p>
          </table:table-cell>
          <table:table-cell office:value-type="float" office:value="0.00164575" calcext:value-type="float">
            <text:p>1.65E-03</text:p>
          </table:table-cell>
          <table:table-cell office:value-type="float" office:value="0.00483948" calcext:value-type="float">
            <text:p>0.00483948</text:p>
          </table:table-cell>
          <table:table-cell office:value-type="float" office:value="0.0113696" calcext:value-type="float">
            <text:p>0.0113696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14349" calcext:value-type="float">
            <text:p>0.014349</text:p>
          </table:table-cell>
          <table:table-cell/>
          <table:table-cell table:formula="of:=[.A39]" office:value-type="float" office:value="170" calcext:value-type="float">
            <text:p>170</text:p>
          </table:table-cell>
          <table:table-cell table:formula="of:=SQRT(([.B39]^2/[.B19]^2) + ([.$E39]^2/[.$E19]^2))" office:value-type="float" office:value="0.0121558308261186" calcext:value-type="float">
            <text:p>0.0121558308261186</text:p>
          </table:table-cell>
          <table:table-cell table:formula="of:=SQRT(([.C39]^2/[.C19]^2) + ([.$E39]^2/[.$E19]^2))" office:value-type="float" office:value="0.0321006136662282" calcext:value-type="float">
            <text:p>0.0321006136662282</text:p>
          </table:table-cell>
          <table:table-cell table:formula="of:=SQRT(([.D39]^2/[.D19]^2) + ([.$E39]^2/[.$E19]^2))" office:value-type="float" office:value="0.00716452710406508" calcext:value-type="float">
            <text:p>0.00716452710406508</text:p>
          </table:table-cell>
          <table:table-cell table:formula="of:=SQRT(([.E39]^2/[.E19]^2))" office:value-type="float" office:value="0.00689409166993127" calcext:value-type="float">
            <text:p>0.00689409166993127</text:p>
          </table:table-cell>
          <table:table-cell table:formula="of:=SQRT(([.F39]^2/[.F19]^2) + ([.$E39]^2/[.$E19]^2))" office:value-type="float" office:value="0.013199208733817" calcext:value-type="float">
            <text:p>0.013199208733817</text:p>
          </table:table-cell>
          <table:table-cell table:formula="of:=SQRT(([.G39]^2/[.G19]^2) + ([.$E39]^2/[.$E19]^2))" office:value-type="float" office:value="0.00711633075944655" calcext:value-type="float">
            <text:p>0.00711633075944655</text:p>
          </table:table-cell>
          <table:table-cell table:formula="of:=SQRT(([.H39]^2/[.H19]^2) + ([.$E39]^2/[.$E19]^2))" office:value-type="float" office:value="0.0154855068944397" calcext:value-type="float">
            <text:p>0.0154855068944397</text:p>
          </table:table-cell>
        </table:table-row>
        <table:table-row table:style-name="ro1">
          <table:table-cell table:formula="of:=[.A20]" office:value-type="float" office:value="180" calcext:value-type="float">
            <text:p>180</text:p>
          </table:table-cell>
          <table:table-cell office:value-type="float" office:value="0.011578" calcext:value-type="float">
            <text:p>0.011578</text:p>
          </table:table-cell>
          <table:table-cell office:value-type="float" office:value="0.00473795" calcext:value-type="float">
            <text:p>0.00473795</text:p>
          </table:table-cell>
          <table:table-cell office:value-type="float" office:value="0.0053439596" calcext:value-type="float">
            <text:p>5.34E-03</text:p>
          </table:table-cell>
          <table:table-cell office:value-type="float" office:value="0.00950247" calcext:value-type="float">
            <text:p>0.00950247</text:p>
          </table:table-cell>
          <table:table-cell office:value-type="float" office:value="0.00540893" calcext:value-type="float">
            <text:p>0.00540893</text:p>
          </table:table-cell>
          <table:table-cell office:value-type="float" office:value="0.003156" calcext:value-type="float">
            <text:p>0.003156</text:p>
          </table:table-cell>
          <table:table-cell office:value-type="float" office:value="0.020563" calcext:value-type="float">
            <text:p>0.020563</text:p>
          </table:table-cell>
          <table:table-cell/>
          <table:table-cell table:formula="of:=[.A40]" office:value-type="float" office:value="180" calcext:value-type="float">
            <text:p>180</text:p>
          </table:table-cell>
          <table:table-cell table:formula="of:=SQRT(([.B40]^2/[.B20]^2) + ([.$E40]^2/[.$E20]^2))" office:value-type="float" office:value="0.013872276299318" calcext:value-type="float">
            <text:p>0.013872276299318</text:p>
          </table:table-cell>
          <table:table-cell table:formula="of:=SQRT(([.C40]^2/[.C20]^2) + ([.$E40]^2/[.$E20]^2))" office:value-type="float" office:value="0.0115860605085514" calcext:value-type="float">
            <text:p>0.0115860605085514</text:p>
          </table:table-cell>
          <table:table-cell table:formula="of:=SQRT(([.D40]^2/[.D20]^2) + ([.$E40]^2/[.$E20]^2))" office:value-type="float" office:value="0.0119818593661065" calcext:value-type="float">
            <text:p>0.0119818593661065</text:p>
          </table:table-cell>
          <table:table-cell table:formula="of:=SQRT(([.E40]^2/[.E20]^2))" office:value-type="float" office:value="0.0108818787088972" calcext:value-type="float">
            <text:p>0.0108818787088972</text:p>
          </table:table-cell>
          <table:table-cell table:formula="of:=SQRT(([.F40]^2/[.F20]^2) + ([.$E40]^2/[.$E20]^2))" office:value-type="float" office:value="0.0117152410071705" calcext:value-type="float">
            <text:p>0.0117152410071705</text:p>
          </table:table-cell>
          <table:table-cell table:formula="of:=SQRT(([.G40]^2/[.G20]^2) + ([.$E40]^2/[.$E20]^2))" office:value-type="float" office:value="0.0111491204015652" calcext:value-type="float">
            <text:p>0.0111491204015652</text:p>
          </table:table-cell>
          <table:table-cell table:formula="of:=SQRT(([.H40]^2/[.H20]^2) + ([.$E40]^2/[.$E20]^2))" office:value-type="float" office:value="0.0194604934123894" calcext:value-type="float">
            <text:p>0.0194604934123894</text:p>
          </table:table-cell>
        </table:table-row>
        <table:table-row table:style-name="ro1">
          <table:table-cell table:formula="of:=[.A21]" office:value-type="float" office:value="190" calcext:value-type="float">
            <text:p>190</text:p>
          </table:table-cell>
          <table:table-cell office:value-type="float" office:value="0.0121377" calcext:value-type="float">
            <text:p>0.0121377</text:p>
          </table:table-cell>
          <table:table-cell office:value-type="float" office:value="0.00402915" calcext:value-type="float">
            <text:p>0.00402915</text:p>
          </table:table-cell>
          <table:table-cell office:value-type="float" office:value="0.004338847" calcext:value-type="float">
            <text:p>4.34E-03</text:p>
          </table:table-cell>
          <table:table-cell office:value-type="float" office:value="0.00280889" calcext:value-type="float">
            <text:p>0.00280889</text:p>
          </table:table-cell>
          <table:table-cell office:value-type="float" office:value="0.00663328" calcext:value-type="float">
            <text:p>0.00663328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0.010106" calcext:value-type="float">
            <text:p>0.010106</text:p>
          </table:table-cell>
          <table:table-cell/>
          <table:table-cell table:formula="of:=[.A41]" office:value-type="float" office:value="190" calcext:value-type="float">
            <text:p>190</text:p>
          </table:table-cell>
          <table:table-cell table:formula="of:=SQRT(([.B41]^2/[.B21]^2) + ([.$E41]^2/[.$E21]^2))" office:value-type="float" office:value="0.00793816461333456" calcext:value-type="float">
            <text:p>0.00793816461333456</text:p>
          </table:table-cell>
          <table:table-cell table:formula="of:=SQRT(([.C41]^2/[.C21]^2) + ([.$E41]^2/[.$E21]^2))" office:value-type="float" office:value="0.00378373691251583" calcext:value-type="float">
            <text:p>0.00378373691251583</text:p>
          </table:table-cell>
          <table:table-cell table:formula="of:=SQRT(([.D41]^2/[.D21]^2) + ([.$E41]^2/[.$E21]^2))" office:value-type="float" office:value="0.00416043390499392" calcext:value-type="float">
            <text:p>0.00416043390499392</text:p>
          </table:table-cell>
          <table:table-cell table:formula="of:=SQRT(([.E41]^2/[.E21]^2))" office:value-type="float" office:value="0.00261430712098508" calcext:value-type="float">
            <text:p>0.00261430712098508</text:p>
          </table:table-cell>
          <table:table-cell table:formula="of:=SQRT(([.F41]^2/[.F21]^2) + ([.$E41]^2/[.$E21]^2))" office:value-type="float" office:value="0.0049871312641289" calcext:value-type="float">
            <text:p>0.0049871312641289</text:p>
          </table:table-cell>
          <table:table-cell table:formula="of:=SQRT(([.G41]^2/[.G21]^2) + ([.$E41]^2/[.$E21]^2))" office:value-type="float" office:value="0.00300936343936065" calcext:value-type="float">
            <text:p>0.00300936343936065</text:p>
          </table:table-cell>
          <table:table-cell table:formula="of:=SQRT(([.H41]^2/[.H21]^2) + ([.$E41]^2/[.$E21]^2))" office:value-type="float" office:value="0.00680478941826026" calcext:value-type="float">
            <text:p>0.006804789418260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1:05:54.695711011</meta:creation-date>
    <dc:date>2025-06-30T16:30:37.150275600</dc:date>
    <meta:editing-duration>P3DT6H17M43S</meta:editing-duration>
    <meta:editing-cycles>84</meta:editing-cycles>
    <meta:generator>LibreOffice/7.4.7.2$Linux_X86_64 LibreOffice_project/40$Build-2</meta:generator>
    <meta:document-statistic meta:table-count="2" meta:cell-count="667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15cm" svg:height="12cm" xlink:href=".." xlink:type="simple" chart:class="chart:bar" chart:style-name="ch1">
        <chart:title svg:x="5.807cm" svg:y="0.376cm" chart:style-name="ch2">
          <text:p>Einsums Performance Comparison</text:p>
        </chart:title>
        <chart:legend chart:legend-position="end" svg:x="16.996cm" svg:y="5.446cm" style:legend-expansion="high" chart:style-name="ch3"/>
        <chart:plot-area chart:style-name="ch4" table:cell-range-address="Breakdown.A1:Breakdown.H3" chart:data-source-has-labels="both" svg:x="0.378cm" svg:y="1.421cm" svg:width="16.24cm" svg:height="9.368cm">
          <chart:coordinate-region svg:x="3.508cm" svg:y="1.421cm" svg:width="12.77cm" svg:height="8.715cm"/>
          <chart:axis chart:dimension="x" chart:name="primary-x" chart:style-name="ch5" chartooo:axis-type="auto">
            <chartooo:date-scale/>
            <chart:categories table:cell-range-address="Breakdown.B1:Breakdown.H1"/>
          </chart:axis>
          <chart:axis chart:dimension="y" chart:name="primary-y" chart:style-name="ch6">
            <chart:title svg:x="7.361cm" svg:y="11.029cm" chart:style-name="ch7">
              <text:p>Time (seconds)</text:p>
            </chart:title>
            <chart:grid chart:style-name="ch8" chart:class="major"/>
          </chart:axis>
          <chart:series chart:style-name="ch9" chart:values-cell-range-address="Breakdown.B2:Breakdown.H2" chart:label-cell-address="Breakdown.A2:Breakdown.A2" chart:class="chart:bar">
            <chart:data-point chart:repeated="7"/>
          </chart:series>
          <chart:series chart:style-name="ch10" chart:values-cell-range-address="Breakdown.B3:Breakdown.H3" chart:label-cell-address="Breakdown.A3:Breakdown.A3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loops</text:p>
                <draw:g>
                  <svg:desc>Breakdown.B1:Breakdown.H1</svg:desc>
                </draw:g>
              </table:table-cell>
              <table:table-cell office:value-type="string">
                <text:p>C omp loops</text:p>
              </table:table-cell>
              <table:table-cell office:value-type="string">
                <text:p>Fortran loops</text:p>
              </table:table-cell>
              <table:table-cell office:value-type="string">
                <text:p>BLAS+loop</text:p>
              </table:table-cell>
              <table:table-cell office:value-type="string">
                <text:p>BLAS+permute</text:p>
              </table:table-cell>
              <table:table-cell office:value-type="string">
                <text:p>Einsums</text:p>
              </table:table-cell>
              <table:table-cell office:value-type="string">
                <text:p>Einsums+permute</text:p>
              </table:table-cell>
            </table:table-row>
          </table:table-header-rows>
          <table:table-rows>
            <table:table-row>
              <table:table-cell office:value-type="string">
                <text:p>Form J</text:p>
                <draw:g>
                  <svg:desc>Breakdown.A2:Breakdown.A2</svg:desc>
                </draw:g>
              </table:table-cell>
              <table:table-cell office:value-type="float" office:value="0.0569932">
                <text:p>0.0569932</text:p>
                <draw:g>
                  <svg:desc>Breakdown.B2:Breakdown.H2</svg:desc>
                </draw:g>
              </table:table-cell>
              <table:table-cell office:value-type="float" office:value="0.057199">
                <text:p>0.057199</text:p>
              </table:table-cell>
              <table:table-cell office:value-type="float" office:value="0.0539529">
                <text:p>0.0539529</text:p>
              </table:table-cell>
              <table:table-cell office:value-type="float" office:value="0.023919">
                <text:p>0.023919</text:p>
              </table:table-cell>
              <table:table-cell office:value-type="float" office:value="0.023682">
                <text:p>0.023682</text:p>
              </table:table-cell>
              <table:table-cell office:value-type="float" office:value="0.0241392">
                <text:p>0.0241392</text:p>
              </table:table-cell>
              <table:table-cell office:value-type="float" office:value="0.0238571">
                <text:p>0.0238571</text:p>
              </table:table-cell>
            </table:table-row>
            <table:table-row>
              <table:table-cell office:value-type="string">
                <text:p>Form K</text:p>
                <draw:g>
                  <svg:desc>Breakdown.A3:Breakdown.A3</svg:desc>
                </draw:g>
              </table:table-cell>
              <table:table-cell office:value-type="float" office:value="0.0413633">
                <text:p>0.0413633</text:p>
                <draw:g>
                  <svg:desc>Breakdown.B3:Breakdown.H3</svg:desc>
                </draw:g>
              </table:table-cell>
              <table:table-cell office:value-type="float" office:value="0.0427053">
                <text:p>0.0427053</text:p>
              </table:table-cell>
              <table:table-cell office:value-type="float" office:value="0.0450978">
                <text:p>0.0450978</text:p>
              </table:table-cell>
              <table:table-cell office:value-type="float" office:value="0.0426157">
                <text:p>0.0426157</text:p>
              </table:table-cell>
              <table:table-cell office:value-type="float" office:value="0.0951138">
                <text:p>0.0951138</text:p>
              </table:table-cell>
              <table:table-cell office:value-type="float" office:value="0.104925">
                <text:p>0.104925</text:p>
              </table:table-cell>
              <table:table-cell office:value-type="float" office:value="0.100404">
                <text:p>0.1004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264cm" svg:height="17.525cm" xlink:href=".." xlink:type="simple" chart:class="chart:scatter" chart:style-name="ch1">
        <chart:title svg:x="10.297cm" svg:y="0.486cm" chart:style-name="ch2">
          <text:p>Runtime versus Dimension</text:p>
        </chart:title>
        <chart:legend chart:legend-position="end" svg:x="21.999cm" svg:y="6.948cm" style:legend-expansion="high" chart:style-name="ch3"/>
        <chart:plot-area chart:style-name="ch4" table:cell-range-address="Growth.A3:Growth.H22 Growth.B2:Growth.H2" chart:data-source-has-labels="row" svg:x="1.526cm" svg:y="1.641cm" svg:width="19.948cm" svg:height="14.563cm">
          <chart:coordinate-region svg:x="3.28cm" svg:y="1.843cm" svg:width="17.906cm" svg:height="13.708cm"/>
          <chart:axis chart:dimension="x" chart:name="primary-x" chart:style-name="ch5">
            <chart:title svg:x="10.056cm" svg:y="16.554cm" chart:style-name="ch6">
              <text:p>Elements along axis</text:p>
            </chart:title>
          </chart:axis>
          <chart:axis chart:dimension="y" chart:name="primary-y" chart:style-name="ch7">
            <chart:title svg:x="0.451cm" svg:y="9.551cm" chart:style-name="ch8">
              <text:p>Time (s)</text:p>
            </chart:title>
            <chart:grid chart:style-name="ch9" chart:class="major"/>
          </chart:axis>
          <chart:series chart:style-name="ch10" chart:values-cell-range-address="Growth.B3:Growth.B22" chart:label-cell-address="Growth.B2:Growth.B2" chart:class="chart:scatter">
            <chart:domain table:cell-range-address="Growth.A3:Growth.A22"/>
            <chart:data-point chart:repeated="20"/>
          </chart:series>
          <chart:series chart:style-name="ch11" chart:values-cell-range-address="Growth.C3:Growth.C22" chart:label-cell-address="Growth.C2:Growth.C2" chart:class="chart:scatter">
            <chart:data-point chart:repeated="20"/>
          </chart:series>
          <chart:series chart:style-name="ch12" chart:values-cell-range-address="Growth.D3:Growth.D22" chart:label-cell-address="Growth.D2:Growth.D2" chart:class="chart:scatter">
            <chart:data-point chart:repeated="20"/>
          </chart:series>
          <chart:series chart:style-name="ch13" chart:values-cell-range-address="Growth.E3:Growth.E22" chart:label-cell-address="Growth.E2:Growth.E2" chart:class="chart:scatter">
            <chart:data-point chart:repeated="20"/>
          </chart:series>
          <chart:series chart:style-name="ch14" chart:values-cell-range-address="Growth.F3:Growth.F22" chart:label-cell-address="Growth.F2:Growth.F2" chart:class="chart:scatter">
            <chart:data-point chart:repeated="20"/>
          </chart:series>
          <chart:series chart:style-name="ch15" chart:values-cell-range-address="Growth.G3:Growth.G22" chart:label-cell-address="Growth.G2:Growth.G2" chart:class="chart:scatter">
            <chart:data-point chart:repeated="20"/>
          </chart:series>
          <chart:series chart:style-name="ch16" chart:values-cell-range-address="Growth.H3:Growth.H22" chart:label-cell-address="Growth.H2:Growth.H2" chart:class="chart:scatter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 Loops</text:p>
                <draw:g>
                  <svg:desc>Growth.B2:Growth.B2</svg:desc>
                </draw:g>
              </table:table-cell>
              <table:table-cell office:value-type="string">
                <text:p>C Loops + OMP</text:p>
                <draw:g>
                  <svg:desc>Growth.C2:Growth.C2</svg:desc>
                </draw:g>
              </table:table-cell>
              <table:table-cell office:value-type="string">
                <text:p>Fortran Loops</text:p>
                <draw:g>
                  <svg:desc>Growth.D2:Growth.D2</svg:desc>
                </draw:g>
              </table:table-cell>
              <table:table-cell office:value-type="string">
                <text:p>BLAS + Loop</text:p>
                <draw:g>
                  <svg:desc>Growth.E2:Growth.E2</svg:desc>
                </draw:g>
              </table:table-cell>
              <table:table-cell office:value-type="string">
                <text:p>BLAS + Permute</text:p>
                <draw:g>
                  <svg:desc>Growth.F2:Growth.F2</svg:desc>
                </draw:g>
              </table:table-cell>
              <table:table-cell office:value-type="string">
                <text:p>Einsums Unsorted</text:p>
                <draw:g>
                  <svg:desc>Growth.G2:Growth.G2</svg:desc>
                </draw:g>
              </table:table-cell>
              <table:table-cell office:value-type="string">
                <text:p>Einsums Sorted</text:p>
                <draw:g>
                  <svg:desc>Growth.H2:Growth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Growth.A3:Growth.A22</svg:desc>
                </draw:g>
              </table:table-cell>
              <table:table-cell office:value-type="float" office:value="0.0000284">
                <text:p>0.0000284</text:p>
                <draw:g>
                  <svg:desc>Growth.B3:Growth.B22</svg:desc>
                </draw:g>
              </table:table-cell>
              <table:table-cell office:value-type="float" office:value="0.00002905">
                <text:p>0.00002905</text:p>
                <draw:g>
                  <svg:desc>Growth.C3:Growth.C22</svg:desc>
                </draw:g>
              </table:table-cell>
              <table:table-cell office:value-type="float" office:value="0.00003345">
                <text:p>0.00003345</text:p>
                <draw:g>
                  <svg:desc>Growth.D3:Growth.D22</svg:desc>
                </draw:g>
              </table:table-cell>
              <table:table-cell office:value-type="float" office:value="0.00007195">
                <text:p>0.00007195</text:p>
                <draw:g>
                  <svg:desc>Growth.E3:Growth.E22</svg:desc>
                </draw:g>
              </table:table-cell>
              <table:table-cell office:value-type="float" office:value="0.0000051">
                <text:p>0.0000051</text:p>
                <draw:g>
                  <svg:desc>Growth.F3:Growth.F22</svg:desc>
                </draw:g>
              </table:table-cell>
              <table:table-cell office:value-type="float" office:value="0.000146">
                <text:p>0.000146</text:p>
                <draw:g>
                  <svg:desc>Growth.G3:Growth.G22</svg:desc>
                </draw:g>
              </table:table-cell>
              <table:table-cell office:value-type="float" office:value="0.000019">
                <text:p>0.000019</text:p>
                <draw:g>
                  <svg:desc>Growth.H3:Growth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1095">
                <text:p>0.0001095</text:p>
              </table:table-cell>
              <table:table-cell office:value-type="float" office:value="0.0001121">
                <text:p>0.0001121</text:p>
              </table:table-cell>
              <table:table-cell office:value-type="float" office:value="0.0000973">
                <text:p>0.0000973</text:p>
              </table:table-cell>
              <table:table-cell office:value-type="float" office:value="0.00024875">
                <text:p>0.00024875</text:p>
              </table:table-cell>
              <table:table-cell office:value-type="float" office:value="0.0000826">
                <text:p>0.0000826</text:p>
              </table:table-cell>
              <table:table-cell office:value-type="float" office:value="0.001215">
                <text:p>0.00121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05868">
                <text:p>0.0005868</text:p>
              </table:table-cell>
              <table:table-cell office:value-type="float" office:value="0.0005903">
                <text:p>0.0005903</text:p>
              </table:table-cell>
              <table:table-cell office:value-type="float" office:value="0.00045015">
                <text:p>0.00045015</text:p>
              </table:table-cell>
              <table:table-cell office:value-type="float" office:value="0.00056265">
                <text:p>0.00056265</text:p>
              </table:table-cell>
              <table:table-cell office:value-type="float" office:value="0.00036015">
                <text:p>0.00036015</text:p>
              </table:table-cell>
              <table:table-cell office:value-type="float" office:value="0.001976">
                <text:p>0.001976</text:p>
              </table:table-cell>
              <table:table-cell office:value-type="float" office:value="0.000399">
                <text:p>0.000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196535">
                <text:p>0.00196535</text:p>
              </table:table-cell>
              <table:table-cell office:value-type="float" office:value="0.0019737">
                <text:p>0.0019737</text:p>
              </table:table-cell>
              <table:table-cell office:value-type="float" office:value="0.00161145">
                <text:p>0.00161145</text:p>
              </table:table-cell>
              <table:table-cell office:value-type="float" office:value="0.00152085">
                <text:p>0.00152085</text:p>
              </table:table-cell>
              <table:table-cell office:value-type="float" office:value="0.00258715">
                <text:p>0.00258715</text:p>
              </table:table-cell>
              <table:table-cell office:value-type="float" office:value="0.004941">
                <text:p>0.004941</text:p>
              </table:table-cell>
              <table:table-cell office:value-type="float" office:value="0.002448">
                <text:p>0.002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589595">
                <text:p>0.00589595</text:p>
              </table:table-cell>
              <table:table-cell office:value-type="float" office:value="0.00591835">
                <text:p>0.00591835</text:p>
              </table:table-cell>
              <table:table-cell office:value-type="float" office:value="0.00710055">
                <text:p>0.00710055</text:p>
              </table:table-cell>
              <table:table-cell office:value-type="float" office:value="0.00513015">
                <text:p>0.00513015</text:p>
              </table:table-cell>
              <table:table-cell office:value-type="float" office:value="0.00746125">
                <text:p>0.00746125</text:p>
              </table:table-cell>
              <table:table-cell office:value-type="float" office:value="0.01074">
                <text:p>0.01074</text:p>
              </table:table-cell>
              <table:table-cell office:value-type="float" office:value="0.007245">
                <text:p>0.007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12539">
                <text:p>0.012539</text:p>
              </table:table-cell>
              <table:table-cell office:value-type="float" office:value="0.0124007">
                <text:p>0.0124007</text:p>
              </table:table-cell>
              <table:table-cell office:value-type="float" office:value="0.01253625">
                <text:p>0.01253625</text:p>
              </table:table-cell>
              <table:table-cell office:value-type="float" office:value="0.00978445">
                <text:p>0.00978445</text:p>
              </table:table-cell>
              <table:table-cell office:value-type="float" office:value="0.0146528">
                <text:p>0.0146528</text:p>
              </table:table-cell>
              <table:table-cell office:value-type="float" office:value="0.019844">
                <text:p>0.019844</text:p>
              </table:table-cell>
              <table:table-cell office:value-type="float" office:value="0.015371">
                <text:p>0.015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246426">
                <text:p>0.0246426</text:p>
              </table:table-cell>
              <table:table-cell office:value-type="float" office:value="0.0231508">
                <text:p>0.0231508</text:p>
              </table:table-cell>
              <table:table-cell office:value-type="float" office:value="0.0237102">
                <text:p>0.0237102</text:p>
              </table:table-cell>
              <table:table-cell office:value-type="float" office:value="0.0179946">
                <text:p>0.0179946</text:p>
              </table:table-cell>
              <table:table-cell office:value-type="float" office:value="0.0278953">
                <text:p>0.0278953</text:p>
              </table:table-cell>
              <table:table-cell office:value-type="float" office:value="0.033849">
                <text:p>0.033849</text:p>
              </table:table-cell>
              <table:table-cell office:value-type="float" office:value="0.028512">
                <text:p>0.028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433964">
                <text:p>0.0433964</text:p>
              </table:table-cell>
              <table:table-cell office:value-type="float" office:value="0.0395957">
                <text:p>0.0395957</text:p>
              </table:table-cell>
              <table:table-cell office:value-type="float" office:value="0.040334">
                <text:p>0.040334</text:p>
              </table:table-cell>
              <table:table-cell office:value-type="float" office:value="0.0264738">
                <text:p>0.0264738</text:p>
              </table:table-cell>
              <table:table-cell office:value-type="float" office:value="0.048195">
                <text:p>0.048195</text:p>
              </table:table-cell>
              <table:table-cell office:value-type="float" office:value="0.053626">
                <text:p>0.053626</text:p>
              </table:table-cell>
              <table:table-cell office:value-type="float" office:value="0.051037">
                <text:p>0.051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740541">
                <text:p>0.0740541</text:p>
              </table:table-cell>
              <table:table-cell office:value-type="float" office:value="0.0638201">
                <text:p>0.0638201</text:p>
              </table:table-cell>
              <table:table-cell office:value-type="float" office:value="0.0677603">
                <text:p>0.0677603</text:p>
              </table:table-cell>
              <table:table-cell office:value-type="float" office:value="0.0465776">
                <text:p>0.0465776</text:p>
              </table:table-cell>
              <table:table-cell office:value-type="float" office:value="0.0781497">
                <text:p>0.0781497</text:p>
              </table:table-cell>
              <table:table-cell office:value-type="float" office:value="0.084569">
                <text:p>0.084569</text:p>
              </table:table-cell>
              <table:table-cell office:value-type="float" office:value="0.079013">
                <text:p>0.0790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115502">
                <text:p>0.115502</text:p>
              </table:table-cell>
              <table:table-cell office:value-type="float" office:value="0.100817">
                <text:p>0.100817</text:p>
              </table:table-cell>
              <table:table-cell office:value-type="float" office:value="0.09921845">
                <text:p>0.09921845</text:p>
              </table:table-cell>
              <table:table-cell office:value-type="float" office:value="0.0676719">
                <text:p>0.0676719</text:p>
              </table:table-cell>
              <table:table-cell office:value-type="float" office:value="0.120349">
                <text:p>0.120349</text:p>
              </table:table-cell>
              <table:table-cell office:value-type="float" office:value="0.129342">
                <text:p>0.129342</text:p>
              </table:table-cell>
              <table:table-cell office:value-type="float" office:value="0.124109">
                <text:p>0.124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192424">
                <text:p>0.192424</text:p>
              </table:table-cell>
              <table:table-cell office:value-type="float" office:value="0.154422">
                <text:p>0.154422</text:p>
              </table:table-cell>
              <table:table-cell office:value-type="float" office:value="0.14606605">
                <text:p>0.14606605</text:p>
              </table:table-cell>
              <table:table-cell office:value-type="float" office:value="0.117531">
                <text:p>0.117531</text:p>
              </table:table-cell>
              <table:table-cell office:value-type="float" office:value="0.176391">
                <text:p>0.176391</text:p>
              </table:table-cell>
              <table:table-cell office:value-type="float" office:value="0.198177">
                <text:p>0.198177</text:p>
              </table:table-cell>
              <table:table-cell office:value-type="float" office:value="0.179149">
                <text:p>0.179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278643">
                <text:p>0.278643</text:p>
              </table:table-cell>
              <table:table-cell office:value-type="float" office:value="0.232613">
                <text:p>0.232613</text:p>
              </table:table-cell>
              <table:table-cell office:value-type="float" office:value="0.20723335">
                <text:p>0.20723335</text:p>
              </table:table-cell>
              <table:table-cell office:value-type="float" office:value="0.171095">
                <text:p>0.171095</text:p>
              </table:table-cell>
              <table:table-cell office:value-type="float" office:value="0.250839">
                <text:p>0.250839</text:p>
              </table:table-cell>
              <table:table-cell office:value-type="float" office:value="0.32156">
                <text:p>0.32156</text:p>
              </table:table-cell>
              <table:table-cell office:value-type="float" office:value="0.256268">
                <text:p>0.256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37319">
                <text:p>0.37319</text:p>
              </table:table-cell>
              <table:table-cell office:value-type="float" office:value="0.320931">
                <text:p>0.320931</text:p>
              </table:table-cell>
              <table:table-cell office:value-type="float" office:value="0.2867528">
                <text:p>0.2867528</text:p>
              </table:table-cell>
              <table:table-cell office:value-type="float" office:value="0.243037">
                <text:p>0.243037</text:p>
              </table:table-cell>
              <table:table-cell office:value-type="float" office:value="0.349493">
                <text:p>0.349493</text:p>
              </table:table-cell>
              <table:table-cell office:value-type="float" office:value="0.410814">
                <text:p>0.410814</text:p>
              </table:table-cell>
              <table:table-cell office:value-type="float" office:value="0.355492">
                <text:p>0.3554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50799">
                <text:p>0.50799</text:p>
              </table:table-cell>
              <table:table-cell office:value-type="float" office:value="0.427795">
                <text:p>0.427795</text:p>
              </table:table-cell>
              <table:table-cell office:value-type="float" office:value="0.38525415">
                <text:p>0.38525415</text:p>
              </table:table-cell>
              <table:table-cell office:value-type="float" office:value="0.326141">
                <text:p>0.326141</text:p>
              </table:table-cell>
              <table:table-cell office:value-type="float" office:value="0.460858">
                <text:p>0.460858</text:p>
              </table:table-cell>
              <table:table-cell office:value-type="float" office:value="0.542991">
                <text:p>0.542991</text:p>
              </table:table-cell>
              <table:table-cell office:value-type="float" office:value="0.464146">
                <text:p>0.464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647712">
                <text:p>0.647712</text:p>
              </table:table-cell>
              <table:table-cell office:value-type="float" office:value="0.565485">
                <text:p>0.565485</text:p>
              </table:table-cell>
              <table:table-cell office:value-type="float" office:value="0.51053065">
                <text:p>0.51053065</text:p>
              </table:table-cell>
              <table:table-cell office:value-type="float" office:value="0.431431">
                <text:p>0.431431</text:p>
              </table:table-cell>
              <table:table-cell office:value-type="float" office:value="0.61246">
                <text:p>0.61246</text:p>
              </table:table-cell>
              <table:table-cell office:value-type="float" office:value="0.684421">
                <text:p>0.684421</text:p>
              </table:table-cell>
              <table:table-cell office:value-type="float" office:value="0.617216">
                <text:p>0.6172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771">
                <text:p>0.771</text:p>
              </table:table-cell>
              <table:table-cell office:value-type="float" office:value="0.720569">
                <text:p>0.720569</text:p>
              </table:table-cell>
              <table:table-cell office:value-type="float" office:value="0.6644155">
                <text:p>0.6644155</text:p>
              </table:table-cell>
              <table:table-cell office:value-type="float" office:value="0.547821">
                <text:p>0.547821</text:p>
              </table:table-cell>
              <table:table-cell office:value-type="float" office:value="0.792731">
                <text:p>0.792731</text:p>
              </table:table-cell>
              <table:table-cell office:value-type="float" office:value="0.809284">
                <text:p>0.809284</text:p>
              </table:table-cell>
              <table:table-cell office:value-type="float" office:value="0.800576">
                <text:p>0.8005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.07817">
                <text:p>1.07817</text:p>
              </table:table-cell>
              <table:table-cell office:value-type="float" office:value="0.962274">
                <text:p>0.962274</text:p>
              </table:table-cell>
              <table:table-cell office:value-type="float" office:value="0.84403555">
                <text:p>0.84403555</text:p>
              </table:table-cell>
              <table:table-cell office:value-type="float" office:value="0.701975">
                <text:p>0.701975</text:p>
              </table:table-cell>
              <table:table-cell office:value-type="float" office:value="1.01012">
                <text:p>1.01012</text:p>
              </table:table-cell>
              <table:table-cell office:value-type="float" office:value="1.07109">
                <text:p>1.07109</text:p>
              </table:table-cell>
              <table:table-cell office:value-type="float" office:value="1.034816">
                <text:p>1.0348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.34569">
                <text:p>1.34569</text:p>
              </table:table-cell>
              <table:table-cell office:value-type="float" office:value="1.19115">
                <text:p>1.19115</text:p>
              </table:table-cell>
              <table:table-cell office:value-type="float" office:value="1.0656069">
                <text:p>1.0656069</text:p>
              </table:table-cell>
              <table:table-cell office:value-type="float" office:value="0.873238">
                <text:p>0.873238</text:p>
              </table:table-cell>
              <table:table-cell office:value-type="float" office:value="1.24643">
                <text:p>1.24643</text:p>
              </table:table-cell>
              <table:table-cell office:value-type="float" office:value="1.300672">
                <text:p>1.300672</text:p>
              </table:table-cell>
              <table:table-cell office:value-type="float" office:value="1.274539">
                <text:p>1.2745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.61937">
                <text:p>1.61937</text:p>
              </table:table-cell>
              <table:table-cell office:value-type="float" office:value="1.473">
                <text:p>1.473</text:p>
              </table:table-cell>
              <table:table-cell office:value-type="float" office:value="1.3406192">
                <text:p>1.3406192</text:p>
              </table:table-cell>
              <table:table-cell office:value-type="float" office:value="1.07443">
                <text:p>1.07443</text:p>
              </table:table-cell>
              <table:table-cell office:value-type="float" office:value="1.56188">
                <text:p>1.56188</text:p>
              </table:table-cell>
              <table:table-cell office:value-type="float" office:value="1.569916">
                <text:p>1.569916</text:p>
              </table:table-cell>
              <table:table-cell office:value-type="float" office:value="1.60858">
                <text:p>1.608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Growth.K23:Growth.K41" chart:error-lower-range="Growth.K23:Growth.K41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Growth.K23:Growth.K41" chart:error-lower-range="Growth.K23:Growth.K41" loext:std-weight="1"/>
      <style:graphic-properties draw:stroke="solid" svg:stroke-width="0cm" svg:stroke-color="#004586" svg:stroke-opacity="100%" draw:stroke-linejoin="roun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Growth.L23:Growth.L41" chart:error-lower-range="Growth.L23:Growth.L41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Growth.L23:Growth.L41" chart:error-lower-range="Growth.L23:Growth.L41" loext:std-weight="1"/>
      <style:graphic-properties draw:stroke="solid" svg:stroke-width="0cm" svg:stroke-color="#ff420e" svg:stroke-opacity="100%" draw:stroke-linejoin="round"/>
    </style:style>
    <style:style style:name="ch14" style:family="chart">
      <style:chart-properties chart:solid-type="cuboid" chart:symbol-type="named-symbol" chart:symbol-name="diamond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Growth.M23:Growth.M41" chart:error-lower-range="Growth.M23:Growth.M41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Growth.M23:Growth.M41" chart:error-lower-range="Growth.M23:Growth.M41" loext:std-weight="1"/>
      <style:graphic-properties draw:stroke="solid" svg:stroke-width="0cm" svg:stroke-color="#ffd320" svg:stroke-opacity="100%" draw:stroke-linejoin="round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Growth.N23:Growth.N41" chart:error-lower-range="Growth.N23:Growth.N41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Growth.N23:Growth.N41" chart:error-lower-range="Growth.N23:Growth.N41" loext:std-weight="1"/>
      <style:graphic-properties draw:stroke="solid" svg:stroke-width="0cm" svg:stroke-color="#579d1c" svg:stroke-opacity="100%" draw:stroke-linejoin="round"/>
    </style:style>
    <style:style style:name="ch19" style:family="chart" style:data-style-name="N0">
      <style:chart-properties chart:symbol-type="named-symbol" chart:symbol-name="arrow-right" chart:symbol-width="0.25cm" chart:symbol-height="0.25cm" chart:link-data-style-to-source="true" chart:error-category="cell-range" chart:error-upper-range="Growth.O23:Growth.O41" chart:error-lower-range="Growth.O23:Growth.O41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0" style:family="chart">
      <style:chart-properties chart:error-upper-indicator="true" chart:error-lower-indicator="true" chart:error-category="cell-range" chart:error-upper-range="Growth.O23:Growth.O41" chart:error-lower-range="Growth.O23:Growth.O41" loext:std-weight="1"/>
      <style:graphic-properties draw:stroke="solid" svg:stroke-width="0cm" svg:stroke-color="#7e0021" svg:stroke-opacity="100%" draw:stroke-linejoin="round"/>
    </style:style>
    <style:style style:name="ch21" style:family="chart">
      <style:chart-properties chart:solid-type="cuboid" chart:symbol-type="named-symbol" chart:symbol-name="arrow-right" chart:symbol-width="0.25cm" chart:symbol-height="0.25cm"/>
    </style:style>
    <style:style style:name="ch22" style:family="chart" style:data-style-name="N0">
      <style:chart-properties chart:symbol-type="named-symbol" chart:symbol-name="arrow-left" chart:symbol-width="0.25cm" chart:symbol-height="0.25cm" chart:link-data-style-to-source="true" chart:error-category="cell-range" chart:error-upper-range="Growth.P23:Growth.P41" chart:error-lower-range="Growth.P23:Growth.P41"/>
      <style:graphic-properties svg:stroke-width="0.08cm" svg:stroke-color="#83caff" draw:fill-color="#83caff"/>
      <style:text-properties fo:font-size="10pt" style:font-size-asian="10pt" style:font-size-complex="10pt"/>
    </style:style>
    <style:style style:name="ch23" style:family="chart">
      <style:chart-properties chart:error-upper-indicator="true" chart:error-lower-indicator="true" chart:error-category="cell-range" chart:error-upper-range="Growth.P23:Growth.P41" chart:error-lower-range="Growth.P23:Growth.P41" loext:std-weight="1"/>
      <style:graphic-properties draw:stroke="solid" svg:stroke-width="0cm" svg:stroke-color="#83caff" svg:stroke-opacity="100%" draw:stroke-linejoin="round"/>
    </style:style>
    <style:style style:name="ch24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Growth.Q23:Growth.Q41" chart:error-lower-range="Growth.Q23:Growth.Q41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>
      <style:chart-properties chart:error-upper-indicator="true" chart:error-lower-indicator="true" chart:error-category="cell-range" chart:error-upper-range="Growth.Q23:Growth.Q41" chart:error-lower-range="Growth.Q23:Growth.Q41" loext:std-weight="1"/>
      <style:graphic-properties draw:stroke="solid" svg:stroke-width="0cm" svg:stroke-color="#314004" svg:stroke-opacity="100%" draw:stroke-linejoin="round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30.545cm" svg:height="14.795cm" xlink:href=".." xlink:type="simple" chart:class="chart:scatter" chart:style-name="ch1">
        <chart:title svg:x="12.479cm" svg:y="0.431cm" chart:style-name="ch2">
          <text:p>Runtime versus dimension</text:p>
        </chart:title>
        <chart:legend chart:legend-position="end" svg:x="26.28cm" svg:y="5.583cm" style:legend-expansion="high" chart:style-name="ch3"/>
        <chart:plot-area chart:style-name="ch4" table:cell-range-address="Growth.A3:Growth.A21 Growth.K2:Growth.Q21" chart:data-source-has-labels="row" svg:x="1.567cm" svg:y="1.53cm" svg:width="24.058cm" svg:height="11.997cm">
          <chart:coordinate-region svg:x="2.432cm" svg:y="1.732cm" svg:width="22.905cm" svg:height="11.593cm"/>
          <chart:axis chart:dimension="x" chart:name="primary-x" chart:style-name="ch5">
            <chart:title svg:x="12.152cm" svg:y="13.822cm" chart:style-name="ch6">
              <text:p>Elements along axis</text:p>
            </chart:title>
          </chart:axis>
          <chart:axis chart:dimension="y" chart:name="primary-y" chart:style-name="ch5">
            <chart:title svg:x="0.407cm" svg:y="9.046cm" chart:style-name="ch7">
              <text:p>Log Normalized Time</text:p>
            </chart:title>
            <chart:grid chart:style-name="ch8" chart:class="major"/>
          </chart:axis>
          <chart:series chart:style-name="ch9" chart:values-cell-range-address="Growth.K3:Growth.K21" chart:label-cell-address="Growth.K2:Growth.K2" chart:class="chart:scatter">
            <chart:domain table:cell-range-address="Growth.A3:Growth.A21"/>
            <chart:error-indicator chart:style-name="ch10" chart:dimension="y"/>
            <chart:data-point chart:repeated="6"/>
            <chart:data-point chart:style-name="ch11"/>
            <chart:data-point chart:repeated="12"/>
          </chart:series>
          <chart:series chart:style-name="ch12" chart:values-cell-range-address="Growth.L3:Growth.L21" chart:label-cell-address="Growth.L2:Growth.L2" chart:class="chart:scatter">
            <chart:domain table:cell-range-address="Growth.J3:Growth.J21"/>
            <chart:error-indicator chart:style-name="ch13" chart:dimension="y"/>
            <chart:data-point chart:style-name="ch14"/>
            <chart:data-point chart:repeated="18"/>
          </chart:series>
          <chart:series chart:style-name="ch15" chart:values-cell-range-address="Growth.M3:Growth.M21" chart:label-cell-address="Growth.M2:Growth.M2" chart:class="chart:scatter">
            <chart:domain table:cell-range-address="Growth.J3:Growth.J21"/>
            <chart:error-indicator chart:style-name="ch16" chart:dimension="y"/>
            <chart:data-point chart:repeated="19"/>
          </chart:series>
          <chart:series chart:style-name="ch17" chart:values-cell-range-address="Growth.N3:Growth.N21" chart:label-cell-address="Growth.N2:Growth.N2" chart:class="chart:scatter">
            <chart:domain table:cell-range-address="Growth.J3:Growth.J21"/>
            <chart:error-indicator chart:style-name="ch18" chart:dimension="y"/>
            <chart:data-point chart:repeated="19"/>
          </chart:series>
          <chart:series chart:style-name="ch19" chart:values-cell-range-address="Growth.O3:Growth.O21" chart:label-cell-address="Growth.O2:Growth.O2" chart:class="chart:scatter">
            <chart:domain table:cell-range-address="Growth.J3:Growth.J21"/>
            <chart:error-indicator chart:style-name="ch20" chart:dimension="y"/>
            <chart:data-point chart:repeated="10"/>
            <chart:data-point chart:style-name="ch21"/>
            <chart:data-point chart:repeated="8"/>
          </chart:series>
          <chart:series chart:style-name="ch22" chart:values-cell-range-address="Growth.P3:Growth.P21" chart:label-cell-address="Growth.P2:Growth.P2" chart:class="chart:scatter">
            <chart:domain table:cell-range-address="Growth.J3:Growth.J21"/>
            <chart:error-indicator chart:style-name="ch23" chart:dimension="y"/>
            <chart:data-point chart:repeated="19"/>
          </chart:series>
          <chart:series chart:style-name="ch24" chart:values-cell-range-address="Growth.Q3:Growth.Q21" chart:label-cell-address="Growth.Q2:Growth.Q2" chart:class="chart:scatter">
            <chart:domain table:cell-range-address="Growth.J3:Growth.J21"/>
            <chart:error-indicator chart:style-name="ch25" chart:dimension="y"/>
            <chart:data-point chart:repeated="19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 Loops</text:p>
                <draw:g>
                  <svg:desc>Growth.K2:Growth.K2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Column J</text:p>
              </table:table-cell>
              <table:table-cell office:value-type="string">
                <text:p>C Loops + OMP</text:p>
                <draw:g>
                  <svg:desc>Growth.L2:Growth.L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J</text:p>
              </table:table-cell>
              <table:table-cell office:value-type="string">
                <text:p>Fortran Loops</text:p>
                <draw:g>
                  <svg:desc>Growth.M2:Growth.M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J</text:p>
              </table:table-cell>
              <table:table-cell office:value-type="string">
                <text:p>BLAS + Loop</text:p>
                <draw:g>
                  <svg:desc>Growth.N2:Growth.N2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Column J</text:p>
              </table:table-cell>
              <table:table-cell office:value-type="string">
                <text:p>BLAS + Permute</text:p>
                <draw:g>
                  <svg:desc>Growth.O2:Growth.O2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Column J</text:p>
              </table:table-cell>
              <table:table-cell office:value-type="string">
                <text:p>Einsums Unsorted</text:p>
                <draw:g>
                  <svg:desc>Growth.P2:Growth.P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  <table:table-cell office:value-type="string">
                <text:p>Column J</text:p>
              </table:table-cell>
              <table:table-cell office:value-type="string">
                <text:p>Einsums Sorted</text:p>
                <draw:g>
                  <svg:desc>Growth.Q2:Growth.Q2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Growth.A3:Growth.A21</svg:desc>
                </draw:g>
              </table:table-cell>
              <table:table-cell office:value-type="float" office:value="-0.929582288166217">
                <text:p>-0.929582288166217</text:p>
                <draw:g>
                  <svg:desc>Growth.K3:Growth.K21</svg:desc>
                </draw:g>
              </table:table-cell>
              <table:table-cell office:value-type="float" office:value="4.01066659512656">
                <text:p>4.01066659512656</text:p>
                <draw:g>
                  <svg:desc>Growth.K23:Growth.K41</svg:desc>
                </draw:g>
              </table:table-cell>
              <table:table-cell office:value-type="float" office:value="4.01066659512656">
                <text:p>4.01066659512656</text:p>
                <draw:g>
                  <svg:desc>Growth.K23:Growth.K41</svg:desc>
                </draw:g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-0.906952950035457">
                <text:p>-0.906952950035457</text:p>
                <draw:g>
                  <svg:desc>Growth.L3:Growth.L21</svg:desc>
                </draw:g>
              </table:table-cell>
              <table:table-cell office:value-type="float" office:value="4.00766308620134">
                <text:p>4.00766308620134</text:p>
                <draw:g>
                  <svg:desc>Growth.L23:Growth.L41</svg:desc>
                </draw:g>
              </table:table-cell>
              <table:table-cell office:value-type="float" office:value="4.00766308620134">
                <text:p>4.00766308620134</text:p>
                <draw:g>
                  <svg:desc>Growth.L23:Growth.L41</svg:desc>
                </draw:g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-0.765919646759139">
                <text:p>-0.765919646759139</text:p>
                <draw:g>
                  <svg:desc>Growth.M3:Growth.M21</svg:desc>
                </draw:g>
              </table:table-cell>
              <table:table-cell office:value-type="float" office:value="4.01743405859252">
                <text:p>4.01743405859252</text:p>
                <draw:g>
                  <svg:desc>Growth.M23:Growth.M41</svg:desc>
                </draw:g>
              </table:table-cell>
              <table:table-cell office:value-type="float" office:value="4.01743405859252">
                <text:p>4.01743405859252</text:p>
                <draw:g>
                  <svg:desc>Growth.M23:Growth.M41</svg:desc>
                </draw:g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0">
                <text:p>0</text:p>
                <draw:g>
                  <svg:desc>Growth.N3:Growth.N21</svg:desc>
                </draw:g>
              </table:table-cell>
              <table:table-cell office:value-type="float" office:value="4.00761640027797">
                <text:p>4.00761640027797</text:p>
                <draw:g>
                  <svg:desc>Growth.N23:Growth.N41</svg:desc>
                </draw:g>
              </table:table-cell>
              <table:table-cell office:value-type="float" office:value="4.00761640027797">
                <text:p>4.00761640027797</text:p>
                <draw:g>
                  <svg:desc>Growth.N23:Growth.N41</svg:desc>
                </draw:g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-2.6467308936031">
                <text:p>-2.6467308936031</text:p>
                <draw:g>
                  <svg:desc>Growth.O3:Growth.O21</svg:desc>
                </draw:g>
              </table:table-cell>
              <table:table-cell office:value-type="float" office:value="4.00807080118105">
                <text:p>4.00807080118105</text:p>
                <draw:g>
                  <svg:desc>Growth.O23:Growth.O41</svg:desc>
                </draw:g>
              </table:table-cell>
              <table:table-cell office:value-type="float" office:value="4.00807080118105">
                <text:p>4.00807080118105</text:p>
                <draw:g>
                  <svg:desc>Growth.O23:Growth.O41</svg:desc>
                </draw:g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0.70763518837496">
                <text:p>0.70763518837496</text:p>
                <draw:g>
                  <svg:desc>Growth.P3:Growth.P21</svg:desc>
                </draw:g>
              </table:table-cell>
              <table:table-cell office:value-type="float" office:value="4.51309600628399">
                <text:p>4.51309600628399</text:p>
                <draw:g>
                  <svg:desc>Growth.P23:Growth.P41</svg:desc>
                </draw:g>
              </table:table-cell>
              <table:table-cell office:value-type="float" office:value="4.51309600628399">
                <text:p>4.51309600628399</text:p>
                <draw:g>
                  <svg:desc>Growth.P23:Growth.P41</svg:desc>
                </draw:g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-1.33153245416694">
                <text:p>-1.33153245416694</text:p>
                <draw:g>
                  <svg:desc>Growth.Q3:Growth.Q21</svg:desc>
                </draw:g>
              </table:table-cell>
              <table:table-cell office:value-type="float" office:value="4.04202888683719">
                <text:p>4.04202888683719</text:p>
                <draw:g>
                  <svg:desc>Growth.Q23:Growth.Q41</svg:desc>
                </draw:g>
              </table:table-cell>
              <table:table-cell office:value-type="float" office:value="4.04202888683719">
                <text:p>4.04202888683719</text:p>
                <draw:g>
                  <svg:desc>Growth.Q23:Growth.Q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-0.820523826782147">
                <text:p>-0.820523826782147</text:p>
              </table:table-cell>
              <table:table-cell office:value-type="float" office:value="2.02992690561627">
                <text:p>2.02992690561627</text:p>
              </table:table-cell>
              <table:table-cell office:value-type="float" office:value="2.02992690561627">
                <text:p>2.02992690561627</text:p>
              </table:table-cell>
              <table:table-cell office:value-type="float" office:value="20">
                <text:p>20</text:p>
              </table:table-cell>
              <table:table-cell office:value-type="float" office:value="-0.797057045960588">
                <text:p>-0.797057045960588</text:p>
              </table:table-cell>
              <table:table-cell office:value-type="float" office:value="2.02913182054417">
                <text:p>2.02913182054417</text:p>
              </table:table-cell>
              <table:table-cell office:value-type="float" office:value="2.02913182054417">
                <text:p>2.02913182054417</text:p>
              </table:table-cell>
              <table:table-cell office:value-type="float" office:value="20">
                <text:p>20</text:p>
              </table:table-cell>
              <table:table-cell office:value-type="float" office:value="-0.938649386846743">
                <text:p>-0.938649386846743</text:p>
              </table:table-cell>
              <table:table-cell office:value-type="float" office:value="2.14120268402436">
                <text:p>2.14120268402436</text:p>
              </table:table-cell>
              <table:table-cell office:value-type="float" office:value="2.14120268402436">
                <text:p>2.1412026840243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.02904120603015">
                <text:p>2.02904120603015</text:p>
              </table:table-cell>
              <table:table-cell office:value-type="float" office:value="2.02904120603015">
                <text:p>2.02904120603015</text:p>
              </table:table-cell>
              <table:table-cell office:value-type="float" office:value="20">
                <text:p>20</text:p>
              </table:table-cell>
              <table:table-cell office:value-type="float" office:value="-1.10243869551177">
                <text:p>-1.10243869551177</text:p>
              </table:table-cell>
              <table:table-cell office:value-type="float" office:value="2.0375713613968">
                <text:p>2.0375713613968</text:p>
              </table:table-cell>
              <table:table-cell office:value-type="float" office:value="2.0375713613968">
                <text:p>2.0375713613968</text:p>
              </table:table-cell>
              <table:table-cell office:value-type="float" office:value="20">
                <text:p>20</text:p>
              </table:table-cell>
              <table:table-cell office:value-type="float" office:value="1.58605097973595">
                <text:p>1.58605097973595</text:p>
              </table:table-cell>
              <table:table-cell office:value-type="float" office:value="2.11895309130115">
                <text:p>2.11895309130115</text:p>
              </table:table-cell>
              <table:table-cell office:value-type="float" office:value="2.11895309130115">
                <text:p>2.11895309130115</text:p>
              </table:table-cell>
              <table:table-cell office:value-type="float" office:value="20">
                <text:p>20</text:p>
              </table:table-cell>
              <table:table-cell office:value-type="float" office:value="-0.911278190050611">
                <text:p>-0.911278190050611</text:p>
              </table:table-cell>
              <table:table-cell office:value-type="float" office:value="2.03202072227827">
                <text:p>2.03202072227827</text:p>
              </table:table-cell>
              <table:table-cell office:value-type="float" office:value="2.03202072227827">
                <text:p>2.032020722278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420262810728206">
                <text:p>0.0420262810728206</text:p>
              </table:table-cell>
              <table:table-cell office:value-type="float" office:value="1.11455178690663">
                <text:p>1.11455178690663</text:p>
              </table:table-cell>
              <table:table-cell office:value-type="float" office:value="1.11455178690663">
                <text:p>1.11455178690663</text:p>
              </table:table-cell>
              <table:table-cell office:value-type="float" office:value="30">
                <text:p>30</text:p>
              </table:table-cell>
              <table:table-cell office:value-type="float" office:value="0.0479731170506375">
                <text:p>0.0479731170506375</text:p>
              </table:table-cell>
              <table:table-cell office:value-type="float" office:value="1.11295416546615">
                <text:p>1.11295416546615</text:p>
              </table:table-cell>
              <table:table-cell office:value-type="float" office:value="1.11295416546615">
                <text:p>1.11295416546615</text:p>
              </table:table-cell>
              <table:table-cell office:value-type="float" office:value="30">
                <text:p>30</text:p>
              </table:table-cell>
              <table:table-cell office:value-type="float" office:value="-0.22307690464152">
                <text:p>-0.22307690464152</text:p>
              </table:table-cell>
              <table:table-cell office:value-type="float" office:value="1.11626946785129">
                <text:p>1.11626946785129</text:p>
              </table:table-cell>
              <table:table-cell office:value-type="float" office:value="1.11626946785129">
                <text:p>1.11626946785129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.11288900737581">
                <text:p>1.11288900737581</text:p>
              </table:table-cell>
              <table:table-cell office:value-type="float" office:value="1.11288900737581">
                <text:p>1.11288900737581</text:p>
              </table:table-cell>
              <table:table-cell office:value-type="float" office:value="30">
                <text:p>30</text:p>
              </table:table-cell>
              <table:table-cell office:value-type="float" office:value="-0.446137153860634">
                <text:p>-0.446137153860634</text:p>
              </table:table-cell>
              <table:table-cell office:value-type="float" office:value="1.11671639917925">
                <text:p>1.11671639917925</text:p>
              </table:table-cell>
              <table:table-cell office:value-type="float" office:value="1.11671639917925">
                <text:p>1.11671639917925</text:p>
              </table:table-cell>
              <table:table-cell office:value-type="float" office:value="30">
                <text:p>30</text:p>
              </table:table-cell>
              <table:table-cell office:value-type="float" office:value="1.25617211311181">
                <text:p>1.25617211311181</text:p>
              </table:table-cell>
              <table:table-cell office:value-type="float" office:value="1.11310174273227">
                <text:p>1.11310174273227</text:p>
              </table:table-cell>
              <table:table-cell office:value-type="float" office:value="1.11310174273227">
                <text:p>1.11310174273227</text:p>
              </table:table-cell>
              <table:table-cell office:value-type="float" office:value="30">
                <text:p>30</text:p>
              </table:table-cell>
              <table:table-cell office:value-type="float" office:value="-0.343696348306143">
                <text:p>-0.343696348306143</text:p>
              </table:table-cell>
              <table:table-cell office:value-type="float" office:value="1.11525986786585">
                <text:p>1.11525986786585</text:p>
              </table:table-cell>
              <table:table-cell office:value-type="float" office:value="1.11525986786585">
                <text:p>1.11525986786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256400957424051">
                <text:p>0.256400957424051</text:p>
              </table:table-cell>
              <table:table-cell office:value-type="float" office:value="0.671319297419117">
                <text:p>0.671319297419117</text:p>
              </table:table-cell>
              <table:table-cell office:value-type="float" office:value="0.671319297419117">
                <text:p>0.671319297419117</text:p>
              </table:table-cell>
              <table:table-cell office:value-type="float" office:value="40">
                <text:p>40</text:p>
              </table:table-cell>
              <table:table-cell office:value-type="float" office:value="0.260640564693363">
                <text:p>0.260640564693363</text:p>
              </table:table-cell>
              <table:table-cell office:value-type="float" office:value="0.667788133049533">
                <text:p>0.667788133049533</text:p>
              </table:table-cell>
              <table:table-cell office:value-type="float" office:value="0.667788133049533">
                <text:p>0.667788133049533</text:p>
              </table:table-cell>
              <table:table-cell office:value-type="float" office:value="40">
                <text:p>40</text:p>
              </table:table-cell>
              <table:table-cell office:value-type="float" office:value="0.0578650057139627">
                <text:p>0.0578650057139627</text:p>
              </table:table-cell>
              <table:table-cell office:value-type="float" office:value="0.699714860431912">
                <text:p>0.699714860431912</text:p>
              </table:table-cell>
              <table:table-cell office:value-type="float" office:value="0.699714860431912">
                <text:p>0.69971486043191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665765854620771">
                <text:p>0.665765854620771</text:p>
              </table:table-cell>
              <table:table-cell office:value-type="float" office:value="0.665765854620771">
                <text:p>0.665765854620771</text:p>
              </table:table-cell>
              <table:table-cell office:value-type="float" office:value="40">
                <text:p>40</text:p>
              </table:table-cell>
              <table:table-cell office:value-type="float" office:value="0.531287494657213">
                <text:p>0.531287494657213</text:p>
              </table:table-cell>
              <table:table-cell office:value-type="float" office:value="0.675378240048895">
                <text:p>0.675378240048895</text:p>
              </table:table-cell>
              <table:table-cell office:value-type="float" office:value="0.675378240048895">
                <text:p>0.675378240048895</text:p>
              </table:table-cell>
              <table:table-cell office:value-type="float" office:value="40">
                <text:p>40</text:p>
              </table:table-cell>
              <table:table-cell office:value-type="float" office:value="1.17829835077905">
                <text:p>1.17829835077905</text:p>
              </table:table-cell>
              <table:table-cell office:value-type="float" office:value="0.667032333566509">
                <text:p>0.667032333566509</text:p>
              </table:table-cell>
              <table:table-cell office:value-type="float" office:value="0.667032333566509">
                <text:p>0.667032333566509</text:p>
              </table:table-cell>
              <table:table-cell office:value-type="float" office:value="40">
                <text:p>40</text:p>
              </table:table-cell>
              <table:table-cell office:value-type="float" office:value="0.476001975565518">
                <text:p>0.476001975565518</text:p>
              </table:table-cell>
              <table:table-cell office:value-type="float" office:value="0.669420351176994">
                <text:p>0.669420351176994</text:p>
              </table:table-cell>
              <table:table-cell office:value-type="float" office:value="0.669420351176994">
                <text:p>0.669420351176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139130776004146">
                <text:p>0.139130776004146</text:p>
              </table:table-cell>
              <table:table-cell office:value-type="float" office:value="0.273490976019438">
                <text:p>0.273490976019438</text:p>
              </table:table-cell>
              <table:table-cell office:value-type="float" office:value="0.273490976019438">
                <text:p>0.273490976019438</text:p>
              </table:table-cell>
              <table:table-cell office:value-type="float" office:value="50">
                <text:p>50</text:p>
              </table:table-cell>
              <table:table-cell office:value-type="float" office:value="0.142922795309828">
                <text:p>0.142922795309828</text:p>
              </table:table-cell>
              <table:table-cell office:value-type="float" office:value="0.273405454054507">
                <text:p>0.273405454054507</text:p>
              </table:table-cell>
              <table:table-cell office:value-type="float" office:value="0.273405454054507">
                <text:p>0.273405454054507</text:p>
              </table:table-cell>
              <table:table-cell office:value-type="float" office:value="50">
                <text:p>50</text:p>
              </table:table-cell>
              <table:table-cell office:value-type="float" office:value="0.325037347314474">
                <text:p>0.325037347314474</text:p>
              </table:table-cell>
              <table:table-cell office:value-type="float" office:value="0.275463579952981">
                <text:p>0.275463579952981</text:p>
              </table:table-cell>
              <table:table-cell office:value-type="float" office:value="0.275463579952981">
                <text:p>0.27546357995298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2726392015828">
                <text:p>0.2726392015828</text:p>
              </table:table-cell>
              <table:table-cell office:value-type="float" office:value="0.2726392015828">
                <text:p>0.2726392015828</text:p>
              </table:table-cell>
              <table:table-cell office:value-type="float" office:value="50">
                <text:p>50</text:p>
              </table:table-cell>
              <table:table-cell office:value-type="float" office:value="0.374588061979436">
                <text:p>0.374588061979436</text:p>
              </table:table-cell>
              <table:table-cell office:value-type="float" office:value="0.284710867638644">
                <text:p>0.284710867638644</text:p>
              </table:table-cell>
              <table:table-cell office:value-type="float" office:value="0.284710867638644">
                <text:p>0.284710867638644</text:p>
              </table:table-cell>
              <table:table-cell office:value-type="float" office:value="50">
                <text:p>50</text:p>
              </table:table-cell>
              <table:table-cell office:value-type="float" office:value="0.738840190559432">
                <text:p>0.738840190559432</text:p>
              </table:table-cell>
              <table:table-cell office:value-type="float" office:value="0.273056139334826">
                <text:p>0.273056139334826</text:p>
              </table:table-cell>
              <table:table-cell office:value-type="float" office:value="0.273056139334826">
                <text:p>0.273056139334826</text:p>
              </table:table-cell>
              <table:table-cell office:value-type="float" office:value="50">
                <text:p>50</text:p>
              </table:table-cell>
              <table:table-cell office:value-type="float" office:value="0.345176677251359">
                <text:p>0.345176677251359</text:p>
              </table:table-cell>
              <table:table-cell office:value-type="float" office:value="0.272810346779119">
                <text:p>0.272810346779119</text:p>
              </table:table-cell>
              <table:table-cell office:value-type="float" office:value="0.272810346779119">
                <text:p>0.2728103467791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248049396422488">
                <text:p>0.248049396422488</text:p>
              </table:table-cell>
              <table:table-cell office:value-type="float" office:value="0.103090620349332">
                <text:p>0.103090620349332</text:p>
              </table:table-cell>
              <table:table-cell office:value-type="float" office:value="0.103090620349332">
                <text:p>0.103090620349332</text:p>
              </table:table-cell>
              <table:table-cell office:value-type="float" office:value="60">
                <text:p>60</text:p>
              </table:table-cell>
              <table:table-cell office:value-type="float" office:value="0.236958531844649">
                <text:p>0.236958531844649</text:p>
              </table:table-cell>
              <table:table-cell office:value-type="float" office:value="0.103482266170938">
                <text:p>0.103482266170938</text:p>
              </table:table-cell>
              <table:table-cell office:value-type="float" office:value="0.103482266170938">
                <text:p>0.103482266170938</text:p>
              </table:table-cell>
              <table:table-cell office:value-type="float" office:value="60">
                <text:p>60</text:p>
              </table:table-cell>
              <table:table-cell office:value-type="float" office:value="0.247830056634368">
                <text:p>0.247830056634368</text:p>
              </table:table-cell>
              <table:table-cell office:value-type="float" office:value="0.103749957439276">
                <text:p>0.103749957439276</text:p>
              </table:table-cell>
              <table:table-cell office:value-type="float" office:value="0.103749957439276">
                <text:p>0.10374995743927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102694581708732">
                <text:p>0.102694581708732</text:p>
              </table:table-cell>
              <table:table-cell office:value-type="float" office:value="0.102694581708732">
                <text:p>0.102694581708732</text:p>
              </table:table-cell>
              <table:table-cell office:value-type="float" office:value="60">
                <text:p>60</text:p>
              </table:table-cell>
              <table:table-cell office:value-type="float" office:value="0.403837052694727">
                <text:p>0.403837052694727</text:p>
              </table:table-cell>
              <table:table-cell office:value-type="float" office:value="0.107642590553366">
                <text:p>0.107642590553366</text:p>
              </table:table-cell>
              <table:table-cell office:value-type="float" office:value="0.107642590553366">
                <text:p>0.107642590553366</text:p>
              </table:table-cell>
              <table:table-cell office:value-type="float" office:value="60">
                <text:p>60</text:p>
              </table:table-cell>
              <table:table-cell office:value-type="float" office:value="0.70710730365289">
                <text:p>0.70710730365289</text:p>
              </table:table-cell>
              <table:table-cell office:value-type="float" office:value="0.103386730785051">
                <text:p>0.103386730785051</text:p>
              </table:table-cell>
              <table:table-cell office:value-type="float" office:value="0.103386730785051">
                <text:p>0.103386730785051</text:p>
              </table:table-cell>
              <table:table-cell office:value-type="float" office:value="60">
                <text:p>60</text:p>
              </table:table-cell>
              <table:table-cell office:value-type="float" office:value="0.451688226456882">
                <text:p>0.451688226456882</text:p>
              </table:table-cell>
              <table:table-cell office:value-type="float" office:value="0.103556976725272">
                <text:p>0.103556976725272</text:p>
              </table:table-cell>
              <table:table-cell office:value-type="float" office:value="0.103556976725272">
                <text:p>0.1035569767252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314404939691887">
                <text:p>0.314404939691887</text:p>
              </table:table-cell>
              <table:table-cell office:value-type="float" office:value="0.315989442987877">
                <text:p>0.315989442987877</text:p>
              </table:table-cell>
              <table:table-cell office:value-type="float" office:value="0.315989442987877">
                <text:p>0.315989442987877</text:p>
              </table:table-cell>
              <table:table-cell office:value-type="float" office:value="70">
                <text:p>70</text:p>
              </table:table-cell>
              <table:table-cell office:value-type="float" office:value="0.251957624283414">
                <text:p>0.251957624283414</text:p>
              </table:table-cell>
              <table:table-cell office:value-type="float" office:value="0.308316602306427">
                <text:p>0.308316602306427</text:p>
              </table:table-cell>
              <table:table-cell office:value-type="float" office:value="0.308316602306427">
                <text:p>0.308316602306427</text:p>
              </table:table-cell>
              <table:table-cell office:value-type="float" office:value="70">
                <text:p>70</text:p>
              </table:table-cell>
              <table:table-cell office:value-type="float" office:value="0.275833622413959">
                <text:p>0.275833622413959</text:p>
              </table:table-cell>
              <table:table-cell office:value-type="float" office:value="0.308496790641837">
                <text:p>0.308496790641837</text:p>
              </table:table-cell>
              <table:table-cell office:value-type="float" office:value="0.308496790641837">
                <text:p>0.30849679064183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308219688128661">
                <text:p>0.308219688128661</text:p>
              </table:table-cell>
              <table:table-cell office:value-type="float" office:value="0.308219688128661">
                <text:p>0.308219688128661</text:p>
              </table:table-cell>
              <table:table-cell office:value-type="float" office:value="70">
                <text:p>70</text:p>
              </table:table-cell>
              <table:table-cell office:value-type="float" office:value="0.438386502968021">
                <text:p>0.438386502968021</text:p>
              </table:table-cell>
              <table:table-cell office:value-type="float" office:value="0.30843004053377">
                <text:p>0.30843004053377</text:p>
              </table:table-cell>
              <table:table-cell office:value-type="float" office:value="0.30843004053377">
                <text:p>0.30843004053377</text:p>
              </table:table-cell>
              <table:table-cell office:value-type="float" office:value="70">
                <text:p>70</text:p>
              </table:table-cell>
              <table:table-cell office:value-type="float" office:value="0.631837743937256">
                <text:p>0.631837743937256</text:p>
              </table:table-cell>
              <table:table-cell office:value-type="float" office:value="0.308373835894619">
                <text:p>0.308373835894619</text:p>
              </table:table-cell>
              <table:table-cell office:value-type="float" office:value="0.308373835894619">
                <text:p>0.308373835894619</text:p>
              </table:table-cell>
              <table:table-cell office:value-type="float" office:value="70">
                <text:p>70</text:p>
              </table:table-cell>
              <table:table-cell office:value-type="float" office:value="0.460253338401236">
                <text:p>0.460253338401236</text:p>
              </table:table-cell>
              <table:table-cell office:value-type="float" office:value="0.308278033361892">
                <text:p>0.308278033361892</text:p>
              </table:table-cell>
              <table:table-cell office:value-type="float" office:value="0.308278033361892">
                <text:p>0.308278033361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49422092367593">
                <text:p>0.49422092367593</text:p>
              </table:table-cell>
              <table:table-cell office:value-type="float" office:value="0.070055938834862">
                <text:p>0.070055938834862</text:p>
              </table:table-cell>
              <table:table-cell office:value-type="float" office:value="0.070055938834862">
                <text:p>0.070055938834862</text:p>
              </table:table-cell>
              <table:table-cell office:value-type="float" office:value="80">
                <text:p>80</text:p>
              </table:table-cell>
              <table:table-cell office:value-type="float" office:value="0.402564961824789">
                <text:p>0.402564961824789</text:p>
              </table:table-cell>
              <table:table-cell office:value-type="float" office:value="0.0561609122559514">
                <text:p>0.0561609122559514</text:p>
              </table:table-cell>
              <table:table-cell office:value-type="float" office:value="0.0561609122559514">
                <text:p>0.0561609122559514</text:p>
              </table:table-cell>
              <table:table-cell office:value-type="float" office:value="80">
                <text:p>80</text:p>
              </table:table-cell>
              <table:table-cell office:value-type="float" office:value="0.421039221036461">
                <text:p>0.421039221036461</text:p>
              </table:table-cell>
              <table:table-cell office:value-type="float" office:value="0.05613646655283">
                <text:p>0.05613646655283</text:p>
              </table:table-cell>
              <table:table-cell office:value-type="float" office:value="0.05613646655283">
                <text:p>0.05613646655283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0557241499142548">
                <text:p>0.0557241499142548</text:p>
              </table:table-cell>
              <table:table-cell office:value-type="float" office:value="0.0557241499142548">
                <text:p>0.0557241499142548</text:p>
              </table:table-cell>
              <table:table-cell office:value-type="float" office:value="80">
                <text:p>80</text:p>
              </table:table-cell>
              <table:table-cell office:value-type="float" office:value="0.599099716554742">
                <text:p>0.599099716554742</text:p>
              </table:table-cell>
              <table:table-cell office:value-type="float" office:value="0.0559109784166634">
                <text:p>0.0559109784166634</text:p>
              </table:table-cell>
              <table:table-cell office:value-type="float" office:value="0.0559109784166634">
                <text:p>0.0559109784166634</text:p>
              </table:table-cell>
              <table:table-cell office:value-type="float" office:value="80">
                <text:p>80</text:p>
              </table:table-cell>
              <table:table-cell office:value-type="float" office:value="0.705878460411768">
                <text:p>0.705878460411768</text:p>
              </table:table-cell>
              <table:table-cell office:value-type="float" office:value="0.0561565756983322">
                <text:p>0.0561565756983322</text:p>
              </table:table-cell>
              <table:table-cell office:value-type="float" office:value="0.0561565756983322">
                <text:p>0.0561565756983322</text:p>
              </table:table-cell>
              <table:table-cell office:value-type="float" office:value="80">
                <text:p>80</text:p>
              </table:table-cell>
              <table:table-cell office:value-type="float" office:value="0.656395295198417">
                <text:p>0.656395295198417</text:p>
              </table:table-cell>
              <table:table-cell office:value-type="float" office:value="0.056541859625798">
                <text:p>0.056541859625798</text:p>
              </table:table-cell>
              <table:table-cell office:value-type="float" office:value="0.056541859625798">
                <text:p>0.0565418596257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463676168306219">
                <text:p>0.463676168306219</text:p>
              </table:table-cell>
              <table:table-cell office:value-type="float" office:value="0.168938001842797">
                <text:p>0.168938001842797</text:p>
              </table:table-cell>
              <table:table-cell office:value-type="float" office:value="0.168938001842797">
                <text:p>0.168938001842797</text:p>
              </table:table-cell>
              <table:table-cell office:value-type="float" office:value="90">
                <text:p>90</text:p>
              </table:table-cell>
              <table:table-cell office:value-type="float" office:value="0.31494844888636">
                <text:p>0.31494844888636</text:p>
              </table:table-cell>
              <table:table-cell office:value-type="float" office:value="0.167252567031144">
                <text:p>0.167252567031144</text:p>
              </table:table-cell>
              <table:table-cell office:value-type="float" office:value="0.167252567031144">
                <text:p>0.167252567031144</text:p>
              </table:table-cell>
              <table:table-cell office:value-type="float" office:value="90">
                <text:p>90</text:p>
              </table:table-cell>
              <table:table-cell office:value-type="float" office:value="0.374856738855353">
                <text:p>0.374856738855353</text:p>
              </table:table-cell>
              <table:table-cell office:value-type="float" office:value="0.186595792274968">
                <text:p>0.186595792274968</text:p>
              </table:table-cell>
              <table:table-cell office:value-type="float" office:value="0.186595792274968">
                <text:p>0.18659579227496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167216644910858">
                <text:p>0.167216644910858</text:p>
              </table:table-cell>
              <table:table-cell office:value-type="float" office:value="0.167216644910858">
                <text:p>0.167216644910858</text:p>
              </table:table-cell>
              <table:table-cell office:value-type="float" office:value="90">
                <text:p>90</text:p>
              </table:table-cell>
              <table:table-cell office:value-type="float" office:value="0.517506479219089">
                <text:p>0.517506479219089</text:p>
              </table:table-cell>
              <table:table-cell office:value-type="float" office:value="0.167316346600351">
                <text:p>0.167316346600351</text:p>
              </table:table-cell>
              <table:table-cell office:value-type="float" office:value="0.167316346600351">
                <text:p>0.167316346600351</text:p>
              </table:table-cell>
              <table:table-cell office:value-type="float" office:value="90">
                <text:p>90</text:p>
              </table:table-cell>
              <table:table-cell office:value-type="float" office:value="0.596448030330722">
                <text:p>0.596448030330722</text:p>
              </table:table-cell>
              <table:table-cell office:value-type="float" office:value="0.16745859363787">
                <text:p>0.16745859363787</text:p>
              </table:table-cell>
              <table:table-cell office:value-type="float" office:value="0.16745859363787">
                <text:p>0.16745859363787</text:p>
              </table:table-cell>
              <table:table-cell office:value-type="float" office:value="90">
                <text:p>90</text:p>
              </table:table-cell>
              <table:table-cell office:value-type="float" office:value="0.528492657021599">
                <text:p>0.528492657021599</text:p>
              </table:table-cell>
              <table:table-cell office:value-type="float" office:value="0.167296354436325">
                <text:p>0.167296354436325</text:p>
              </table:table-cell>
              <table:table-cell office:value-type="float" office:value="0.167296354436325">
                <text:p>0.167296354436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534616818544664">
                <text:p>0.534616818544664</text:p>
              </table:table-cell>
              <table:table-cell office:value-type="float" office:value="0.0286322586616489">
                <text:p>0.0286322586616489</text:p>
              </table:table-cell>
              <table:table-cell office:value-type="float" office:value="0.0286322586616489">
                <text:p>0.0286322586616489</text:p>
              </table:table-cell>
              <table:table-cell office:value-type="float" office:value="100">
                <text:p>100</text:p>
              </table:table-cell>
              <table:table-cell office:value-type="float" office:value="0.398635964926393">
                <text:p>0.398635964926393</text:p>
              </table:table-cell>
              <table:table-cell office:value-type="float" office:value="0.0326039061025367">
                <text:p>0.0326039061025367</text:p>
              </table:table-cell>
              <table:table-cell office:value-type="float" office:value="0.0326039061025367">
                <text:p>0.0326039061025367</text:p>
              </table:table-cell>
              <table:table-cell office:value-type="float" office:value="100">
                <text:p>100</text:p>
              </table:table-cell>
              <table:table-cell office:value-type="float" office:value="0.382652957615868">
                <text:p>0.382652957615868</text:p>
              </table:table-cell>
              <table:table-cell office:value-type="float" office:value="0.0240572593328717">
                <text:p>0.0240572593328717</text:p>
              </table:table-cell>
              <table:table-cell office:value-type="float" office:value="0.0240572593328717">
                <text:p>0.0240572593328717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230519610059715">
                <text:p>0.0230519610059715</text:p>
              </table:table-cell>
              <table:table-cell office:value-type="float" office:value="0.0230519610059715">
                <text:p>0.0230519610059715</text:p>
              </table:table-cell>
              <table:table-cell office:value-type="float" office:value="100">
                <text:p>100</text:p>
              </table:table-cell>
              <table:table-cell office:value-type="float" office:value="0.575724827811518">
                <text:p>0.575724827811518</text:p>
              </table:table-cell>
              <table:table-cell office:value-type="float" office:value="0.0254058916708179">
                <text:p>0.0254058916708179</text:p>
              </table:table-cell>
              <table:table-cell office:value-type="float" office:value="0.0254058916708179">
                <text:p>0.0254058916708179</text:p>
              </table:table-cell>
              <table:table-cell office:value-type="float" office:value="100">
                <text:p>100</text:p>
              </table:table-cell>
              <table:table-cell office:value-type="float" office:value="0.647789031734772">
                <text:p>0.647789031734772</text:p>
              </table:table-cell>
              <table:table-cell office:value-type="float" office:value="0.0243760989370457">
                <text:p>0.0243760989370457</text:p>
              </table:table-cell>
              <table:table-cell office:value-type="float" office:value="0.0243760989370457">
                <text:p>0.0243760989370457</text:p>
              </table:table-cell>
              <table:table-cell office:value-type="float" office:value="100">
                <text:p>100</text:p>
              </table:table-cell>
              <table:table-cell office:value-type="float" office:value="0.606489184455926">
                <text:p>0.606489184455926</text:p>
              </table:table-cell>
              <table:table-cell office:value-type="float" office:value="0.0232501903604896">
                <text:p>0.0232501903604896</text:p>
              </table:table-cell>
              <table:table-cell office:value-type="float" office:value="0.0232501903604896">
                <text:p>0.02325019036048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492999142002454">
                <text:p>0.492999142002454</text:p>
              </table:table-cell>
              <table:table-cell office:value-type="float" office:value="0.0924397099908574">
                <text:p>0.0924397099908574</text:p>
              </table:table-cell>
              <table:table-cell office:value-type="float" office:value="0.0924397099908574">
                <text:p>0.0924397099908574</text:p>
              </table:table-cell>
              <table:table-cell office:value-type="float" office:value="110">
                <text:p>110</text:p>
              </table:table-cell>
              <table:table-cell office:value-type="float" office:value="0.272986985912503">
                <text:p>0.272986985912503</text:p>
              </table:table-cell>
              <table:table-cell office:value-type="float" office:value="0.0910593193254344">
                <text:p>0.0910593193254344</text:p>
              </table:table-cell>
              <table:table-cell office:value-type="float" office:value="0.0910593193254344">
                <text:p>0.0910593193254344</text:p>
              </table:table-cell>
              <table:table-cell office:value-type="float" office:value="110">
                <text:p>110</text:p>
              </table:table-cell>
              <table:table-cell office:value-type="float" office:value="0.217356788093333">
                <text:p>0.217356788093333</text:p>
              </table:table-cell>
              <table:table-cell office:value-type="float" office:value="0.0906732010222421">
                <text:p>0.0906732010222421</text:p>
              </table:table-cell>
              <table:table-cell office:value-type="float" office:value="0.0906732010222421">
                <text:p>0.0906732010222421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.0905863133981673">
                <text:p>0.0905863133981673</text:p>
              </table:table-cell>
              <table:table-cell office:value-type="float" office:value="0.0905863133981673">
                <text:p>0.0905863133981673</text:p>
              </table:table-cell>
              <table:table-cell office:value-type="float" office:value="110">
                <text:p>110</text:p>
              </table:table-cell>
              <table:table-cell office:value-type="float" office:value="0.406000993288453">
                <text:p>0.406000993288453</text:p>
              </table:table-cell>
              <table:table-cell office:value-type="float" office:value="0.0907682453758303">
                <text:p>0.0907682453758303</text:p>
              </table:table-cell>
              <table:table-cell office:value-type="float" office:value="0.0907682453758303">
                <text:p>0.0907682453758303</text:p>
              </table:table-cell>
              <table:table-cell office:value-type="float" office:value="110">
                <text:p>110</text:p>
              </table:table-cell>
              <table:table-cell office:value-type="float" office:value="0.522458442188129">
                <text:p>0.522458442188129</text:p>
              </table:table-cell>
              <table:table-cell office:value-type="float" office:value="0.0915271008310107">
                <text:p>0.0915271008310107</text:p>
              </table:table-cell>
              <table:table-cell office:value-type="float" office:value="0.0915271008310107">
                <text:p>0.0915271008310107</text:p>
              </table:table-cell>
              <table:table-cell office:value-type="float" office:value="110">
                <text:p>110</text:p>
              </table:table-cell>
              <table:table-cell office:value-type="float" office:value="0.421515733246298">
                <text:p>0.421515733246298</text:p>
              </table:table-cell>
              <table:table-cell office:value-type="float" office:value="0.0906262597361933">
                <text:p>0.0906262597361933</text:p>
              </table:table-cell>
              <table:table-cell office:value-type="float" office:value="0.0906262597361933">
                <text:p>0.09062625973619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487712434785961">
                <text:p>0.487712434785961</text:p>
              </table:table-cell>
              <table:table-cell office:value-type="float" office:value="0.0547440156323425">
                <text:p>0.0547440156323425</text:p>
              </table:table-cell>
              <table:table-cell office:value-type="float" office:value="0.0547440156323425">
                <text:p>0.0547440156323425</text:p>
              </table:table-cell>
              <table:table-cell office:value-type="float" office:value="120">
                <text:p>120</text:p>
              </table:table-cell>
              <table:table-cell office:value-type="float" office:value="0.30715717066823">
                <text:p>0.30715717066823</text:p>
              </table:table-cell>
              <table:table-cell office:value-type="float" office:value="0.0548272369462862">
                <text:p>0.0548272369462862</text:p>
              </table:table-cell>
              <table:table-cell office:value-type="float" office:value="0.0548272369462862">
                <text:p>0.0548272369462862</text:p>
              </table:table-cell>
              <table:table-cell office:value-type="float" office:value="120">
                <text:p>120</text:p>
              </table:table-cell>
              <table:table-cell office:value-type="float" office:value="0.191626495237461">
                <text:p>0.191626495237461</text:p>
              </table:table-cell>
              <table:table-cell office:value-type="float" office:value="0.0545567150549694">
                <text:p>0.0545567150549694</text:p>
              </table:table-cell>
              <table:table-cell office:value-type="float" office:value="0.0545567150549694">
                <text:p>0.0545567150549694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0544175458078845">
                <text:p>0.0544175458078845</text:p>
              </table:table-cell>
              <table:table-cell office:value-type="float" office:value="0.0544175458078845">
                <text:p>0.0544175458078845</text:p>
              </table:table-cell>
              <table:table-cell office:value-type="float" office:value="120">
                <text:p>120</text:p>
              </table:table-cell>
              <table:table-cell office:value-type="float" office:value="0.382592341267506">
                <text:p>0.382592341267506</text:p>
              </table:table-cell>
              <table:table-cell office:value-type="float" office:value="0.0553784504625502">
                <text:p>0.0553784504625502</text:p>
              </table:table-cell>
              <table:table-cell office:value-type="float" office:value="0.0553784504625502">
                <text:p>0.0553784504625502</text:p>
              </table:table-cell>
              <table:table-cell office:value-type="float" office:value="120">
                <text:p>120</text:p>
              </table:table-cell>
              <table:table-cell office:value-type="float" office:value="0.6309651936654">
                <text:p>0.6309651936654</text:p>
              </table:table-cell>
              <table:table-cell office:value-type="float" office:value="0.0546911734857969">
                <text:p>0.0546911734857969</text:p>
              </table:table-cell>
              <table:table-cell office:value-type="float" office:value="0.0546911734857969">
                <text:p>0.0546911734857969</text:p>
              </table:table-cell>
              <table:table-cell office:value-type="float" office:value="120">
                <text:p>120</text:p>
              </table:table-cell>
              <table:table-cell office:value-type="float" office:value="0.40400481409371">
                <text:p>0.40400481409371</text:p>
              </table:table-cell>
              <table:table-cell office:value-type="float" office:value="0.0544565359286989">
                <text:p>0.0544565359286989</text:p>
              </table:table-cell>
              <table:table-cell office:value-type="float" office:value="0.0544565359286989">
                <text:p>0.05445653592869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428873978206016">
                <text:p>0.428873978206016</text:p>
              </table:table-cell>
              <table:table-cell office:value-type="float" office:value="0.0928259334819291">
                <text:p>0.0928259334819291</text:p>
              </table:table-cell>
              <table:table-cell office:value-type="float" office:value="0.0928259334819291">
                <text:p>0.0928259334819291</text:p>
              </table:table-cell>
              <table:table-cell office:value-type="float" office:value="130">
                <text:p>130</text:p>
              </table:table-cell>
              <table:table-cell office:value-type="float" office:value="0.278012451629079">
                <text:p>0.278012451629079</text:p>
              </table:table-cell>
              <table:table-cell office:value-type="float" office:value="0.0925616039438046">
                <text:p>0.0925616039438046</text:p>
              </table:table-cell>
              <table:table-cell office:value-type="float" office:value="0.0925616039438046">
                <text:p>0.0925616039438046</text:p>
              </table:table-cell>
              <table:table-cell office:value-type="float" office:value="130">
                <text:p>130</text:p>
              </table:table-cell>
              <table:table-cell office:value-type="float" office:value="0.165406825440977">
                <text:p>0.165406825440977</text:p>
              </table:table-cell>
              <table:table-cell office:value-type="float" office:value="0.090877241194584">
                <text:p>0.090877241194584</text:p>
              </table:table-cell>
              <table:table-cell office:value-type="float" office:value="0.090877241194584">
                <text:p>0.090877241194584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.0906076029575744">
                <text:p>0.0906076029575744</text:p>
              </table:table-cell>
              <table:table-cell office:value-type="float" office:value="0.0906076029575744">
                <text:p>0.0906076029575744</text:p>
              </table:table-cell>
              <table:table-cell office:value-type="float" office:value="130">
                <text:p>130</text:p>
              </table:table-cell>
              <table:table-cell office:value-type="float" office:value="0.363269837736843">
                <text:p>0.363269837736843</text:p>
              </table:table-cell>
              <table:table-cell office:value-type="float" office:value="0.0934704411028605">
                <text:p>0.0934704411028605</text:p>
              </table:table-cell>
              <table:table-cell office:value-type="float" office:value="0.0934704411028605">
                <text:p>0.0934704411028605</text:p>
              </table:table-cell>
              <table:table-cell office:value-type="float" office:value="130">
                <text:p>130</text:p>
              </table:table-cell>
              <table:table-cell office:value-type="float" office:value="0.524926862193762">
                <text:p>0.524926862193762</text:p>
              </table:table-cell>
              <table:table-cell office:value-type="float" office:value="0.0906642126797014">
                <text:p>0.0906642126797014</text:p>
              </table:table-cell>
              <table:table-cell office:value-type="float" office:value="0.0906642126797014">
                <text:p>0.0906642126797014</text:p>
              </table:table-cell>
              <table:table-cell office:value-type="float" office:value="130">
                <text:p>130</text:p>
              </table:table-cell>
              <table:table-cell office:value-type="float" office:value="0.38028905034977">
                <text:p>0.38028905034977</text:p>
              </table:table-cell>
              <table:table-cell office:value-type="float" office:value="0.0906659369349505">
                <text:p>0.0906659369349505</text:p>
              </table:table-cell>
              <table:table-cell office:value-type="float" office:value="0.0906659369349505">
                <text:p>0.09066593693495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443131959149025">
                <text:p>0.443131959149025</text:p>
              </table:table-cell>
              <table:table-cell office:value-type="float" office:value="0.00729161015861803">
                <text:p>0.00729161015861803</text:p>
              </table:table-cell>
              <table:table-cell office:value-type="float" office:value="0.00729161015861803">
                <text:p>0.00729161015861803</text:p>
              </table:table-cell>
              <table:table-cell office:value-type="float" office:value="140">
                <text:p>140</text:p>
              </table:table-cell>
              <table:table-cell office:value-type="float" office:value="0.271314305679135">
                <text:p>0.271314305679135</text:p>
              </table:table-cell>
              <table:table-cell office:value-type="float" office:value="0.0171600243294458">
                <text:p>0.0171600243294458</text:p>
              </table:table-cell>
              <table:table-cell office:value-type="float" office:value="0.0171600243294458">
                <text:p>0.0171600243294458</text:p>
              </table:table-cell>
              <table:table-cell office:value-type="float" office:value="140">
                <text:p>140</text:p>
              </table:table-cell>
              <table:table-cell office:value-type="float" office:value="0.166573443171699">
                <text:p>0.166573443171699</text:p>
              </table:table-cell>
              <table:table-cell office:value-type="float" office:value="0.00713529198178478">
                <text:p>0.00713529198178478</text:p>
              </table:table-cell>
              <table:table-cell office:value-type="float" office:value="0.00713529198178478">
                <text:p>0.00713529198178478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00673116842102036">
                <text:p>0.00673116842102036</text:p>
              </table:table-cell>
              <table:table-cell office:value-type="float" office:value="0.00673116842102036">
                <text:p>0.00673116842102036</text:p>
              </table:table-cell>
              <table:table-cell office:value-type="float" office:value="140">
                <text:p>140</text:p>
              </table:table-cell>
              <table:table-cell office:value-type="float" office:value="0.345760166320184">
                <text:p>0.345760166320184</text:p>
              </table:table-cell>
              <table:table-cell office:value-type="float" office:value="0.0075438338798044">
                <text:p>0.0075438338798044</text:p>
              </table:table-cell>
              <table:table-cell office:value-type="float" office:value="0.0075438338798044">
                <text:p>0.0075438338798044</text:p>
              </table:table-cell>
              <table:table-cell office:value-type="float" office:value="140">
                <text:p>140</text:p>
              </table:table-cell>
              <table:table-cell office:value-type="float" office:value="0.509762942014606">
                <text:p>0.509762942014606</text:p>
              </table:table-cell>
              <table:table-cell office:value-type="float" office:value="0.0139264828213763">
                <text:p>0.0139264828213763</text:p>
              </table:table-cell>
              <table:table-cell office:value-type="float" office:value="0.0139264828213763">
                <text:p>0.0139264828213763</text:p>
              </table:table-cell>
              <table:table-cell office:value-type="float" office:value="140">
                <text:p>140</text:p>
              </table:table-cell>
              <table:table-cell office:value-type="float" office:value="0.352869354708779">
                <text:p>0.352869354708779</text:p>
              </table:table-cell>
              <table:table-cell office:value-type="float" office:value="0.0113731866884448">
                <text:p>0.0113731866884448</text:p>
              </table:table-cell>
              <table:table-cell office:value-type="float" office:value="0.0113731866884448">
                <text:p>0.01137318668844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406338562676293">
                <text:p>0.406338562676293</text:p>
              </table:table-cell>
              <table:table-cell office:value-type="float" office:value="0.0215561900823125">
                <text:p>0.0215561900823125</text:p>
              </table:table-cell>
              <table:table-cell office:value-type="float" office:value="0.0215561900823125">
                <text:p>0.0215561900823125</text:p>
              </table:table-cell>
              <table:table-cell office:value-type="float" office:value="150">
                <text:p>150</text:p>
              </table:table-cell>
              <table:table-cell office:value-type="float" office:value="0.270576179568606">
                <text:p>0.270576179568606</text:p>
              </table:table-cell>
              <table:table-cell office:value-type="float" office:value="0.0301783979678745">
                <text:p>0.0301783979678745</text:p>
              </table:table-cell>
              <table:table-cell office:value-type="float" office:value="0.0301783979678745">
                <text:p>0.0301783979678745</text:p>
              </table:table-cell>
              <table:table-cell office:value-type="float" office:value="150">
                <text:p>150</text:p>
              </table:table-cell>
              <table:table-cell office:value-type="float" office:value="0.168343084542887">
                <text:p>0.168343084542887</text:p>
              </table:table-cell>
              <table:table-cell office:value-type="float" office:value="0.0179392190271729">
                <text:p>0.0179392190271729</text:p>
              </table:table-cell>
              <table:table-cell office:value-type="float" office:value="0.0179392190271729">
                <text:p>0.0179392190271729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.0152001362906235">
                <text:p>0.0152001362906235</text:p>
              </table:table-cell>
              <table:table-cell office:value-type="float" office:value="0.0152001362906235">
                <text:p>0.0152001362906235</text:p>
              </table:table-cell>
              <table:table-cell office:value-type="float" office:value="150">
                <text:p>150</text:p>
              </table:table-cell>
              <table:table-cell office:value-type="float" office:value="0.350376043727064">
                <text:p>0.350376043727064</text:p>
              </table:table-cell>
              <table:table-cell office:value-type="float" office:value="0.0169446848608923">
                <text:p>0.0169446848608923</text:p>
              </table:table-cell>
              <table:table-cell office:value-type="float" office:value="0.0169446848608923">
                <text:p>0.0169446848608923</text:p>
              </table:table-cell>
              <table:table-cell office:value-type="float" office:value="150">
                <text:p>150</text:p>
              </table:table-cell>
              <table:table-cell office:value-type="float" office:value="0.461465634921106">
                <text:p>0.461465634921106</text:p>
              </table:table-cell>
              <table:table-cell office:value-type="float" office:value="0.0152641801792096">
                <text:p>0.0152641801792096</text:p>
              </table:table-cell>
              <table:table-cell office:value-type="float" office:value="0.0152641801792096">
                <text:p>0.0152641801792096</text:p>
              </table:table-cell>
              <table:table-cell office:value-type="float" office:value="150">
                <text:p>150</text:p>
              </table:table-cell>
              <table:table-cell office:value-type="float" office:value="0.358111453241765">
                <text:p>0.358111453241765</text:p>
              </table:table-cell>
              <table:table-cell office:value-type="float" office:value="0.015323971789504">
                <text:p>0.015323971789504</text:p>
              </table:table-cell>
              <table:table-cell office:value-type="float" office:value="0.015323971789504">
                <text:p>0.0153239717895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341739782310308">
                <text:p>0.341739782310308</text:p>
              </table:table-cell>
              <table:table-cell office:value-type="float" office:value="0.027248084600055">
                <text:p>0.027248084600055</text:p>
              </table:table-cell>
              <table:table-cell office:value-type="float" office:value="0.027248084600055">
                <text:p>0.027248084600055</text:p>
              </table:table-cell>
              <table:table-cell office:value-type="float" office:value="160">
                <text:p>160</text:p>
              </table:table-cell>
              <table:table-cell office:value-type="float" office:value="0.274092586429797">
                <text:p>0.274092586429797</text:p>
              </table:table-cell>
              <table:table-cell office:value-type="float" office:value="0.0229827527659561">
                <text:p>0.0229827527659561</text:p>
              </table:table-cell>
              <table:table-cell office:value-type="float" office:value="0.0229827527659561">
                <text:p>0.0229827527659561</text:p>
              </table:table-cell>
              <table:table-cell office:value-type="float" office:value="160">
                <text:p>160</text:p>
              </table:table-cell>
              <table:table-cell office:value-type="float" office:value="0.192959115533681">
                <text:p>0.192959115533681</text:p>
              </table:table-cell>
              <table:table-cell office:value-type="float" office:value="0.0225523301810404">
                <text:p>0.0225523301810404</text:p>
              </table:table-cell>
              <table:table-cell office:value-type="float" office:value="0.0225523301810404">
                <text:p>0.0225523301810404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.0222273333807941">
                <text:p>0.0222273333807941</text:p>
              </table:table-cell>
              <table:table-cell office:value-type="float" office:value="0.0222273333807941">
                <text:p>0.0222273333807941</text:p>
              </table:table-cell>
              <table:table-cell office:value-type="float" office:value="160">
                <text:p>160</text:p>
              </table:table-cell>
              <table:table-cell office:value-type="float" office:value="0.369535354675442">
                <text:p>0.369535354675442</text:p>
              </table:table-cell>
              <table:table-cell office:value-type="float" office:value="0.0488684638164188">
                <text:p>0.0488684638164188</text:p>
              </table:table-cell>
              <table:table-cell office:value-type="float" office:value="0.0488684638164188">
                <text:p>0.0488684638164188</text:p>
              </table:table-cell>
              <table:table-cell office:value-type="float" office:value="160">
                <text:p>160</text:p>
              </table:table-cell>
              <table:table-cell office:value-type="float" office:value="0.390201314881449">
                <text:p>0.390201314881449</text:p>
              </table:table-cell>
              <table:table-cell office:value-type="float" office:value="0.02270418421872">
                <text:p>0.02270418421872</text:p>
              </table:table-cell>
              <table:table-cell office:value-type="float" office:value="0.02270418421872">
                <text:p>0.02270418421872</text:p>
              </table:table-cell>
              <table:table-cell office:value-type="float" office:value="160">
                <text:p>160</text:p>
              </table:table-cell>
              <table:table-cell office:value-type="float" office:value="0.379382877339255">
                <text:p>0.379382877339255</text:p>
              </table:table-cell>
              <table:table-cell office:value-type="float" office:value="0.0228753218257373">
                <text:p>0.0228753218257373</text:p>
              </table:table-cell>
              <table:table-cell office:value-type="float" office:value="0.0228753218257373">
                <text:p>0.02287532182573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429122647623049">
                <text:p>0.429122647623049</text:p>
              </table:table-cell>
              <table:table-cell office:value-type="float" office:value="0.0121558308261186">
                <text:p>0.0121558308261186</text:p>
              </table:table-cell>
              <table:table-cell office:value-type="float" office:value="0.0121558308261186">
                <text:p>0.0121558308261186</text:p>
              </table:table-cell>
              <table:table-cell office:value-type="float" office:value="170">
                <text:p>170</text:p>
              </table:table-cell>
              <table:table-cell office:value-type="float" office:value="0.315401442540021">
                <text:p>0.315401442540021</text:p>
              </table:table-cell>
              <table:table-cell office:value-type="float" office:value="0.0321006136662282">
                <text:p>0.0321006136662282</text:p>
              </table:table-cell>
              <table:table-cell office:value-type="float" office:value="0.0321006136662282">
                <text:p>0.0321006136662282</text:p>
              </table:table-cell>
              <table:table-cell office:value-type="float" office:value="170">
                <text:p>170</text:p>
              </table:table-cell>
              <table:table-cell office:value-type="float" office:value="0.184296823705922">
                <text:p>0.184296823705922</text:p>
              </table:table-cell>
              <table:table-cell office:value-type="float" office:value="0.00716452710406508">
                <text:p>0.00716452710406508</text:p>
              </table:table-cell>
              <table:table-cell office:value-type="float" office:value="0.00716452710406508">
                <text:p>0.00716452710406508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.00689409166993127">
                <text:p>0.00689409166993127</text:p>
              </table:table-cell>
              <table:table-cell office:value-type="float" office:value="0.00689409166993127">
                <text:p>0.00689409166993127</text:p>
              </table:table-cell>
              <table:table-cell office:value-type="float" office:value="170">
                <text:p>170</text:p>
              </table:table-cell>
              <table:table-cell office:value-type="float" office:value="0.363926623802863">
                <text:p>0.363926623802863</text:p>
              </table:table-cell>
              <table:table-cell office:value-type="float" office:value="0.013199208733817">
                <text:p>0.013199208733817</text:p>
              </table:table-cell>
              <table:table-cell office:value-type="float" office:value="0.013199208733817">
                <text:p>0.013199208733817</text:p>
              </table:table-cell>
              <table:table-cell office:value-type="float" office:value="170">
                <text:p>170</text:p>
              </table:table-cell>
              <table:table-cell office:value-type="float" office:value="0.422534309674511">
                <text:p>0.422534309674511</text:p>
              </table:table-cell>
              <table:table-cell office:value-type="float" office:value="0.00711633075944655">
                <text:p>0.00711633075944655</text:p>
              </table:table-cell>
              <table:table-cell office:value-type="float" office:value="0.00711633075944655">
                <text:p>0.00711633075944655</text:p>
              </table:table-cell>
              <table:table-cell office:value-type="float" office:value="170">
                <text:p>170</text:p>
              </table:table-cell>
              <table:table-cell office:value-type="float" office:value="0.388081121261292">
                <text:p>0.388081121261292</text:p>
              </table:table-cell>
              <table:table-cell office:value-type="float" office:value="0.0154855068944397">
                <text:p>0.0154855068944397</text:p>
              </table:table-cell>
              <table:table-cell office:value-type="float" office:value="0.0154855068944397">
                <text:p>0.0154855068944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432454029819853">
                <text:p>0.432454029819853</text:p>
              </table:table-cell>
              <table:table-cell office:value-type="float" office:value="0.013872276299318">
                <text:p>0.013872276299318</text:p>
              </table:table-cell>
              <table:table-cell office:value-type="float" office:value="0.013872276299318">
                <text:p>0.013872276299318</text:p>
              </table:table-cell>
              <table:table-cell office:value-type="float" office:value="180">
                <text:p>180</text:p>
              </table:table-cell>
              <table:table-cell office:value-type="float" office:value="0.31046636418606">
                <text:p>0.31046636418606</text:p>
              </table:table-cell>
              <table:table-cell office:value-type="float" office:value="0.0115860605085514">
                <text:p>0.0115860605085514</text:p>
              </table:table-cell>
              <table:table-cell office:value-type="float" office:value="0.0115860605085514">
                <text:p>0.0115860605085514</text:p>
              </table:table-cell>
              <table:table-cell office:value-type="float" office:value="180">
                <text:p>180</text:p>
              </table:table-cell>
              <table:table-cell office:value-type="float" office:value="0.199091633167116">
                <text:p>0.199091633167116</text:p>
              </table:table-cell>
              <table:table-cell office:value-type="float" office:value="0.0119818593661065">
                <text:p>0.0119818593661065</text:p>
              </table:table-cell>
              <table:table-cell office:value-type="float" office:value="0.0119818593661065">
                <text:p>0.0119818593661065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108818787088972">
                <text:p>0.0108818787088972</text:p>
              </table:table-cell>
              <table:table-cell office:value-type="float" office:value="0.0108818787088972">
                <text:p>0.0108818787088972</text:p>
              </table:table-cell>
              <table:table-cell office:value-type="float" office:value="180">
                <text:p>180</text:p>
              </table:table-cell>
              <table:table-cell office:value-type="float" office:value="0.355830602323193">
                <text:p>0.355830602323193</text:p>
              </table:table-cell>
              <table:table-cell office:value-type="float" office:value="0.0117152410071705">
                <text:p>0.0117152410071705</text:p>
              </table:table-cell>
              <table:table-cell office:value-type="float" office:value="0.0117152410071705">
                <text:p>0.0117152410071705</text:p>
              </table:table-cell>
              <table:table-cell office:value-type="float" office:value="180">
                <text:p>180</text:p>
              </table:table-cell>
              <table:table-cell office:value-type="float" office:value="0.398428191144572">
                <text:p>0.398428191144572</text:p>
              </table:table-cell>
              <table:table-cell office:value-type="float" office:value="0.0111491204015652">
                <text:p>0.0111491204015652</text:p>
              </table:table-cell>
              <table:table-cell office:value-type="float" office:value="0.0111491204015652">
                <text:p>0.0111491204015652</text:p>
              </table:table-cell>
              <table:table-cell office:value-type="float" office:value="180">
                <text:p>180</text:p>
              </table:table-cell>
              <table:table-cell office:value-type="float" office:value="0.378131681760109">
                <text:p>0.378131681760109</text:p>
              </table:table-cell>
              <table:table-cell office:value-type="float" office:value="0.0194604934123894">
                <text:p>0.0194604934123894</text:p>
              </table:table-cell>
              <table:table-cell office:value-type="float" office:value="0.0194604934123894">
                <text:p>0.01946049341238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410246896320017">
                <text:p>0.410246896320017</text:p>
              </table:table-cell>
              <table:table-cell office:value-type="float" office:value="0.00793816461333456">
                <text:p>0.00793816461333456</text:p>
              </table:table-cell>
              <table:table-cell office:value-type="float" office:value="0.00793816461333456">
                <text:p>0.00793816461333456</text:p>
              </table:table-cell>
              <table:table-cell office:value-type="float" office:value="190">
                <text:p>190</text:p>
              </table:table-cell>
              <table:table-cell office:value-type="float" office:value="0.315510849082">
                <text:p>0.315510849082</text:p>
              </table:table-cell>
              <table:table-cell office:value-type="float" office:value="0.00378373691251583">
                <text:p>0.00378373691251583</text:p>
              </table:table-cell>
              <table:table-cell office:value-type="float" office:value="0.00378373691251583">
                <text:p>0.00378373691251583</text:p>
              </table:table-cell>
              <table:table-cell office:value-type="float" office:value="190">
                <text:p>190</text:p>
              </table:table-cell>
              <table:table-cell office:value-type="float" office:value="0.221341308386067">
                <text:p>0.221341308386067</text:p>
              </table:table-cell>
              <table:table-cell office:value-type="float" office:value="0.00416043390499392">
                <text:p>0.00416043390499392</text:p>
              </table:table-cell>
              <table:table-cell office:value-type="float" office:value="0.00416043390499392">
                <text:p>0.00416043390499392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.00261430712098508">
                <text:p>0.00261430712098508</text:p>
              </table:table-cell>
              <table:table-cell office:value-type="float" office:value="0.00261430712098508">
                <text:p>0.00261430712098508</text:p>
              </table:table-cell>
              <table:table-cell office:value-type="float" office:value="190">
                <text:p>190</text:p>
              </table:table-cell>
              <table:table-cell office:value-type="float" office:value="0.374099935483975">
                <text:p>0.374099935483975</text:p>
              </table:table-cell>
              <table:table-cell office:value-type="float" office:value="0.0049871312641289">
                <text:p>0.0049871312641289</text:p>
              </table:table-cell>
              <table:table-cell office:value-type="float" office:value="0.0049871312641289">
                <text:p>0.0049871312641289</text:p>
              </table:table-cell>
              <table:table-cell office:value-type="float" office:value="190">
                <text:p>190</text:p>
              </table:table-cell>
              <table:table-cell office:value-type="float" office:value="0.379231826345664">
                <text:p>0.379231826345664</text:p>
              </table:table-cell>
              <table:table-cell office:value-type="float" office:value="0.00300936343936065">
                <text:p>0.00300936343936065</text:p>
              </table:table-cell>
              <table:table-cell office:value-type="float" office:value="0.00300936343936065">
                <text:p>0.00300936343936065</text:p>
              </table:table-cell>
              <table:table-cell office:value-type="float" office:value="190">
                <text:p>190</text:p>
              </table:table-cell>
              <table:table-cell office:value-type="float" office:value="0.403561513840344">
                <text:p>0.403561513840344</text:p>
              </table:table-cell>
              <table:table-cell office:value-type="float" office:value="0.00680478941826026">
                <text:p>0.00680478941826026</text:p>
              </table:table-cell>
              <table:table-cell office:value-type="float" office:value="0.00680478941826026">
                <text:p>0.006804789418260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